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7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8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9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0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1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2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3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4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5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6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7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8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19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T2141" style:parent-style-name="Tipodeletrapredefinidodoparágrafo" style:family="text"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</office:automatic-styles>
  <office:body>
    <office:text text:use-soft-page-breaks="true">
      <text:p text:style-name="P1">Epoch 1/1000</text:p>
      <text:p text:style-name="P2">164/164 [==============================] - 2s 14ms/step - loss: 0.0553 - acc: 0.0527</text:p>
      <text:p text:style-name="P3">Epoch 2/1000</text:p>
      <text:p text:style-name="P4">164/164 [==============================] - 2s 14ms/step - loss: 0.0299 - acc: 0.1134</text:p>
      <text:p text:style-name="P5">Epoch 3/1000</text:p>
      <text:p text:style-name="P6">164/164 [==============================] - 2s 14ms/step - loss: 0.0228 - acc: 0.1395</text:p>
      <text:p text:style-name="P7">Epoch 4/1000</text:p>
      <text:p text:style-name="P8">164/164 [==============================] - 2s 14ms/step - loss: 0.0189 - acc: 0.1849</text:p>
      <text:p text:style-name="P9">Epoch 5/1000</text:p>
      <text:p text:style-name="P10">164/164 [==============================] - 2s 15ms/step - loss: 0.0168 - acc: 0.2202</text:p>
      <text:p text:style-name="P11">Epoch 6/1000</text:p>
      <text:p text:style-name="P12">164/164 [==============================] - 2s 15ms/step - loss: 0.0153 - acc: 0.2380</text:p>
      <text:p text:style-name="P13">Epoch 7/1000</text:p>
      <text:p text:style-name="P14">164/164 [==============================] - 2s 14ms/step - loss: 0.0143 - acc: 0.2498</text:p>
      <text:p text:style-name="P15">Epoch 8/1000</text:p>
      <text:p text:style-name="P16">164/164 [==============================] - 2s 14ms/step - loss: 0.0135 - acc: 0.2605</text:p>
      <text:p text:style-name="P17">Epoch 9/1000</text:p>
      <text:p text:style-name="P18">164/164 [==============================] - 2s 14ms/step - loss: 0.0129 - acc: 0.2712</text:p>
      <text:p text:style-name="P19">Epoch 10/1000</text:p>
      <text:p text:style-name="P20">164/164 [==============================] - 2s 14ms/step - loss: 0.0124 - acc: 0.2828</text:p>
      <text:p text:style-name="P21">Epoch 11/1000</text:p>
      <text:p text:style-name="P22">164/164 [==============================] - 2s 14ms/step - loss: 0.0120 - acc: 0.2857</text:p>
      <text:p text:style-name="P23">Epoch 12/1000</text:p>
      <text:p text:style-name="P24">164/164 [==============================] - 2s 15ms/step - loss: 0.0116 - acc: 0.2948</text:p>
      <text:p text:style-name="P25">Epoch 13/1000</text:p>
      <text:p text:style-name="P26">164/164 [==============================] - 2s 14ms/step - loss: 0.0111 - acc: 0.3036</text:p>
      <text:p text:style-name="P27">Epoch 14/1000</text:p>
      <text:p text:style-name="P28">164/164 [==============================] - 2s 14ms/step - loss: 0.0108 - acc: 0.3156</text:p>
      <text:p text:style-name="P29">Epoch 15/1000</text:p>
      <text:p text:style-name="P30">164/164 [==============================] - 2s 14ms/step - loss: 0.0105 - acc: 0.3263</text:p>
      <text:p text:style-name="P31">Epoch 16/1000</text:p>
      <text:p text:style-name="P32">164/164 [==============================] - 2s 14ms/step - loss: 0.0103 - acc: 0.3315</text:p>
      <text:p text:style-name="P33">Epoch 17/1000</text:p>
      <text:p text:style-name="P34">164/164 [==============================] - 2s 14ms/step - loss: 0.0100 - acc: 0.3338</text:p>
      <text:p text:style-name="P35">Epoch 18/1000</text:p>
      <text:p text:style-name="P36">164/164 [==============================] - 2s 14ms/step - loss: 0.0096 - acc: 0.3271</text:p>
      <text:p text:style-name="P37">Epoch 19/1000</text:p>
      <text:p text:style-name="P38">164/164 [==============================] - 2s 14ms/step - loss: 0.0093 - acc: 0.3441</text:p>
      <text:p text:style-name="P39">Epoch 20/1000</text:p>
      <text:soft-page-break/>
      <text:p text:style-name="P40">164/164 [==============================] - 2s 14ms/step - loss: 0.0093 - acc: 0.3332</text:p>
      <text:p text:style-name="P41">Epoch 21/1000</text:p>
      <text:p text:style-name="P42">164/164 [==============================] - 2s 14ms/step - loss: 0.0090 - acc: 0.3450</text:p>
      <text:p text:style-name="P43">Epoch 22/1000</text:p>
      <text:p text:style-name="P44">164/164 [==============================] - 2s 14ms/step - loss: 0.0089 - acc: 0.3531</text:p>
      <text:p text:style-name="P45">Epoch 23/1000</text:p>
      <text:p text:style-name="P46">164/164 [==============================] - 2s 15ms/step - loss: 0.0088 - acc: 0.3559</text:p>
      <text:p text:style-name="P47">Epoch 24/1000</text:p>
      <text:p text:style-name="P48">164/164 [==============================] - 2s 15ms/step - loss: 0.0086 - acc: 0.3500</text:p>
      <text:p text:style-name="P49">Epoch 25/1000</text:p>
      <text:p text:style-name="P50">164/164 [==============================] - 2s 15ms/step - loss: 0.0084 - acc: 0.3651</text:p>
      <text:p text:style-name="P51">Epoch 26/1000</text:p>
      <text:p text:style-name="P52">164/164 [==============================] - 2s 15ms/step - loss: 0.0083 - acc: 0.3534</text:p>
      <text:p text:style-name="P53">Epoch 27/1000</text:p>
      <text:p text:style-name="P54">164/164 [==============================] - 2s 14ms/step - loss: 0.0082 - acc: 0.3643</text:p>
      <text:p text:style-name="P55">Epoch 28/1000</text:p>
      <text:p text:style-name="P56">164/164 [==============================] - 2s 14ms/step - loss: 0.0081 - acc: 0.3716</text:p>
      <text:p text:style-name="P57">Epoch 29/1000</text:p>
      <text:p text:style-name="P58">164/164 [==============================] - 2s 14ms/step - loss: 0.0079 - acc: 0.3670</text:p>
      <text:p text:style-name="P59">Epoch 30/1000</text:p>
      <text:p text:style-name="P60">164/164 [==============================] - 2s 14ms/step - loss: 0.0079 - acc: 0.3775</text:p>
      <text:p text:style-name="P61">Epoch 31/1000</text:p>
      <text:p text:style-name="P62">164/164 [==============================] - 2s 14ms/step - loss: 0.0078 - acc: 0.3691</text:p>
      <text:p text:style-name="P63">Epoch 32/1000</text:p>
      <text:p text:style-name="P64">164/164 [==============================] - 2s 14ms/step - loss: 0.0077 - acc: 0.3716</text:p>
      <text:p text:style-name="P65">Epoch 33/1000</text:p>
      <text:p text:style-name="P66">164/164 [==============================] - 2s 14ms/step - loss: 0.0076 - acc: 0.3771</text:p>
      <text:p text:style-name="P67">Epoch 34/1000</text:p>
      <text:p text:style-name="P68">164/164 [==============================] - 2s 14ms/step - loss: 0.0075 - acc: 0.3729</text:p>
      <text:p text:style-name="P69">Epoch 35/1000</text:p>
      <text:p text:style-name="P70">164/164 [==============================] - 2s 14ms/step - loss: 0.0074 - acc: 0.3765</text:p>
      <text:p text:style-name="P71">Epoch 36/1000</text:p>
      <text:p text:style-name="P72">164/164 [==============================] - 2s 14ms/step - loss: 0.0074 - acc: 0.3786</text:p>
      <text:p text:style-name="P73">Epoch 37/1000</text:p>
      <text:p text:style-name="P74">164/164 [==============================] - 2s 14ms/step - loss: 0.0073 - acc: 0.3842</text:p>
      <text:p text:style-name="P75">Epoch 38/1000</text:p>
      <text:p text:style-name="P76">164/164 [==============================] - 2s 14ms/step - loss: 0.0072 - acc: 0.3855</text:p>
      <text:p text:style-name="P77">Epoch 39/1000</text:p>
      <text:soft-page-break/>
      <text:p text:style-name="P78">164/164 [==============================] - 2s 14ms/step - loss: 0.0071 - acc: 0.3842</text:p>
      <text:p text:style-name="P79">Epoch 40/1000</text:p>
      <text:p text:style-name="P80">164/164 [==============================] - 2s 14ms/step - loss: 0.0071 - acc: 0.3849</text:p>
      <text:p text:style-name="P81">Epoch 41/1000</text:p>
      <text:p text:style-name="P82">164/164 [==============================] - 2s 14ms/step - loss: 0.0070 - acc: 0.3844</text:p>
      <text:p text:style-name="P83">Epoch 42/1000</text:p>
      <text:p text:style-name="P84">164/164 [==============================] - 2s 14ms/step - loss: 0.0070 - acc: 0.3895</text:p>
      <text:p text:style-name="P85">Epoch 43/1000</text:p>
      <text:p text:style-name="P86">164/164 [==============================] - 2s 14ms/step - loss: 0.0068 - acc: 0.3895</text:p>
      <text:p text:style-name="P87">Epoch 44/1000</text:p>
      <text:p text:style-name="P88">164/164 [==============================] - 2s 14ms/step - loss: 0.0069 - acc: 0.3868</text:p>
      <text:p text:style-name="P89">Epoch 45/1000</text:p>
      <text:p text:style-name="P90">164/164 [==============================] - 2s 14ms/step - loss: 0.0068 - acc: 0.3819</text:p>
      <text:p text:style-name="P91">Epoch 46/1000</text:p>
      <text:p text:style-name="P92">164/164 [==============================] - 2s 14ms/step - loss: 0.0067 - acc: 0.3834</text:p>
      <text:p text:style-name="P93">Epoch 47/1000</text:p>
      <text:p text:style-name="P94">164/164 [==============================] - 2s 14ms/step - loss: 0.0067 - acc: 0.3889</text:p>
      <text:p text:style-name="P95">Epoch 48/1000</text:p>
      <text:p text:style-name="P96">164/164 [==============================] - 2s 14ms/step - loss: 0.0067 - acc: 0.3878</text:p>
      <text:p text:style-name="P97">Epoch 49/1000</text:p>
      <text:p text:style-name="P98">164/164 [==============================] - 2s 14ms/step - loss: 0.0066 - acc: 0.3884</text:p>
      <text:p text:style-name="P99">Epoch 50/1000</text:p>
      <text:p text:style-name="P100">164/164 [==============================] - 2s 14ms/step - loss: 0.0066 - acc: 0.3939</text:p>
      <text:p text:style-name="P101">Epoch 51/1000</text:p>
      <text:p text:style-name="P102">164/164 [==============================] - 2s 14ms/step - loss: 0.0065 - acc: 0.3914</text:p>
      <text:p text:style-name="P103">Epoch 52/1000</text:p>
      <text:p text:style-name="P104">164/164 [==============================] - 2s 14ms/step - loss: 0.0065 - acc: 0.3983</text:p>
      <text:p text:style-name="P105">Epoch 53/1000</text:p>
      <text:p text:style-name="P106">164/164 [==============================] - 2s 14ms/step - loss: 0.0064 - acc: 0.3924</text:p>
      <text:p text:style-name="P107">Epoch 54/1000</text:p>
      <text:p text:style-name="P108">164/164 [==============================] - 2s 14ms/step - loss: 0.0064 - acc: 0.3996</text:p>
      <text:p text:style-name="P109">Epoch 55/1000</text:p>
      <text:p text:style-name="P110">164/164 [==============================] - 2s 14ms/step - loss: 0.0064 - acc: 0.3964</text:p>
      <text:p text:style-name="P111">Epoch 56/1000</text:p>
      <text:p text:style-name="P112">164/164 [==============================] - 2s 14ms/step - loss: 0.0064 - acc: 0.3969</text:p>
      <text:p text:style-name="P113">Epoch 57/1000</text:p>
      <text:p text:style-name="P114">164/164 [==============================] - 2s 14ms/step - loss: 0.0064 - acc: 0.3948</text:p>
      <text:p text:style-name="P115">Epoch 58/1000</text:p>
      <text:soft-page-break/>
      <text:p text:style-name="P116">164/164 [==============================] - 2s 14ms/step - loss: 0.0063 - acc: 0.4031</text:p>
      <text:p text:style-name="P117">Epoch 59/1000</text:p>
      <text:p text:style-name="P118">164/164 [==============================] - 2s 14ms/step - loss: 0.0063 - acc: 0.4053</text:p>
      <text:p text:style-name="P119">Epoch 60/1000</text:p>
      <text:p text:style-name="P120">164/164 [==============================] - 2s 14ms/step - loss: 0.0063 - acc: 0.3960</text:p>
      <text:p text:style-name="P121">Epoch 61/1000</text:p>
      <text:p text:style-name="P122">164/164 [==============================] - 2s 14ms/step - loss: 0.0062 - acc: 0.4011</text:p>
      <text:p text:style-name="P123">Epoch 62/1000</text:p>
      <text:p text:style-name="P124">164/164 [==============================] - 2s 14ms/step - loss: 0.0062 - acc: 0.4029</text:p>
      <text:p text:style-name="P125">Epoch 63/1000</text:p>
      <text:p text:style-name="P126">164/164 [==============================] - 2s 14ms/step - loss: 0.0062 - acc: 0.3971</text:p>
      <text:p text:style-name="P127">Epoch 64/1000</text:p>
      <text:p text:style-name="P128">164/164 [==============================] - 2s 14ms/step - loss: 0.0061 - acc: 0.4011</text:p>
      <text:p text:style-name="P129">Epoch 65/1000</text:p>
      <text:p text:style-name="P130">164/164 [==============================] - 2s 14ms/step - loss: 0.0061 - acc: 0.4040</text:p>
      <text:p text:style-name="P131">Epoch 66/1000</text:p>
      <text:p text:style-name="P132">164/164 [==============================] - 2s 14ms/step - loss: 0.0061 - acc: 0.3983</text:p>
      <text:p text:style-name="P133">Epoch 67/1000</text:p>
      <text:p text:style-name="P134">164/164 [==============================] - 2s 14ms/step - loss: 0.0061 - acc: 0.3947</text:p>
      <text:p text:style-name="P135">Epoch 68/1000</text:p>
      <text:p text:style-name="P136">164/164 [==============================] - 2s 14ms/step - loss: 0.0060 - acc: 0.4011</text:p>
      <text:p text:style-name="P137">Epoch 69/1000</text:p>
      <text:p text:style-name="P138">164/164 [==============================] - 2s 14ms/step - loss: 0.0060 - acc: 0.4034</text:p>
      <text:p text:style-name="P139">Epoch 70/1000</text:p>
      <text:p text:style-name="P140">164/164 [==============================] - 2s 14ms/step - loss: 0.0060 - acc: 0.3933</text:p>
      <text:p text:style-name="P141">Epoch 71/1000</text:p>
      <text:p text:style-name="P142">164/164 [==============================] - 2s 14ms/step - loss: 0.0060 - acc: 0.4111</text:p>
      <text:p text:style-name="P143">Epoch 72/1000</text:p>
      <text:p text:style-name="P144">164/164 [==============================] - 2s 14ms/step - loss: 0.0059 - acc: 0.4059</text:p>
      <text:p text:style-name="P145">Epoch 73/1000</text:p>
      <text:p text:style-name="P146">164/164 [==============================] - 2s 14ms/step - loss: 0.0060 - acc: 0.4004</text:p>
      <text:p text:style-name="P147">Epoch 74/1000</text:p>
      <text:p text:style-name="P148">164/164 [==============================] - 2s 14ms/step - loss: 0.0060 - acc: 0.4155</text:p>
      <text:p text:style-name="P149">Epoch 75/1000</text:p>
      <text:p text:style-name="P150">164/164 [==============================] - 2s 14ms/step - loss: 0.0059 - acc: 0.3994</text:p>
      <text:p text:style-name="P151">Epoch 76/1000</text:p>
      <text:p text:style-name="P152">164/164 [==============================] - 2s 14ms/step - loss: 0.0059 - acc: 0.4032</text:p>
      <text:p text:style-name="P153">Epoch 77/1000</text:p>
      <text:soft-page-break/>
      <text:p text:style-name="P154">164/164 [==============================] - 2s 14ms/step - loss: 0.0059 - acc: 0.4116</text:p>
      <text:p text:style-name="P155">Epoch 78/1000</text:p>
      <text:p text:style-name="P156">164/164 [==============================] - 2s 14ms/step - loss: 0.0059 - acc: 0.4115</text:p>
      <text:p text:style-name="P157">Epoch 79/1000</text:p>
      <text:p text:style-name="P158">164/164 [==============================] - 2s 14ms/step - loss: 0.0058 - acc: 0.4156</text:p>
      <text:p text:style-name="P159">Epoch 80/1000</text:p>
      <text:p text:style-name="P160">164/164 [==============================] - 2s 14ms/step - loss: 0.0058 - acc: 0.4137</text:p>
      <text:p text:style-name="P161">Epoch 81/1000</text:p>
      <text:p text:style-name="P162">164/164 [==============================] - 2s 14ms/step - loss: 0.0058 - acc: 0.4115</text:p>
      <text:p text:style-name="P163">Epoch 82/1000</text:p>
      <text:p text:style-name="P164">164/164 [==============================] - 2s 14ms/step - loss: 0.0058 - acc: 0.4172</text:p>
      <text:p text:style-name="P165">Epoch 83/1000</text:p>
      <text:p text:style-name="P166">164/164 [==============================] - 2s 14ms/step - loss: 0.0058 - acc: 0.4130</text:p>
      <text:p text:style-name="P167">Epoch 84/1000</text:p>
      <text:p text:style-name="P168">164/164 [==============================] - 2s 14ms/step - loss: 0.0057 - acc: 0.4166</text:p>
      <text:p text:style-name="P169">Epoch 85/1000</text:p>
      <text:p text:style-name="P170">164/164 [==============================] - 2s 14ms/step - loss: 0.0057 - acc: 0.4082</text:p>
      <text:p text:style-name="P171">Epoch 86/1000</text:p>
      <text:p text:style-name="P172">164/164 [==============================] - 2s 14ms/step - loss: 0.0057 - acc: 0.4219</text:p>
      <text:p text:style-name="P173">Epoch 87/1000</text:p>
      <text:p text:style-name="P174">164/164 [==============================] - 2s 14ms/step - loss: 0.0057 - acc: 0.4177</text:p>
      <text:p text:style-name="P175">Epoch 88/1000</text:p>
      <text:p text:style-name="P176">164/164 [==============================] - 2s 14ms/step - loss: 0.0057 - acc: 0.4197</text:p>
      <text:p text:style-name="P177">Epoch 89/1000</text:p>
      <text:p text:style-name="P178">164/164 [==============================] - 2s 14ms/step - loss: 0.0057 - acc: 0.4156</text:p>
      <text:p text:style-name="P179">Epoch 90/1000</text:p>
      <text:p text:style-name="P180">164/164 [==============================] - 2s 14ms/step - loss: 0.0056 - acc: 0.4166</text:p>
      <text:p text:style-name="P181">Epoch 91/1000</text:p>
      <text:p text:style-name="P182">164/164 [==============================] - 2s 14ms/step - loss: 0.0057 - acc: 0.4250</text:p>
      <text:p text:style-name="P183">Epoch 92/1000</text:p>
      <text:p text:style-name="P184">164/164 [==============================] - 2s 14ms/step - loss: 0.0056 - acc: 0.4214</text:p>
      <text:p text:style-name="P185">Epoch 93/1000</text:p>
      <text:p text:style-name="P186">164/164 [==============================] - 2s 14ms/step - loss: 0.0055 - acc: 0.4235</text:p>
      <text:p text:style-name="P187">Epoch 94/1000</text:p>
      <text:p text:style-name="P188">164/164 [==============================] - 2s 14ms/step - loss: 0.0056 - acc: 0.4204</text:p>
      <text:p text:style-name="P189">Epoch 95/1000</text:p>
      <text:p text:style-name="P190">164/164 [==============================] - 2s 14ms/step - loss: 0.0056 - acc: 0.4267</text:p>
      <text:p text:style-name="P191">Epoch 96/1000</text:p>
      <text:soft-page-break/>
      <text:p text:style-name="P192">164/164 [==============================] - 2s 14ms/step - loss: 0.0056 - acc: 0.4240</text:p>
      <text:p text:style-name="P193">Epoch 97/1000</text:p>
      <text:p text:style-name="P194">164/164 [==============================] - 2s 14ms/step - loss: 0.0055 - acc: 0.4269</text:p>
      <text:p text:style-name="P195">Epoch 98/1000</text:p>
      <text:p text:style-name="P196">164/164 [==============================] - 2s 14ms/step - loss: 0.0056 - acc: 0.4143</text:p>
      <text:p text:style-name="P197">Epoch 99/1000</text:p>
      <text:p text:style-name="P198">164/164 [==============================] - 2s 14ms/step - loss: 0.0055 - acc: 0.4193</text:p>
      <text:p text:style-name="P199">Epoch 100/1000</text:p>
      <text:p text:style-name="P200">164/164 [==============================] - 2s 14ms/step - loss: 0.0055 - acc: 0.4189</text:p>
      <text:p text:style-name="P201">Epoch 101/1000</text:p>
      <text:p text:style-name="P202">164/164 [==============================] - 2s 14ms/step - loss: 0.0055 - acc: 0.4263</text:p>
      <text:p text:style-name="P203">Epoch 102/1000</text:p>
      <text:p text:style-name="P204">164/164 [==============================] - 2s 14ms/step - loss: 0.0055 - acc: 0.4311</text:p>
      <text:p text:style-name="P205">Epoch 103/1000</text:p>
      <text:p text:style-name="P206">164/164 [==============================] - 2s 14ms/step - loss: 0.0054 - acc: 0.4313</text:p>
      <text:p text:style-name="P207">Epoch 104/1000</text:p>
      <text:p text:style-name="P208">164/164 [==============================] - 2s 14ms/step - loss: 0.0055 - acc: 0.4218</text:p>
      <text:p text:style-name="P209">Epoch 105/1000</text:p>
      <text:p text:style-name="P210">164/164 [==============================] - 2s 14ms/step - loss: 0.0055 - acc: 0.4284</text:p>
      <text:p text:style-name="P211">Epoch 106/1000</text:p>
      <text:p text:style-name="P212">164/164 [==============================] - 2s 14ms/step - loss: 0.0054 - acc: 0.4210</text:p>
      <text:p text:style-name="P213">Epoch 107/1000</text:p>
      <text:p text:style-name="P214">164/164 [==============================] - 2s 14ms/step - loss: 0.0053 - acc: 0.4252</text:p>
      <text:p text:style-name="P215">Epoch 108/1000</text:p>
      <text:p text:style-name="P216">164/164 [==============================] - 2s 14ms/step - loss: 0.0054 - acc: 0.4282</text:p>
      <text:p text:style-name="P217">Epoch 109/1000</text:p>
      <text:p text:style-name="P218">164/164 [==============================] - 2s 14ms/step - loss: 0.0054 - acc: 0.4292</text:p>
      <text:p text:style-name="P219">Epoch 110/1000</text:p>
      <text:p text:style-name="P220">164/164 [==============================] - 2s 14ms/step - loss: 0.0053 - acc: 0.4294</text:p>
      <text:p text:style-name="P221">Epoch 111/1000</text:p>
      <text:p text:style-name="P222">164/164 [==============================] - 2s 14ms/step - loss: 0.0054 - acc: 0.4307</text:p>
      <text:p text:style-name="P223">Epoch 112/1000</text:p>
      <text:p text:style-name="P224">164/164 [==============================] - 2s 14ms/step - loss: 0.0053 - acc: 0.4307</text:p>
      <text:p text:style-name="P225">Epoch 113/1000</text:p>
      <text:p text:style-name="P226">164/164 [==============================] - 2s 14ms/step - loss: 0.0053 - acc: 0.4328</text:p>
      <text:p text:style-name="P227">Epoch 114/1000</text:p>
      <text:p text:style-name="P228">164/164 [==============================] - 2s 14ms/step - loss: 0.0053 - acc: 0.4376</text:p>
      <text:p text:style-name="P229">Epoch 115/1000</text:p>
      <text:soft-page-break/>
      <text:p text:style-name="P230">164/164 [==============================] - 2s 14ms/step - loss: 0.0052 - acc: 0.4263</text:p>
      <text:p text:style-name="P231">Epoch 116/1000</text:p>
      <text:p text:style-name="P232">164/164 [==============================] - 2s 14ms/step - loss: 0.0052 - acc: 0.4431</text:p>
      <text:p text:style-name="P233">Epoch 117/1000</text:p>
      <text:p text:style-name="P234">164/164 [==============================] - 2s 14ms/step - loss: 0.0053 - acc: 0.4372</text:p>
      <text:p text:style-name="P235">Epoch 118/1000</text:p>
      <text:p text:style-name="P236">164/164 [==============================] - 2s 14ms/step - loss: 0.0052 - acc: 0.4305</text:p>
      <text:p text:style-name="P237">Epoch 119/1000</text:p>
      <text:p text:style-name="P238">164/164 [==============================] - 2s 14ms/step - loss: 0.0052 - acc: 0.4359</text:p>
      <text:p text:style-name="P239">Epoch 120/1000</text:p>
      <text:p text:style-name="P240">164/164 [==============================] - 2s 14ms/step - loss: 0.0053 - acc: 0.4466</text:p>
      <text:p text:style-name="P241">Epoch 121/1000</text:p>
      <text:p text:style-name="P242">164/164 [==============================] - 2s 14ms/step - loss: 0.0052 - acc: 0.4387</text:p>
      <text:p text:style-name="P243">Epoch 122/1000</text:p>
      <text:p text:style-name="P244">164/164 [==============================] - 2s 14ms/step - loss: 0.0052 - acc: 0.4412</text:p>
      <text:p text:style-name="P245">Epoch 123/1000</text:p>
      <text:p text:style-name="P246">164/164 [==============================] - 2s 14ms/step - loss: 0.0051 - acc: 0.4378</text:p>
      <text:p text:style-name="P247">Epoch 124/1000</text:p>
      <text:p text:style-name="P248">164/164 [==============================] - 2s 14ms/step - loss: 0.0051 - acc: 0.4302</text:p>
      <text:p text:style-name="P249">Epoch 125/1000</text:p>
      <text:p text:style-name="P250">164/164 [==============================] - 2s 14ms/step - loss: 0.0051 - acc: 0.4376</text:p>
      <text:p text:style-name="P251">Epoch 126/1000</text:p>
      <text:p text:style-name="P252">164/164 [==============================] - 2s 14ms/step - loss: 0.0051 - acc: 0.4500</text:p>
      <text:p text:style-name="P253">Epoch 127/1000</text:p>
      <text:p text:style-name="P254">164/164 [==============================] - 2s 14ms/step - loss: 0.0051 - acc: 0.4494</text:p>
      <text:p text:style-name="P255">Epoch 128/1000</text:p>
      <text:p text:style-name="P256">164/164 [==============================] - 2s 14ms/step - loss: 0.0051 - acc: 0.4431</text:p>
      <text:p text:style-name="P257">Epoch 129/1000</text:p>
      <text:p text:style-name="P258">164/164 [==============================] - 2s 14ms/step - loss: 0.0051 - acc: 0.4450</text:p>
      <text:p text:style-name="P259">Epoch 130/1000</text:p>
      <text:p text:style-name="P260">164/164 [==============================] - 2s 14ms/step - loss: 0.0051 - acc: 0.4477</text:p>
      <text:p text:style-name="P261">Epoch 131/1000</text:p>
      <text:p text:style-name="P262">164/164 [==============================] - 2s 14ms/step - loss: 0.0050 - acc: 0.4414</text:p>
      <text:p text:style-name="P263">Epoch 132/1000</text:p>
      <text:p text:style-name="P264">164/164 [==============================] - 2s 14ms/step - loss: 0.0050 - acc: 0.4489</text:p>
      <text:p text:style-name="P265">Epoch 133/1000</text:p>
      <text:p text:style-name="P266">164/164 [==============================] - 2s 14ms/step - loss: 0.0050 - acc: 0.4540</text:p>
      <text:p text:style-name="P267">Epoch 134/1000</text:p>
      <text:soft-page-break/>
      <text:p text:style-name="P268">164/164 [==============================] - 2s 14ms/step - loss: 0.0050 - acc: 0.4456</text:p>
      <text:p text:style-name="P269">Epoch 135/1000</text:p>
      <text:p text:style-name="P270">164/164 [==============================] - 2s 14ms/step - loss: 0.0050 - acc: 0.4500</text:p>
      <text:p text:style-name="P271">Epoch 136/1000</text:p>
      <text:p text:style-name="P272">164/164 [==============================] - 2s 14ms/step - loss: 0.0050 - acc: 0.4513</text:p>
      <text:p text:style-name="P273">Epoch 137/1000</text:p>
      <text:p text:style-name="P274">164/164 [==============================] - 2s 14ms/step - loss: 0.0049 - acc: 0.4513</text:p>
      <text:p text:style-name="P275">Epoch 138/1000</text:p>
      <text:p text:style-name="P276">164/164 [==============================] - 2s 14ms/step - loss: 0.0049 - acc: 0.4513</text:p>
      <text:p text:style-name="P277">Epoch 139/1000</text:p>
      <text:p text:style-name="P278">164/164 [==============================] - 2s 14ms/step - loss: 0.0049 - acc: 0.4565</text:p>
      <text:p text:style-name="P279">Epoch 140/1000</text:p>
      <text:p text:style-name="P280">164/164 [==============================] - 2s 14ms/step - loss: 0.0049 - acc: 0.4628</text:p>
      <text:p text:style-name="P281">Epoch 141/1000</text:p>
      <text:p text:style-name="P282">164/164 [==============================] - 2s 14ms/step - loss: 0.0049 - acc: 0.4622</text:p>
      <text:p text:style-name="P283">Epoch 142/1000</text:p>
      <text:p text:style-name="P284">164/164 [==============================] - 2s 14ms/step - loss: 0.0049 - acc: 0.4536</text:p>
      <text:p text:style-name="P285">Epoch 143/1000</text:p>
      <text:p text:style-name="P286">164/164 [==============================] - 2s 14ms/step - loss: 0.0049 - acc: 0.4473</text:p>
      <text:p text:style-name="P287">Epoch 144/1000</text:p>
      <text:p text:style-name="P288">164/164 [==============================] - 2s 14ms/step - loss: 0.0049 - acc: 0.4427</text:p>
      <text:p text:style-name="P289">Epoch 145/1000</text:p>
      <text:p text:style-name="P290">164/164 [==============================] - 2s 14ms/step - loss: 0.0049 - acc: 0.4490</text:p>
      <text:p text:style-name="P291">Epoch 146/1000</text:p>
      <text:p text:style-name="P292">164/164 [==============================] - 2s 14ms/step - loss: 0.0049 - acc: 0.4656</text:p>
      <text:p text:style-name="P293">Epoch 147/1000</text:p>
      <text:p text:style-name="P294">164/164 [==============================] - 2s 14ms/step - loss: 0.0048 - acc: 0.4639</text:p>
      <text:p text:style-name="P295">Epoch 148/1000</text:p>
      <text:p text:style-name="P296">164/164 [==============================] - 2s 14ms/step - loss: 0.0048 - acc: 0.4653</text:p>
      <text:p text:style-name="P297">Epoch 149/1000</text:p>
      <text:p text:style-name="P298">164/164 [==============================] - 2s 14ms/step - loss: 0.0048 - acc: 0.4628</text:p>
      <text:p text:style-name="P299">Epoch 150/1000</text:p>
      <text:p text:style-name="P300">164/164 [==============================] - 2s 14ms/step - loss: 0.0048 - acc: 0.4628</text:p>
      <text:p text:style-name="P301">Epoch 151/1000</text:p>
      <text:p text:style-name="P302">164/164 [==============================] - 2s 14ms/step - loss: 0.0048 - acc: 0.4662</text:p>
      <text:p text:style-name="P303">Epoch 152/1000</text:p>
      <text:p text:style-name="P304">164/164 [==============================] - 2s 14ms/step - loss: 0.0049 - acc: 0.4601</text:p>
      <text:p text:style-name="P305">Epoch 153/1000</text:p>
      <text:soft-page-break/>
      <text:p text:style-name="P306">164/164 [==============================] - 2s 14ms/step - loss: 0.0049 - acc: 0.4664</text:p>
      <text:p text:style-name="P307">Epoch 154/1000</text:p>
      <text:p text:style-name="P308">164/164 [==============================] - 2s 14ms/step - loss: 0.0047 - acc: 0.4748</text:p>
      <text:p text:style-name="P309">Epoch 155/1000</text:p>
      <text:p text:style-name="P310">164/164 [==============================] - 2s 14ms/step - loss: 0.0047 - acc: 0.4670</text:p>
      <text:p text:style-name="P311">Epoch 156/1000</text:p>
      <text:p text:style-name="P312">164/164 [==============================] - 2s 14ms/step - loss: 0.0047 - acc: 0.4676</text:p>
      <text:p text:style-name="P313">Epoch 157/1000</text:p>
      <text:p text:style-name="P314">164/164 [==============================] - 2s 15ms/step - loss: 0.0047 - acc: 0.4653</text:p>
      <text:p text:style-name="P315">Epoch 158/1000</text:p>
      <text:p text:style-name="P316">164/164 [==============================] - 2s 15ms/step - loss: 0.0047 - acc: 0.4670</text:p>
      <text:p text:style-name="P317">Epoch 159/1000</text:p>
      <text:p text:style-name="P318">164/164 [==============================] - 2s 14ms/step - loss: 0.0047 - acc: 0.4660</text:p>
      <text:p text:style-name="P319">Epoch 160/1000</text:p>
      <text:p text:style-name="P320">164/164 [==============================] - 2s 14ms/step - loss: 0.0047 - acc: 0.4662</text:p>
      <text:p text:style-name="P321">Epoch 161/1000</text:p>
      <text:p text:style-name="P322">164/164 [==============================] - 2s 14ms/step - loss: 0.0046 - acc: 0.4729</text:p>
      <text:p text:style-name="P323">Epoch 162/1000</text:p>
      <text:p text:style-name="P324">164/164 [==============================] - 2s 14ms/step - loss: 0.0046 - acc: 0.4662</text:p>
      <text:p text:style-name="P325">Epoch 163/1000</text:p>
      <text:p text:style-name="P326">164/164 [==============================] - 2s 14ms/step - loss: 0.0046 - acc: 0.4714</text:p>
      <text:p text:style-name="P327">Epoch 164/1000</text:p>
      <text:p text:style-name="P328">164/164 [==============================] - 2s 14ms/step - loss: 0.0046 - acc: 0.4786</text:p>
      <text:p text:style-name="P329">Epoch 165/1000</text:p>
      <text:p text:style-name="P330">164/164 [==============================] - 2s 14ms/step - loss: 0.0046 - acc: 0.4697</text:p>
      <text:p text:style-name="P331">Epoch 166/1000</text:p>
      <text:p text:style-name="P332">164/164 [==============================] - 2s 14ms/step - loss: 0.0046 - acc: 0.4809</text:p>
      <text:p text:style-name="P333">Epoch 167/1000</text:p>
      <text:p text:style-name="P334">164/164 [==============================] - 2s 14ms/step - loss: 0.0046 - acc: 0.4868</text:p>
      <text:p text:style-name="P335">Epoch 168/1000</text:p>
      <text:p text:style-name="P336">164/164 [==============================] - 2s 14ms/step - loss: 0.0046 - acc: 0.4834</text:p>
      <text:p text:style-name="P337">Epoch 169/1000</text:p>
      <text:p text:style-name="P338">164/164 [==============================] - 2s 14ms/step - loss: 0.0046 - acc: 0.4824</text:p>
      <text:p text:style-name="P339">Epoch 170/1000</text:p>
      <text:p text:style-name="P340">164/164 [==============================] - 2s 14ms/step - loss: 0.0046 - acc: 0.4803</text:p>
      <text:p text:style-name="P341">Epoch 171/1000</text:p>
      <text:p text:style-name="P342">164/164 [==============================] - 2s 14ms/step - loss: 0.0045 - acc: 0.4844</text:p>
      <text:p text:style-name="P343">Epoch 172/1000</text:p>
      <text:soft-page-break/>
      <text:p text:style-name="P344">164/164 [==============================] - 2s 14ms/step - loss: 0.0045 - acc: 0.4882</text:p>
      <text:p text:style-name="P345">Epoch 173/1000</text:p>
      <text:p text:style-name="P346">164/164 [==============================] - 2s 14ms/step - loss: 0.0045 - acc: 0.4742</text:p>
      <text:p text:style-name="P347">Epoch 174/1000</text:p>
      <text:p text:style-name="P348">164/164 [==============================] - 2s 14ms/step - loss: 0.0046 - acc: 0.4802</text:p>
      <text:p text:style-name="P349">Epoch 175/1000</text:p>
      <text:p text:style-name="P350">164/164 [==============================] - 2s 14ms/step - loss: 0.0045 - acc: 0.4859</text:p>
      <text:p text:style-name="P351">Epoch 176/1000</text:p>
      <text:p text:style-name="P352">164/164 [==============================] - 2s 14ms/step - loss: 0.0045 - acc: 0.4849</text:p>
      <text:p text:style-name="P353">Epoch 177/1000</text:p>
      <text:p text:style-name="P354">164/164 [==============================] - 2s 14ms/step - loss: 0.0046 - acc: 0.4876</text:p>
      <text:p text:style-name="P355">Epoch 178/1000</text:p>
      <text:p text:style-name="P356">164/164 [==============================] - 2s 14ms/step - loss: 0.0045 - acc: 0.4781</text:p>
      <text:p text:style-name="P357">Epoch 179/1000</text:p>
      <text:p text:style-name="P358">164/164 [==============================] - 2s 14ms/step - loss: 0.0045 - acc: 0.4823</text:p>
      <text:p text:style-name="P359">Epoch 180/1000</text:p>
      <text:p text:style-name="P360">164/164 [==============================] - 2s 14ms/step - loss: 0.0045 - acc: 0.4905</text:p>
      <text:p text:style-name="P361">Epoch 181/1000</text:p>
      <text:p text:style-name="P362">164/164 [==============================] - 2s 14ms/step - loss: 0.0044 - acc: 0.4958</text:p>
      <text:p text:style-name="P363">Epoch 182/1000</text:p>
      <text:p text:style-name="P364">164/164 [==============================] - 2s 14ms/step - loss: 0.0045 - acc: 0.4809</text:p>
      <text:p text:style-name="P365">Epoch 183/1000</text:p>
      <text:p text:style-name="P366">164/164 [==============================] - 2s 14ms/step - loss: 0.0045 - acc: 0.4908</text:p>
      <text:p text:style-name="P367">Epoch 184/1000</text:p>
      <text:p text:style-name="P368">164/164 [==============================] - 2s 14ms/step - loss: 0.0044 - acc: 0.4998</text:p>
      <text:p text:style-name="P369">Epoch 185/1000</text:p>
      <text:p text:style-name="P370">164/164 [==============================] - 2s 14ms/step - loss: 0.0044 - acc: 0.4836</text:p>
      <text:p text:style-name="P371">Epoch 186/1000</text:p>
      <text:p text:style-name="P372">164/164 [==============================] - 2s 14ms/step - loss: 0.0044 - acc: 0.4958</text:p>
      <text:p text:style-name="P373">Epoch 187/1000</text:p>
      <text:p text:style-name="P374">164/164 [==============================] - 2s 14ms/step - loss: 0.0044 - acc: 0.4885</text:p>
      <text:p text:style-name="P375">Epoch 188/1000</text:p>
      <text:p text:style-name="P376">164/164 [==============================] - 2s 14ms/step - loss: 0.0044 - acc: 0.5021</text:p>
      <text:p text:style-name="P377">Epoch 189/1000</text:p>
      <text:p text:style-name="P378">164/164 [==============================] - 2s 14ms/step - loss: 0.0044 - acc: 0.4849</text:p>
      <text:p text:style-name="P379">Epoch 190/1000</text:p>
      <text:p text:style-name="P380">164/164 [==============================] - 2s 14ms/step - loss: 0.0044 - acc: 0.5074</text:p>
      <text:p text:style-name="P381">Epoch 191/1000</text:p>
      <text:soft-page-break/>
      <text:p text:style-name="P382">164/164 [==============================] - 2s 14ms/step - loss: 0.0044 - acc: 0.4931</text:p>
      <text:p text:style-name="P383">Epoch 192/1000</text:p>
      <text:p text:style-name="P384">164/164 [==============================] - 2s 14ms/step - loss: 0.0044 - acc: 0.4994</text:p>
      <text:p text:style-name="P385">Epoch 193/1000</text:p>
      <text:p text:style-name="P386">164/164 [==============================] - 2s 14ms/step - loss: 0.0044 - acc: 0.4914</text:p>
      <text:p text:style-name="P387">Epoch 194/1000</text:p>
      <text:p text:style-name="P388">164/164 [==============================] - 2s 14ms/step - loss: 0.0044 - acc: 0.4933</text:p>
      <text:p text:style-name="P389">Epoch 195/1000</text:p>
      <text:p text:style-name="P390">164/164 [==============================] - 2s 14ms/step - loss: 0.0044 - acc: 0.5038</text:p>
      <text:p text:style-name="P391">Epoch 196/1000</text:p>
      <text:p text:style-name="P392">164/164 [==============================] - 2s 14ms/step - loss: 0.0044 - acc: 0.4998</text:p>
      <text:p text:style-name="P393">Epoch 197/1000</text:p>
      <text:p text:style-name="P394">164/164 [==============================] - 2s 14ms/step - loss: 0.0044 - acc: 0.4899</text:p>
      <text:p text:style-name="P395">Epoch 198/1000</text:p>
      <text:p text:style-name="P396">164/164 [==============================] - 2s 14ms/step - loss: 0.0043 - acc: 0.5021</text:p>
      <text:p text:style-name="P397">Epoch 199/1000</text:p>
      <text:p text:style-name="P398">164/164 [==============================] - 2s 14ms/step - loss: 0.0044 - acc: 0.4981</text:p>
      <text:p text:style-name="P399">Epoch 200/1000</text:p>
      <text:p text:style-name="P400">164/164 [==============================] - 2s 14ms/step - loss: 0.0044 - acc: 0.5002</text:p>
      <text:p text:style-name="P401">Epoch 201/1000</text:p>
      <text:p text:style-name="P402">164/164 [==============================] - 2s 14ms/step - loss: 0.0043 - acc: 0.4916</text:p>
      <text:p text:style-name="P403">Epoch 202/1000</text:p>
      <text:p text:style-name="P404">164/164 [==============================] - 2s 14ms/step - loss: 0.0043 - acc: 0.4996</text:p>
      <text:p text:style-name="P405">Epoch 203/1000</text:p>
      <text:p text:style-name="P406">164/164 [==============================] - 2s 14ms/step - loss: 0.0043 - acc: 0.4969</text:p>
      <text:p text:style-name="P407">Epoch 204/1000</text:p>
      <text:p text:style-name="P408">164/164 [==============================] - 2s 14ms/step - loss: 0.0043 - acc: 0.5038</text:p>
      <text:p text:style-name="P409">Epoch 205/1000</text:p>
      <text:p text:style-name="P410">164/164 [==============================] - 2s 14ms/step - loss: 0.0043 - acc: 0.5111</text:p>
      <text:p text:style-name="P411">Epoch 206/1000</text:p>
      <text:p text:style-name="P412">164/164 [==============================] - 2s 14ms/step - loss: 0.0043 - acc: 0.5126</text:p>
      <text:p text:style-name="P413">Epoch 207/1000</text:p>
      <text:p text:style-name="P414">164/164 [==============================] - 2s 14ms/step - loss: 0.0043 - acc: 0.5101</text:p>
      <text:p text:style-name="P415">Epoch 208/1000</text:p>
      <text:p text:style-name="P416">164/164 [==============================] - 2s 14ms/step - loss: 0.0043 - acc: 0.5097</text:p>
      <text:p text:style-name="P417">Epoch 209/1000</text:p>
      <text:p text:style-name="P418">164/164 [==============================] - 2s 14ms/step - loss: 0.0043 - acc: 0.5032</text:p>
      <text:p text:style-name="P419">Epoch 210/1000</text:p>
      <text:soft-page-break/>
      <text:p text:style-name="P420">164/164 [==============================] - 2s 14ms/step - loss: 0.0042 - acc: 0.5044</text:p>
      <text:p text:style-name="P421">Epoch 211/1000</text:p>
      <text:p text:style-name="P422">164/164 [==============================] - 2s 14ms/step - loss: 0.0043 - acc: 0.5069</text:p>
      <text:p text:style-name="P423">Epoch 212/1000</text:p>
      <text:p text:style-name="P424">164/164 [==============================] - 2s 14ms/step - loss: 0.0042 - acc: 0.5187</text:p>
      <text:p text:style-name="P425">Epoch 213/1000</text:p>
      <text:p text:style-name="P426">164/164 [==============================] - 2s 14ms/step - loss: 0.0042 - acc: 0.5116</text:p>
      <text:p text:style-name="P427">Epoch 214/1000</text:p>
      <text:p text:style-name="P428">164/164 [==============================] - 2s 15ms/step - loss: 0.0042 - acc: 0.5134</text:p>
      <text:p text:style-name="P429">Epoch 215/1000</text:p>
      <text:p text:style-name="P430">164/164 [==============================] - 2s 14ms/step - loss: 0.0042 - acc: 0.5053</text:p>
      <text:p text:style-name="P431">Epoch 216/1000</text:p>
      <text:p text:style-name="P432">164/164 [==============================] - 2s 14ms/step - loss: 0.0042 - acc: 0.5185</text:p>
      <text:p text:style-name="P433">Epoch 217/1000</text:p>
      <text:p text:style-name="P434">164/164 [==============================] - 2s 14ms/step - loss: 0.0042 - acc: 0.5118</text:p>
      <text:p text:style-name="P435">Epoch 218/1000</text:p>
      <text:p text:style-name="P436">164/164 [==============================] - 2s 14ms/step - loss: 0.0042 - acc: 0.5115</text:p>
      <text:p text:style-name="P437">Epoch 219/1000</text:p>
      <text:p text:style-name="P438">164/164 [==============================] - 2s 14ms/step - loss: 0.0042 - acc: 0.5050</text:p>
      <text:p text:style-name="P439">Epoch 220/1000</text:p>
      <text:p text:style-name="P440">164/164 [==============================] - 2s 14ms/step - loss: 0.0042 - acc: 0.5128</text:p>
      <text:p text:style-name="P441">Epoch 221/1000</text:p>
      <text:p text:style-name="P442">164/164 [==============================] - 2s 14ms/step - loss: 0.0042 - acc: 0.5130</text:p>
      <text:p text:style-name="P443">Epoch 222/1000</text:p>
      <text:p text:style-name="P444">164/164 [==============================] - 2s 14ms/step - loss: 0.0042 - acc: 0.5124</text:p>
      <text:p text:style-name="P445">Epoch 223/1000</text:p>
      <text:p text:style-name="P446">164/164 [==============================] - 2s 14ms/step - loss: 0.0041 - acc: 0.5130</text:p>
      <text:p text:style-name="P447">Epoch 224/1000</text:p>
      <text:p text:style-name="P448">164/164 [==============================] - 2s 14ms/step - loss: 0.0042 - acc: 0.5158</text:p>
      <text:p text:style-name="P449">Epoch 225/1000</text:p>
      <text:p text:style-name="P450">164/164 [==============================] - 2s 14ms/step - loss: 0.0041 - acc: 0.5214</text:p>
      <text:p text:style-name="P451">Epoch 226/1000</text:p>
      <text:p text:style-name="P452">164/164 [==============================] - 2s 14ms/step - loss: 0.0041 - acc: 0.5097</text:p>
      <text:p text:style-name="P453">Epoch 227/1000</text:p>
      <text:p text:style-name="P454">164/164 [==============================] - 2s 14ms/step - loss: 0.0042 - acc: 0.5069</text:p>
      <text:p text:style-name="P455">Epoch 228/1000</text:p>
      <text:p text:style-name="P456">164/164 [==============================] - 2s 14ms/step - loss: 0.0041 - acc: 0.5233</text:p>
      <text:p text:style-name="P457">Epoch 229/1000</text:p>
      <text:soft-page-break/>
      <text:p text:style-name="P458">164/164 [==============================] - 2s 14ms/step - loss: 0.0041 - acc: 0.5208</text:p>
      <text:p text:style-name="P459">Epoch 230/1000</text:p>
      <text:p text:style-name="P460">164/164 [==============================] - 2s 14ms/step - loss: 0.0041 - acc: 0.5177</text:p>
      <text:p text:style-name="P461">Epoch 231/1000</text:p>
      <text:p text:style-name="P462">164/164 [==============================] - 2s 14ms/step - loss: 0.0041 - acc: 0.5212</text:p>
      <text:p text:style-name="P463">Epoch 232/1000</text:p>
      <text:p text:style-name="P464">164/164 [==============================] - 2s 14ms/step - loss: 0.0041 - acc: 0.5141</text:p>
      <text:p text:style-name="P465">Epoch 233/1000</text:p>
      <text:p text:style-name="P466">164/164 [==============================] - 2s 14ms/step - loss: 0.0041 - acc: 0.5231</text:p>
      <text:p text:style-name="P467">Epoch 234/1000</text:p>
      <text:p text:style-name="P468">164/164 [==============================] - 2s 14ms/step - loss: 0.0041 - acc: 0.5145</text:p>
      <text:p text:style-name="P469">Epoch 235/1000</text:p>
      <text:p text:style-name="P470">164/164 [==============================] - 2s 14ms/step - loss: 0.0041 - acc: 0.5300</text:p>
      <text:p text:style-name="P471">Epoch 236/1000</text:p>
      <text:p text:style-name="P472">164/164 [==============================] - 2s 14ms/step - loss: 0.0041 - acc: 0.5252</text:p>
      <text:p text:style-name="P473">Epoch 237/1000</text:p>
      <text:p text:style-name="P474">164/164 [==============================] - 2s 14ms/step - loss: 0.0041 - acc: 0.5282</text:p>
      <text:p text:style-name="P475">Epoch 238/1000</text:p>
      <text:p text:style-name="P476">164/164 [==============================] - 2s 14ms/step - loss: 0.0041 - acc: 0.5185</text:p>
      <text:p text:style-name="P477">Epoch 239/1000</text:p>
      <text:p text:style-name="P478">164/164 [==============================] - 2s 14ms/step - loss: 0.0041 - acc: 0.5187</text:p>
      <text:p text:style-name="P479">Epoch 240/1000</text:p>
      <text:p text:style-name="P480">164/164 [==============================] - 2s 14ms/step - loss: 0.0041 - acc: 0.5242</text:p>
      <text:p text:style-name="P481">Epoch 241/1000</text:p>
      <text:p text:style-name="P482">164/164 [==============================] - 2s 14ms/step - loss: 0.0040 - acc: 0.5225</text:p>
      <text:p text:style-name="P483">Epoch 242/1000</text:p>
      <text:p text:style-name="P484">164/164 [==============================] - 2s 14ms/step - loss: 0.0041 - acc: 0.5334</text:p>
      <text:p text:style-name="P485">Epoch 243/1000</text:p>
      <text:p text:style-name="P486">164/164 [==============================] - 2s 14ms/step - loss: 0.0040 - acc: 0.5225</text:p>
      <text:p text:style-name="P487">Epoch 244/1000</text:p>
      <text:p text:style-name="P488">164/164 [==============================] - 2s 14ms/step - loss: 0.0040 - acc: 0.5105</text:p>
      <text:p text:style-name="P489">Epoch 245/1000</text:p>
      <text:p text:style-name="P490">164/164 [==============================] - 2s 14ms/step - loss: 0.0041 - acc: 0.5189</text:p>
      <text:p text:style-name="P491">Epoch 246/1000</text:p>
      <text:p text:style-name="P492">164/164 [==============================] - 2s 14ms/step - loss: 0.0041 - acc: 0.5239</text:p>
      <text:p text:style-name="P493">Epoch 247/1000</text:p>
      <text:p text:style-name="P494">164/164 [==============================] - 2s 14ms/step - loss: 0.0040 - acc: 0.5221</text:p>
      <text:p text:style-name="P495">Epoch 248/1000</text:p>
      <text:soft-page-break/>
      <text:p text:style-name="P496">164/164 [==============================] - 2s 14ms/step - loss: 0.0041 - acc: 0.5115</text:p>
      <text:p text:style-name="P497">Epoch 249/1000</text:p>
      <text:p text:style-name="P498">164/164 [==============================] - 2s 14ms/step - loss: 0.0041 - acc: 0.5206</text:p>
      <text:p text:style-name="P499">Epoch 250/1000</text:p>
      <text:p text:style-name="P500">164/164 [==============================] - 2s 14ms/step - loss: 0.0041 - acc: 0.5235</text:p>
      <text:p text:style-name="P501">Epoch 251/1000</text:p>
      <text:p text:style-name="P502">164/164 [==============================] - 2s 14ms/step - loss: 0.0040 - acc: 0.5269</text:p>
      <text:p text:style-name="P503">Epoch 252/1000</text:p>
      <text:p text:style-name="P504">164/164 [==============================] - 2s 14ms/step - loss: 0.0041 - acc: 0.5246</text:p>
      <text:p text:style-name="P505">Epoch 253/1000</text:p>
      <text:p text:style-name="P506">164/164 [==============================] - 2s 14ms/step - loss: 0.0040 - acc: 0.5393</text:p>
      <text:p text:style-name="P507">Epoch 254/1000</text:p>
      <text:p text:style-name="P508">164/164 [==============================] - 2s 14ms/step - loss: 0.0040 - acc: 0.5275</text:p>
      <text:p text:style-name="P509">Epoch 255/1000</text:p>
      <text:p text:style-name="P510">164/164 [==============================] - 2s 14ms/step - loss: 0.0040 - acc: 0.5281</text:p>
      <text:p text:style-name="P511">Epoch 256/1000</text:p>
      <text:p text:style-name="P512">164/164 [==============================] - 2s 14ms/step - loss: 0.0040 - acc: 0.5336</text:p>
      <text:p text:style-name="P513">Epoch 257/1000</text:p>
      <text:p text:style-name="P514">164/164 [==============================] - 2s 14ms/step - loss: 0.0040 - acc: 0.5218</text:p>
      <text:p text:style-name="P515">Epoch 258/1000</text:p>
      <text:p text:style-name="P516">164/164 [==============================] - 2s 14ms/step - loss: 0.0040 - acc: 0.5206</text:p>
      <text:p text:style-name="P517">Epoch 259/1000</text:p>
      <text:p text:style-name="P518">164/164 [==============================] - 2s 14ms/step - loss: 0.0040 - acc: 0.5288</text:p>
      <text:p text:style-name="P519">Epoch 260/1000</text:p>
      <text:p text:style-name="P520">164/164 [==============================] - 2s 14ms/step - loss: 0.0040 - acc: 0.5313</text:p>
      <text:p text:style-name="P521">Epoch 261/1000</text:p>
      <text:p text:style-name="P522">164/164 [==============================] - 2s 14ms/step - loss: 0.0040 - acc: 0.5344</text:p>
      <text:p text:style-name="P523">Epoch 262/1000</text:p>
      <text:p text:style-name="P524">164/164 [==============================] - 2s 14ms/step - loss: 0.0039 - acc: 0.5361</text:p>
      <text:p text:style-name="P525">Epoch 263/1000</text:p>
      <text:p text:style-name="P526">164/164 [==============================] - 2s 14ms/step - loss: 0.0040 - acc: 0.5324</text:p>
      <text:p text:style-name="P527">Epoch 264/1000</text:p>
      <text:p text:style-name="P528">164/164 [==============================] - 2s 14ms/step - loss: 0.0039 - acc: 0.5351</text:p>
      <text:p text:style-name="P529">Epoch 265/1000</text:p>
      <text:p text:style-name="P530">164/164 [==============================] - 2s 14ms/step - loss: 0.0040 - acc: 0.5292</text:p>
      <text:p text:style-name="P531">Epoch 266/1000</text:p>
      <text:p text:style-name="P532">164/164 [==============================] - 2s 15ms/step - loss: 0.0040 - acc: 0.5256</text:p>
      <text:p text:style-name="P533">Epoch 267/1000</text:p>
      <text:soft-page-break/>
      <text:p text:style-name="P534">164/164 [==============================] - 2s 14ms/step - loss: 0.0040 - acc: 0.5252</text:p>
      <text:p text:style-name="P535">Epoch 268/1000</text:p>
      <text:p text:style-name="P536">164/164 [==============================] - 2s 14ms/step - loss: 0.0040 - acc: 0.5227</text:p>
      <text:p text:style-name="P537">Epoch 269/1000</text:p>
      <text:p text:style-name="P538">164/164 [==============================] - 2s 14ms/step - loss: 0.0040 - acc: 0.5302</text:p>
      <text:p text:style-name="P539">Epoch 270/1000</text:p>
      <text:p text:style-name="P540">164/164 [==============================] - 2s 14ms/step - loss: 0.0040 - acc: 0.5288</text:p>
      <text:p text:style-name="P541">Epoch 271/1000</text:p>
      <text:p text:style-name="P542">164/164 [==============================] - 2s 14ms/step - loss: 0.0039 - acc: 0.5328</text:p>
      <text:p text:style-name="P543">Epoch 272/1000</text:p>
      <text:p text:style-name="P544">164/164 [==============================] - 2s 14ms/step - loss: 0.0039 - acc: 0.5261</text:p>
      <text:p text:style-name="P545">Epoch 273/1000</text:p>
      <text:p text:style-name="P546">164/164 [==============================] - 2s 14ms/step - loss: 0.0040 - acc: 0.5405</text:p>
      <text:p text:style-name="P547">Epoch 274/1000</text:p>
      <text:p text:style-name="P548">164/164 [==============================] - 2s 14ms/step - loss: 0.0040 - acc: 0.5460</text:p>
      <text:p text:style-name="P549">Epoch 275/1000</text:p>
      <text:p text:style-name="P550">164/164 [==============================] - 2s 14ms/step - loss: 0.0039 - acc: 0.5334</text:p>
      <text:p text:style-name="P551">Epoch 276/1000</text:p>
      <text:p text:style-name="P552">164/164 [==============================] - 2s 14ms/step - loss: 0.0039 - acc: 0.5305</text:p>
      <text:p text:style-name="P553">Epoch 277/1000</text:p>
      <text:p text:style-name="P554">164/164 [==============================] - 2s 14ms/step - loss: 0.0040 - acc: 0.5248</text:p>
      <text:p text:style-name="P555">Epoch 278/1000</text:p>
      <text:p text:style-name="P556">164/164 [==============================] - 2s 14ms/step - loss: 0.0040 - acc: 0.5307</text:p>
      <text:p text:style-name="P557">Epoch 279/1000</text:p>
      <text:p text:style-name="P558">164/164 [==============================] - 2s 14ms/step - loss: 0.0039 - acc: 0.5250</text:p>
      <text:p text:style-name="P559">Epoch 280/1000</text:p>
      <text:p text:style-name="P560">164/164 [==============================] - 2s 14ms/step - loss: 0.0039 - acc: 0.5368</text:p>
      <text:p text:style-name="P561">Epoch 281/1000</text:p>
      <text:p text:style-name="P562">164/164 [==============================] - 2s 14ms/step - loss: 0.0039 - acc: 0.5298</text:p>
      <text:p text:style-name="P563">Epoch 282/1000</text:p>
      <text:p text:style-name="P564">164/164 [==============================] - 2s 14ms/step - loss: 0.0039 - acc: 0.5424</text:p>
      <text:p text:style-name="P565">Epoch 283/1000</text:p>
      <text:p text:style-name="P566">164/164 [==============================] - 2s 14ms/step - loss: 0.0039 - acc: 0.5336</text:p>
      <text:p text:style-name="P567">Epoch 284/1000</text:p>
      <text:p text:style-name="P568">164/164 [==============================] - 2s 14ms/step - loss: 0.0039 - acc: 0.5370</text:p>
      <text:p text:style-name="P569">Epoch 285/1000</text:p>
      <text:p text:style-name="P570">164/164 [==============================] - 2s 14ms/step - loss: 0.0039 - acc: 0.5265</text:p>
      <text:p text:style-name="P571">Epoch 286/1000</text:p>
      <text:soft-page-break/>
      <text:p text:style-name="P572">164/164 [==============================] - 2s 14ms/step - loss: 0.0039 - acc: 0.5405</text:p>
      <text:p text:style-name="P573">Epoch 287/1000</text:p>
      <text:p text:style-name="P574">164/164 [==============================] - 2s 15ms/step - loss: 0.0039 - acc: 0.5437</text:p>
      <text:p text:style-name="P575">Epoch 288/1000</text:p>
      <text:p text:style-name="P576">164/164 [==============================] - 2s 15ms/step - loss: 0.0039 - acc: 0.5342</text:p>
      <text:p text:style-name="P577">Epoch 289/1000</text:p>
      <text:p text:style-name="P578">164/164 [==============================] - 2s 15ms/step - loss: 0.0039 - acc: 0.5374</text:p>
      <text:p text:style-name="P579">Epoch 290/1000</text:p>
      <text:p text:style-name="P580">164/164 [==============================] - 2s 15ms/step - loss: 0.0039 - acc: 0.5372</text:p>
      <text:p text:style-name="P581">Epoch 291/1000</text:p>
      <text:p text:style-name="P582">164/164 [==============================] - 2s 15ms/step - loss: 0.0039 - acc: 0.5323</text:p>
      <text:p text:style-name="P583">Epoch 292/1000</text:p>
      <text:p text:style-name="P584">164/164 [==============================] - 2s 14ms/step - loss: 0.0039 - acc: 0.5324</text:p>
      <text:p text:style-name="P585">Epoch 293/1000</text:p>
      <text:p text:style-name="P586">164/164 [==============================] - 2s 14ms/step - loss: 0.0039 - acc: 0.5345</text:p>
      <text:p text:style-name="P587">Epoch 294/1000</text:p>
      <text:p text:style-name="P588">164/164 [==============================] - 2s 14ms/step - loss: 0.0038 - acc: 0.5508</text:p>
      <text:p text:style-name="P589">Epoch 295/1000</text:p>
      <text:p text:style-name="P590">164/164 [==============================] - 2s 14ms/step - loss: 0.0039 - acc: 0.5403</text:p>
      <text:p text:style-name="P591">Epoch 296/1000</text:p>
      <text:p text:style-name="P592">164/164 [==============================] - 2s 14ms/step - loss: 0.0039 - acc: 0.5385</text:p>
      <text:p text:style-name="P593">Epoch 297/1000</text:p>
      <text:p text:style-name="P594">164/164 [==============================] - 2s 14ms/step - loss: 0.0039 - acc: 0.5298</text:p>
      <text:p text:style-name="P595">Epoch 298/1000</text:p>
      <text:p text:style-name="P596">164/164 [==============================] - 2s 15ms/step - loss: 0.0038 - acc: 0.5330</text:p>
      <text:p text:style-name="P597">Epoch 299/1000</text:p>
      <text:p text:style-name="P598">164/164 [==============================] - 2s 14ms/step - loss: 0.0038 - acc: 0.5424</text:p>
      <text:p text:style-name="P599">Epoch 300/1000</text:p>
      <text:p text:style-name="P600">164/164 [==============================] - 2s 14ms/step - loss: 0.0038 - acc: 0.5460</text:p>
      <text:p text:style-name="P601">Epoch 301/1000</text:p>
      <text:p text:style-name="P602">164/164 [==============================] - 2s 14ms/step - loss: 0.0039 - acc: 0.5401</text:p>
      <text:p text:style-name="P603">Epoch 302/1000</text:p>
      <text:p text:style-name="P604">164/164 [==============================] - 2s 14ms/step - loss: 0.0038 - acc: 0.5506</text:p>
      <text:p text:style-name="P605">Epoch 303/1000</text:p>
      <text:p text:style-name="P606">164/164 [==============================] - 2s 14ms/step - loss: 0.0038 - acc: 0.5370</text:p>
      <text:p text:style-name="P607">Epoch 304/1000</text:p>
      <text:p text:style-name="P608">164/164 [==============================] - 2s 14ms/step - loss: 0.0038 - acc: 0.5399</text:p>
      <text:p text:style-name="P609">Epoch 305/1000</text:p>
      <text:soft-page-break/>
      <text:p text:style-name="P610">164/164 [==============================] - 2s 14ms/step - loss: 0.0038 - acc: 0.5429</text:p>
      <text:p text:style-name="P611">Epoch 306/1000</text:p>
      <text:p text:style-name="P612">164/164 [==============================] - 2s 14ms/step - loss: 0.0038 - acc: 0.5408</text:p>
      <text:p text:style-name="P613">Epoch 307/1000</text:p>
      <text:p text:style-name="P614">164/164 [==============================] - 2s 14ms/step - loss: 0.0038 - acc: 0.5311</text:p>
      <text:p text:style-name="P615">Epoch 308/1000</text:p>
      <text:p text:style-name="P616">164/164 [==============================] - 2s 14ms/step - loss: 0.0038 - acc: 0.5391</text:p>
      <text:p text:style-name="P617">Epoch 309/1000</text:p>
      <text:p text:style-name="P618">164/164 [==============================] - 2s 14ms/step - loss: 0.0038 - acc: 0.5437</text:p>
      <text:p text:style-name="P619">Epoch 310/1000</text:p>
      <text:p text:style-name="P620">164/164 [==============================] - 2s 14ms/step - loss: 0.0038 - acc: 0.5403</text:p>
      <text:p text:style-name="P621">Epoch 311/1000</text:p>
      <text:p text:style-name="P622">164/164 [==============================] - 2s 14ms/step - loss: 0.0038 - acc: 0.5387</text:p>
      <text:p text:style-name="P623">Epoch 312/1000</text:p>
      <text:p text:style-name="P624">164/164 [==============================] - 2s 14ms/step - loss: 0.0038 - acc: 0.5443</text:p>
      <text:p text:style-name="P625">Epoch 313/1000</text:p>
      <text:p text:style-name="P626">164/164 [==============================] - 2s 14ms/step - loss: 0.0038 - acc: 0.5464</text:p>
      <text:p text:style-name="P627">Epoch 314/1000</text:p>
      <text:p text:style-name="P628">164/164 [==============================] - 2s 14ms/step - loss: 0.0038 - acc: 0.5500</text:p>
      <text:p text:style-name="P629">Epoch 315/1000</text:p>
      <text:p text:style-name="P630">164/164 [==============================] - 2s 14ms/step - loss: 0.0038 - acc: 0.5376</text:p>
      <text:p text:style-name="P631">Epoch 316/1000</text:p>
      <text:p text:style-name="P632">164/164 [==============================] - 2s 14ms/step - loss: 0.0038 - acc: 0.5468</text:p>
      <text:p text:style-name="P633">Epoch 317/1000</text:p>
      <text:p text:style-name="P634">164/164 [==============================] - 2s 14ms/step - loss: 0.0038 - acc: 0.5353</text:p>
      <text:p text:style-name="P635">Epoch 318/1000</text:p>
      <text:p text:style-name="P636">164/164 [==============================] - 2s 14ms/step - loss: 0.0038 - acc: 0.5546</text:p>
      <text:p text:style-name="P637">Epoch 319/1000</text:p>
      <text:p text:style-name="P638">164/164 [==============================] - 2s 14ms/step - loss: 0.0038 - acc: 0.5406</text:p>
      <text:p text:style-name="P639">Epoch 320/1000</text:p>
      <text:p text:style-name="P640">164/164 [==============================] - 2s 14ms/step - loss: 0.0038 - acc: 0.5479</text:p>
      <text:p text:style-name="P641">Epoch 321/1000</text:p>
      <text:p text:style-name="P642">164/164 [==============================] - 2s 14ms/step - loss: 0.0038 - acc: 0.5510</text:p>
      <text:p text:style-name="P643">Epoch 322/1000</text:p>
      <text:p text:style-name="P644">164/164 [==============================] - 2s 14ms/step - loss: 0.0038 - acc: 0.5454</text:p>
      <text:p text:style-name="P645">Epoch 323/1000</text:p>
      <text:p text:style-name="P646">164/164 [==============================] - 2s 14ms/step - loss: 0.0038 - acc: 0.5475</text:p>
      <text:p text:style-name="P647">Epoch 324/1000</text:p>
      <text:soft-page-break/>
      <text:p text:style-name="P648">164/164 [==============================] - 2s 14ms/step - loss: 0.0038 - acc: 0.5469</text:p>
      <text:p text:style-name="P649">Epoch 325/1000</text:p>
      <text:p text:style-name="P650">164/164 [==============================] - 2s 14ms/step - loss: 0.0037 - acc: 0.5401</text:p>
      <text:p text:style-name="P651">Epoch 326/1000</text:p>
      <text:p text:style-name="P652">164/164 [==============================] - 2s 14ms/step - loss: 0.0038 - acc: 0.5389</text:p>
      <text:p text:style-name="P653">Epoch 327/1000</text:p>
      <text:p text:style-name="P654">164/164 [==============================] - 2s 14ms/step - loss: 0.0038 - acc: 0.5393</text:p>
      <text:p text:style-name="P655">Epoch 328/1000</text:p>
      <text:p text:style-name="P656">164/164 [==============================] - 2s 14ms/step - loss: 0.0037 - acc: 0.5448</text:p>
      <text:p text:style-name="P657">Epoch 329/1000</text:p>
      <text:p text:style-name="P658">164/164 [==============================] - 2s 14ms/step - loss: 0.0038 - acc: 0.5391</text:p>
      <text:p text:style-name="P659">Epoch 330/1000</text:p>
      <text:p text:style-name="P660">164/164 [==============================] - 2s 14ms/step - loss: 0.0037 - acc: 0.5483</text:p>
      <text:p text:style-name="P661">Epoch 331/1000</text:p>
      <text:p text:style-name="P662">164/164 [==============================] - 2s 14ms/step - loss: 0.0037 - acc: 0.5426</text:p>
      <text:p text:style-name="P663">Epoch 332/1000</text:p>
      <text:p text:style-name="P664">164/164 [==============================] - 2s 14ms/step - loss: 0.0037 - acc: 0.5468</text:p>
      <text:p text:style-name="P665">Epoch 333/1000</text:p>
      <text:p text:style-name="P666">164/164 [==============================] - 2s 14ms/step - loss: 0.0037 - acc: 0.5385</text:p>
      <text:p text:style-name="P667">Epoch 334/1000</text:p>
      <text:p text:style-name="P668">164/164 [==============================] - 2s 14ms/step - loss: 0.0037 - acc: 0.5513</text:p>
      <text:p text:style-name="P669">Epoch 335/1000</text:p>
      <text:p text:style-name="P670">164/164 [==============================] - 2s 14ms/step - loss: 0.0037 - acc: 0.5420</text:p>
      <text:p text:style-name="P671">Epoch 336/1000</text:p>
      <text:p text:style-name="P672">164/164 [==============================] - 2s 14ms/step - loss: 0.0037 - acc: 0.5475</text:p>
      <text:p text:style-name="P673">Epoch 337/1000</text:p>
      <text:p text:style-name="P674">164/164 [==============================] - 2s 14ms/step - loss: 0.0037 - acc: 0.5462</text:p>
      <text:p text:style-name="P675">Epoch 338/1000</text:p>
      <text:p text:style-name="P676">164/164 [==============================] - 2s 14ms/step - loss: 0.0037 - acc: 0.5406</text:p>
      <text:p text:style-name="P677">Epoch 339/1000</text:p>
      <text:p text:style-name="P678">164/164 [==============================] - 2s 14ms/step - loss: 0.0037 - acc: 0.5578</text:p>
      <text:p text:style-name="P679">Epoch 340/1000</text:p>
      <text:p text:style-name="P680">164/164 [==============================] - 2s 14ms/step - loss: 0.0037 - acc: 0.5492</text:p>
      <text:p text:style-name="P681">Epoch 341/1000</text:p>
      <text:p text:style-name="P682">164/164 [==============================] - 2s 14ms/step - loss: 0.0037 - acc: 0.5471</text:p>
      <text:p text:style-name="P683">Epoch 342/1000</text:p>
      <text:p text:style-name="P684">164/164 [==============================] - 2s 14ms/step - loss: 0.0037 - acc: 0.5515</text:p>
      <text:p text:style-name="P685">Epoch 343/1000</text:p>
      <text:soft-page-break/>
      <text:p text:style-name="P686">164/164 [==============================] - 2s 14ms/step - loss: 0.0037 - acc: 0.5473</text:p>
      <text:p text:style-name="P687">Epoch 344/1000</text:p>
      <text:p text:style-name="P688">164/164 [==============================] - 2s 14ms/step - loss: 0.0037 - acc: 0.5538</text:p>
      <text:p text:style-name="P689">Epoch 345/1000</text:p>
      <text:p text:style-name="P690">164/164 [==============================] - 2s 14ms/step - loss: 0.0037 - acc: 0.5592</text:p>
      <text:p text:style-name="P691">Epoch 346/1000</text:p>
      <text:p text:style-name="P692">164/164 [==============================] - 2s 14ms/step - loss: 0.0037 - acc: 0.5441</text:p>
      <text:p text:style-name="P693">Epoch 347/1000</text:p>
      <text:p text:style-name="P694">164/164 [==============================] - 2s 14ms/step - loss: 0.0037 - acc: 0.5456</text:p>
      <text:p text:style-name="P695">Epoch 348/1000</text:p>
      <text:p text:style-name="P696">164/164 [==============================] - 2s 14ms/step - loss: 0.0037 - acc: 0.5485</text:p>
      <text:p text:style-name="P697">Epoch 349/1000</text:p>
      <text:p text:style-name="P698">164/164 [==============================] - 2s 14ms/step - loss: 0.0037 - acc: 0.5567</text:p>
      <text:p text:style-name="P699">Epoch 350/1000</text:p>
      <text:p text:style-name="P700">164/164 [==============================] - 2s 14ms/step - loss: 0.0037 - acc: 0.5561</text:p>
      <text:p text:style-name="P701">Epoch 351/1000</text:p>
      <text:p text:style-name="P702">164/164 [==============================] - 2s 14ms/step - loss: 0.0036 - acc: 0.5504</text:p>
      <text:p text:style-name="P703">Epoch 352/1000</text:p>
      <text:p text:style-name="P704">164/164 [==============================] - 2s 14ms/step - loss: 0.0037 - acc: 0.5475</text:p>
      <text:p text:style-name="P705">Epoch 353/1000</text:p>
      <text:p text:style-name="P706">164/164 [==============================] - 2s 14ms/step - loss: 0.0037 - acc: 0.5515</text:p>
      <text:p text:style-name="P707">Epoch 354/1000</text:p>
      <text:p text:style-name="P708">164/164 [==============================] - 2s 14ms/step - loss: 0.0037 - acc: 0.5519</text:p>
      <text:p text:style-name="P709">Epoch 355/1000</text:p>
      <text:p text:style-name="P710">164/164 [==============================] - 2s 14ms/step - loss: 0.0037 - acc: 0.5561</text:p>
      <text:p text:style-name="P711">Epoch 356/1000</text:p>
      <text:p text:style-name="P712">164/164 [==============================] - 2s 14ms/step - loss: 0.0037 - acc: 0.5561</text:p>
      <text:p text:style-name="P713">Epoch 357/1000</text:p>
      <text:p text:style-name="P714">164/164 [==============================] - 2s 14ms/step - loss: 0.0036 - acc: 0.5485</text:p>
      <text:p text:style-name="P715">Epoch 358/1000</text:p>
      <text:p text:style-name="P716">164/164 [==============================] - 2s 14ms/step - loss: 0.0037 - acc: 0.5475</text:p>
      <text:p text:style-name="P717">Epoch 359/1000</text:p>
      <text:p text:style-name="P718">164/164 [==============================] - 2s 14ms/step - loss: 0.0036 - acc: 0.5466</text:p>
      <text:p text:style-name="P719">Epoch 360/1000</text:p>
      <text:p text:style-name="P720">164/164 [==============================] - 2s 14ms/step - loss: 0.0036 - acc: 0.5473</text:p>
      <text:p text:style-name="P721">Epoch 361/1000</text:p>
      <text:p text:style-name="P722">164/164 [==============================] - 2s 14ms/step - loss: 0.0037 - acc: 0.5534</text:p>
      <text:p text:style-name="P723">Epoch 362/1000</text:p>
      <text:soft-page-break/>
      <text:p text:style-name="P724">164/164 [==============================] - 2s 14ms/step - loss: 0.0037 - acc: 0.5504</text:p>
      <text:p text:style-name="P725">Epoch 363/1000</text:p>
      <text:p text:style-name="P726">164/164 [==============================] - 2s 14ms/step - loss: 0.0037 - acc: 0.5527</text:p>
      <text:p text:style-name="P727">Epoch 364/1000</text:p>
      <text:p text:style-name="P728">164/164 [==============================] - 2s 14ms/step - loss: 0.0037 - acc: 0.5574</text:p>
      <text:p text:style-name="P729">Epoch 365/1000</text:p>
      <text:p text:style-name="P730">164/164 [==============================] - 2s 14ms/step - loss: 0.0036 - acc: 0.5508</text:p>
      <text:p text:style-name="P731">Epoch 366/1000</text:p>
      <text:p text:style-name="P732">164/164 [==============================] - 2s 14ms/step - loss: 0.0036 - acc: 0.5565</text:p>
      <text:p text:style-name="P733">Epoch 367/1000</text:p>
      <text:p text:style-name="P734">164/164 [==============================] - 2s 14ms/step - loss: 0.0037 - acc: 0.5546</text:p>
      <text:p text:style-name="P735">Epoch 368/1000</text:p>
      <text:p text:style-name="P736">164/164 [==============================] - 2s 14ms/step - loss: 0.0036 - acc: 0.5538</text:p>
      <text:p text:style-name="P737">Epoch 369/1000</text:p>
      <text:p text:style-name="P738">164/164 [==============================] - 2s 14ms/step - loss: 0.0036 - acc: 0.5515</text:p>
      <text:p text:style-name="P739">Epoch 370/1000</text:p>
      <text:p text:style-name="P740">164/164 [==============================] - 2s 14ms/step - loss: 0.0036 - acc: 0.5594</text:p>
      <text:p text:style-name="P741">Epoch 371/1000</text:p>
      <text:p text:style-name="P742">164/164 [==============================] - 2s 14ms/step - loss: 0.0036 - acc: 0.5517</text:p>
      <text:p text:style-name="P743">Epoch 372/1000</text:p>
      <text:p text:style-name="P744">164/164 [==============================] - 2s 14ms/step - loss: 0.0036 - acc: 0.5500</text:p>
      <text:p text:style-name="P745">Epoch 373/1000</text:p>
      <text:p text:style-name="P746">164/164 [==============================] - 2s 14ms/step - loss: 0.0037 - acc: 0.5615</text:p>
      <text:p text:style-name="P747">Epoch 374/1000</text:p>
      <text:p text:style-name="P748">164/164 [==============================] - 2s 14ms/step - loss: 0.0036 - acc: 0.5567</text:p>
      <text:p text:style-name="P749">Epoch 375/1000</text:p>
      <text:p text:style-name="P750">164/164 [==============================] - 2s 14ms/step - loss: 0.0036 - acc: 0.5601</text:p>
      <text:p text:style-name="P751">Epoch 376/1000</text:p>
      <text:p text:style-name="P752">164/164 [==============================] - 2s 14ms/step - loss: 0.0036 - acc: 0.5540</text:p>
      <text:p text:style-name="P753">Epoch 377/1000</text:p>
      <text:p text:style-name="P754">164/164 [==============================] - 2s 14ms/step - loss: 0.0036 - acc: 0.5630</text:p>
      <text:p text:style-name="P755">Epoch 378/1000</text:p>
      <text:p text:style-name="P756">164/164 [==============================] - 2s 14ms/step - loss: 0.0036 - acc: 0.5538</text:p>
      <text:p text:style-name="P757">Epoch 379/1000</text:p>
      <text:p text:style-name="P758">164/164 [==============================] - 2s 14ms/step - loss: 0.0036 - acc: 0.5595</text:p>
      <text:p text:style-name="P759">Epoch 380/1000</text:p>
      <text:p text:style-name="P760">164/164 [==============================] - 2s 14ms/step - loss: 0.0036 - acc: 0.5660</text:p>
      <text:p text:style-name="P761">Epoch 381/1000</text:p>
      <text:soft-page-break/>
      <text:p text:style-name="P762">164/164 [==============================] - 2s 14ms/step - loss: 0.0036 - acc: 0.5563</text:p>
      <text:p text:style-name="P763">Epoch 382/1000</text:p>
      <text:p text:style-name="P764">164/164 [==============================] - 2s 14ms/step - loss: 0.0036 - acc: 0.5660</text:p>
      <text:p text:style-name="P765">Epoch 383/1000</text:p>
      <text:p text:style-name="P766">164/164 [==============================] - 2s 14ms/step - loss: 0.0036 - acc: 0.5595</text:p>
      <text:p text:style-name="P767">Epoch 384/1000</text:p>
      <text:p text:style-name="P768">164/164 [==============================] - 2s 14ms/step - loss: 0.0036 - acc: 0.5511</text:p>
      <text:p text:style-name="P769">Epoch 385/1000</text:p>
      <text:p text:style-name="P770">164/164 [==============================] - 2s 14ms/step - loss: 0.0036 - acc: 0.5615</text:p>
      <text:p text:style-name="P771">Epoch 386/1000</text:p>
      <text:p text:style-name="P772">164/164 [==============================] - 2s 14ms/step - loss: 0.0036 - acc: 0.5534</text:p>
      <text:p text:style-name="P773">Epoch 387/1000</text:p>
      <text:p text:style-name="P774">164/164 [==============================] - 2s 14ms/step - loss: 0.0036 - acc: 0.5590</text:p>
      <text:p text:style-name="P775">Epoch 388/1000</text:p>
      <text:p text:style-name="P776">164/164 [==============================] - 2s 14ms/step - loss: 0.0036 - acc: 0.5552</text:p>
      <text:p text:style-name="P777">Epoch 389/1000</text:p>
      <text:p text:style-name="P778">164/164 [==============================] - 2s 14ms/step - loss: 0.0037 - acc: 0.5603</text:p>
      <text:p text:style-name="P779">Epoch 390/1000</text:p>
      <text:p text:style-name="P780">164/164 [==============================] - 2s 14ms/step - loss: 0.0036 - acc: 0.5609</text:p>
      <text:p text:style-name="P781">Epoch 391/1000</text:p>
      <text:p text:style-name="P782">164/164 [==============================] - 2s 14ms/step - loss: 0.0036 - acc: 0.5649</text:p>
      <text:p text:style-name="P783">Epoch 392/1000</text:p>
      <text:p text:style-name="P784">164/164 [==============================] - 2s 14ms/step - loss: 0.0036 - acc: 0.5599</text:p>
      <text:p text:style-name="P785">Epoch 393/1000</text:p>
      <text:p text:style-name="P786">164/164 [==============================] - 2s 14ms/step - loss: 0.0036 - acc: 0.5553</text:p>
      <text:p text:style-name="P787">Epoch 394/1000</text:p>
      <text:p text:style-name="P788">164/164 [==============================] - 2s 14ms/step - loss: 0.0036 - acc: 0.5647</text:p>
      <text:p text:style-name="P789">Epoch 395/1000</text:p>
      <text:p text:style-name="P790">164/164 [==============================] - 2s 14ms/step - loss: 0.0036 - acc: 0.5643</text:p>
      <text:p text:style-name="P791">Epoch 396/1000</text:p>
      <text:p text:style-name="P792">164/164 [==============================] - 2s 14ms/step - loss: 0.0036 - acc: 0.5550</text:p>
      <text:p text:style-name="P793">Epoch 397/1000</text:p>
      <text:p text:style-name="P794">164/164 [==============================] - 2s 14ms/step - loss: 0.0036 - acc: 0.5769</text:p>
      <text:p text:style-name="P795">Epoch 398/1000</text:p>
      <text:p text:style-name="P796">164/164 [==============================] - 2s 14ms/step - loss: 0.0035 - acc: 0.5622</text:p>
      <text:p text:style-name="P797">Epoch 399/1000</text:p>
      <text:p text:style-name="P798">164/164 [==============================] - 2s 14ms/step - loss: 0.0036 - acc: 0.5531</text:p>
      <text:p text:style-name="P799">Epoch 400/1000</text:p>
      <text:soft-page-break/>
      <text:p text:style-name="P800">164/164 [==============================] - 2s 14ms/step - loss: 0.0036 - acc: 0.5605</text:p>
      <text:p text:style-name="P801">Epoch 401/1000</text:p>
      <text:p text:style-name="P802">164/164 [==============================] - 2s 14ms/step - loss: 0.0036 - acc: 0.5761</text:p>
      <text:p text:style-name="P803">Epoch 402/1000</text:p>
      <text:p text:style-name="P804">164/164 [==============================] - 2s 14ms/step - loss: 0.0036 - acc: 0.5489</text:p>
      <text:p text:style-name="P805">Epoch 403/1000</text:p>
      <text:p text:style-name="P806">164/164 [==============================] - 2s 14ms/step - loss: 0.0036 - acc: 0.5710</text:p>
      <text:p text:style-name="P807">Epoch 404/1000</text:p>
      <text:p text:style-name="P808">164/164 [==============================] - 2s 14ms/step - loss: 0.0035 - acc: 0.5571</text:p>
      <text:p text:style-name="P809">Epoch 405/1000</text:p>
      <text:p text:style-name="P810">164/164 [==============================] - 2s 14ms/step - loss: 0.0035 - acc: 0.5723</text:p>
      <text:p text:style-name="P811">Epoch 406/1000</text:p>
      <text:p text:style-name="P812">164/164 [==============================] - 2s 14ms/step - loss: 0.0035 - acc: 0.5542</text:p>
      <text:p text:style-name="P813">Epoch 407/1000</text:p>
      <text:p text:style-name="P814">164/164 [==============================] - 2s 14ms/step - loss: 0.0035 - acc: 0.5574</text:p>
      <text:p text:style-name="P815">Epoch 408/1000</text:p>
      <text:p text:style-name="P816">164/164 [==============================] - 2s 14ms/step - loss: 0.0035 - acc: 0.5555</text:p>
      <text:p text:style-name="P817">Epoch 409/1000</text:p>
      <text:p text:style-name="P818">164/164 [==============================] - 2s 14ms/step - loss: 0.0035 - acc: 0.5613</text:p>
      <text:p text:style-name="P819">Epoch 410/1000</text:p>
      <text:p text:style-name="P820">164/164 [==============================] - 2s 14ms/step - loss: 0.0035 - acc: 0.5517</text:p>
      <text:p text:style-name="P821">Epoch 411/1000</text:p>
      <text:p text:style-name="P822">164/164 [==============================] - 2s 14ms/step - loss: 0.0036 - acc: 0.5601</text:p>
      <text:p text:style-name="P823">Epoch 412/1000</text:p>
      <text:p text:style-name="P824">164/164 [==============================] - 2s 14ms/step - loss: 0.0035 - acc: 0.5590</text:p>
      <text:p text:style-name="P825">Epoch 413/1000</text:p>
      <text:p text:style-name="P826">164/164 [==============================] - 2s 14ms/step - loss: 0.0035 - acc: 0.5521</text:p>
      <text:p text:style-name="P827">Epoch 414/1000</text:p>
      <text:p text:style-name="P828">164/164 [==============================] - 2s 14ms/step - loss: 0.0035 - acc: 0.5660</text:p>
      <text:p text:style-name="P829">Epoch 415/1000</text:p>
      <text:p text:style-name="P830">164/164 [==============================] - 2s 14ms/step - loss: 0.0036 - acc: 0.5508</text:p>
      <text:p text:style-name="P831">Epoch 416/1000</text:p>
      <text:p text:style-name="P832">164/164 [==============================] - 2s 14ms/step - loss: 0.0035 - acc: 0.5658</text:p>
      <text:p text:style-name="P833">Epoch 417/1000</text:p>
      <text:p text:style-name="P834">164/164 [==============================] - 2s 14ms/step - loss: 0.0035 - acc: 0.5786</text:p>
      <text:p text:style-name="P835">Epoch 418/1000</text:p>
      <text:p text:style-name="P836">164/164 [==============================] - 2s 14ms/step - loss: 0.0035 - acc: 0.5658</text:p>
      <text:p text:style-name="P837">Epoch 419/1000</text:p>
      <text:soft-page-break/>
      <text:p text:style-name="P838">164/164 [==============================] - 2s 15ms/step - loss: 0.0035 - acc: 0.5676</text:p>
      <text:p text:style-name="P839">Epoch 420/1000</text:p>
      <text:p text:style-name="P840">164/164 [==============================] - 2s 15ms/step - loss: 0.0035 - acc: 0.5695</text:p>
      <text:p text:style-name="P841">Epoch 421/1000</text:p>
      <text:p text:style-name="P842">164/164 [==============================] - 2s 14ms/step - loss: 0.0035 - acc: 0.5666</text:p>
      <text:p text:style-name="P843">Epoch 422/1000</text:p>
      <text:p text:style-name="P844">164/164 [==============================] - 2s 15ms/step - loss: 0.0035 - acc: 0.5615</text:p>
      <text:p text:style-name="P845">Epoch 423/1000</text:p>
      <text:p text:style-name="P846">164/164 [==============================] - 2s 14ms/step - loss: 0.0035 - acc: 0.5697</text:p>
      <text:p text:style-name="P847">Epoch 424/1000</text:p>
      <text:p text:style-name="P848">164/164 [==============================] - 2s 14ms/step - loss: 0.0035 - acc: 0.5656</text:p>
      <text:p text:style-name="P849">Epoch 425/1000</text:p>
      <text:p text:style-name="P850">164/164 [==============================] - 2s 14ms/step - loss: 0.0035 - acc: 0.5710</text:p>
      <text:p text:style-name="P851">Epoch 426/1000</text:p>
      <text:p text:style-name="P852">164/164 [==============================] - 2s 14ms/step - loss: 0.0035 - acc: 0.5580</text:p>
      <text:p text:style-name="P853">Epoch 427/1000</text:p>
      <text:p text:style-name="P854">164/164 [==============================] - 2s 14ms/step - loss: 0.0035 - acc: 0.5616</text:p>
      <text:p text:style-name="P855">Epoch 428/1000</text:p>
      <text:p text:style-name="P856">164/164 [==============================] - 2s 14ms/step - loss: 0.0035 - acc: 0.5615</text:p>
      <text:p text:style-name="P857">Epoch 429/1000</text:p>
      <text:p text:style-name="P858">164/164 [==============================] - 2s 14ms/step - loss: 0.0035 - acc: 0.5704</text:p>
      <text:p text:style-name="P859">Epoch 430/1000</text:p>
      <text:p text:style-name="P860">164/164 [==============================] - 2s 14ms/step - loss: 0.0035 - acc: 0.5809</text:p>
      <text:p text:style-name="P861">Epoch 431/1000</text:p>
      <text:p text:style-name="P862">164/164 [==============================] - 2s 14ms/step - loss: 0.0035 - acc: 0.5655</text:p>
      <text:p text:style-name="P863">Epoch 432/1000</text:p>
      <text:p text:style-name="P864">164/164 [==============================] - 2s 14ms/step - loss: 0.0035 - acc: 0.5676</text:p>
      <text:p text:style-name="P865">Epoch 433/1000</text:p>
      <text:p text:style-name="P866">164/164 [==============================] - 2s 14ms/step - loss: 0.0035 - acc: 0.5666</text:p>
      <text:p text:style-name="P867">Epoch 434/1000</text:p>
      <text:p text:style-name="P868">164/164 [==============================] - 2s 14ms/step - loss: 0.0035 - acc: 0.5719</text:p>
      <text:p text:style-name="P869">Epoch 435/1000</text:p>
      <text:p text:style-name="P870">164/164 [==============================] - 2s 14ms/step - loss: 0.0035 - acc: 0.5704</text:p>
      <text:p text:style-name="P871">Epoch 436/1000</text:p>
      <text:p text:style-name="P872">164/164 [==============================] - 2s 14ms/step - loss: 0.0035 - acc: 0.5616</text:p>
      <text:p text:style-name="P873">Epoch 437/1000</text:p>
      <text:p text:style-name="P874">164/164 [==============================] - 2s 14ms/step - loss: 0.0035 - acc: 0.5681</text:p>
      <text:p text:style-name="P875">Epoch 438/1000</text:p>
      <text:soft-page-break/>
      <text:p text:style-name="P876">164/164 [==============================] - 2s 14ms/step - loss: 0.0035 - acc: 0.5674</text:p>
      <text:p text:style-name="P877">Epoch 439/1000</text:p>
      <text:p text:style-name="P878">164/164 [==============================] - 2s 14ms/step - loss: 0.0035 - acc: 0.5733</text:p>
      <text:p text:style-name="P879">Epoch 440/1000</text:p>
      <text:p text:style-name="P880">164/164 [==============================] - 2s 14ms/step - loss: 0.0035 - acc: 0.5750</text:p>
      <text:p text:style-name="P881">Epoch 441/1000</text:p>
      <text:p text:style-name="P882">164/164 [==============================] - 2s 14ms/step - loss: 0.0035 - acc: 0.5668</text:p>
      <text:p text:style-name="P883">Epoch 442/1000</text:p>
      <text:p text:style-name="P884">164/164 [==============================] - 2s 14ms/step - loss: 0.0034 - acc: 0.5674</text:p>
      <text:p text:style-name="P885">Epoch 443/1000</text:p>
      <text:p text:style-name="P886">164/164 [==============================] - 2s 14ms/step - loss: 0.0035 - acc: 0.5710</text:p>
      <text:p text:style-name="P887">Epoch 444/1000</text:p>
      <text:p text:style-name="P888">164/164 [==============================] - 2s 14ms/step - loss: 0.0035 - acc: 0.5548</text:p>
      <text:p text:style-name="P889">Epoch 445/1000</text:p>
      <text:p text:style-name="P890">164/164 [==============================] - 2s 14ms/step - loss: 0.0035 - acc: 0.5681</text:p>
      <text:p text:style-name="P891">Epoch 446/1000</text:p>
      <text:p text:style-name="P892">164/164 [==============================] - 2s 14ms/step - loss: 0.0035 - acc: 0.5687</text:p>
      <text:p text:style-name="P893">Epoch 447/1000</text:p>
      <text:p text:style-name="P894">164/164 [==============================] - 2s 14ms/step - loss: 0.0034 - acc: 0.5758</text:p>
      <text:p text:style-name="P895">Epoch 448/1000</text:p>
      <text:p text:style-name="P896">164/164 [==============================] - 2s 14ms/step - loss: 0.0034 - acc: 0.5731</text:p>
      <text:p text:style-name="P897">Epoch 449/1000</text:p>
      <text:p text:style-name="P898">164/164 [==============================] - 2s 14ms/step - loss: 0.0035 - acc: 0.5674</text:p>
      <text:p text:style-name="P899">Epoch 450/1000</text:p>
      <text:p text:style-name="P900">164/164 [==============================] - 2s 14ms/step - loss: 0.0034 - acc: 0.5676</text:p>
      <text:p text:style-name="P901">Epoch 451/1000</text:p>
      <text:p text:style-name="P902">164/164 [==============================] - 2s 14ms/step - loss: 0.0034 - acc: 0.5618</text:p>
      <text:p text:style-name="P903">Epoch 452/1000</text:p>
      <text:p text:style-name="P904">164/164 [==============================] - 2s 14ms/step - loss: 0.0035 - acc: 0.5689</text:p>
      <text:p text:style-name="P905">Epoch 453/1000</text:p>
      <text:p text:style-name="P906">164/164 [==============================] - 2s 14ms/step - loss: 0.0034 - acc: 0.5725</text:p>
      <text:p text:style-name="P907">Epoch 454/1000</text:p>
      <text:p text:style-name="P908">164/164 [==============================] - 2s 14ms/step - loss: 0.0034 - acc: 0.5719</text:p>
      <text:p text:style-name="P909">Epoch 455/1000</text:p>
      <text:p text:style-name="P910">164/164 [==============================] - 2s 14ms/step - loss: 0.0034 - acc: 0.5752</text:p>
      <text:p text:style-name="P911">Epoch 456/1000</text:p>
      <text:p text:style-name="P912">164/164 [==============================] - 2s 14ms/step - loss: 0.0035 - acc: 0.5784</text:p>
      <text:p text:style-name="P913">Epoch 457/1000</text:p>
      <text:soft-page-break/>
      <text:p text:style-name="P914">164/164 [==============================] - 2s 14ms/step - loss: 0.0035 - acc: 0.5630</text:p>
      <text:p text:style-name="P915">Epoch 458/1000</text:p>
      <text:p text:style-name="P916">164/164 [==============================] - 2s 14ms/step - loss: 0.0034 - acc: 0.5697</text:p>
      <text:p text:style-name="P917">Epoch 459/1000</text:p>
      <text:p text:style-name="P918">164/164 [==============================] - 2s 14ms/step - loss: 0.0034 - acc: 0.5756</text:p>
      <text:p text:style-name="P919">Epoch 460/1000</text:p>
      <text:p text:style-name="P920">164/164 [==============================] - 2s 14ms/step - loss: 0.0035 - acc: 0.5626</text:p>
      <text:p text:style-name="P921">Epoch 461/1000</text:p>
      <text:p text:style-name="P922">164/164 [==============================] - 2s 14ms/step - loss: 0.0034 - acc: 0.5760</text:p>
      <text:p text:style-name="P923">Epoch 462/1000</text:p>
      <text:p text:style-name="P924">164/164 [==============================] - 2s 14ms/step - loss: 0.0034 - acc: 0.5721</text:p>
      <text:p text:style-name="P925">Epoch 463/1000</text:p>
      <text:p text:style-name="P926">164/164 [==============================] - 2s 14ms/step - loss: 0.0034 - acc: 0.5704</text:p>
      <text:p text:style-name="P927">Epoch 464/1000</text:p>
      <text:p text:style-name="P928">164/164 [==============================] - 2s 14ms/step - loss: 0.0034 - acc: 0.5687</text:p>
      <text:p text:style-name="P929">Epoch 465/1000</text:p>
      <text:p text:style-name="P930">164/164 [==============================] - 2s 14ms/step - loss: 0.0035 - acc: 0.5758</text:p>
      <text:p text:style-name="P931">Epoch 466/1000</text:p>
      <text:p text:style-name="P932">164/164 [==============================] - 2s 14ms/step - loss: 0.0034 - acc: 0.5698</text:p>
      <text:p text:style-name="P933">Epoch 467/1000</text:p>
      <text:p text:style-name="P934">164/164 [==============================] - 2s 14ms/step - loss: 0.0034 - acc: 0.5698</text:p>
      <text:p text:style-name="P935">Epoch 468/1000</text:p>
      <text:p text:style-name="P936">164/164 [==============================] - 2s 14ms/step - loss: 0.0034 - acc: 0.5733</text:p>
      <text:p text:style-name="P937">Epoch 469/1000</text:p>
      <text:p text:style-name="P938">164/164 [==============================] - 2s 14ms/step - loss: 0.0034 - acc: 0.5677</text:p>
      <text:p text:style-name="P939">Epoch 470/1000</text:p>
      <text:p text:style-name="P940">164/164 [==============================] - 2s 14ms/step - loss: 0.0034 - acc: 0.5655</text:p>
      <text:p text:style-name="P941">Epoch 471/1000</text:p>
      <text:p text:style-name="P942">164/164 [==============================] - 2s 14ms/step - loss: 0.0034 - acc: 0.5746</text:p>
      <text:p text:style-name="P943">Epoch 472/1000</text:p>
      <text:p text:style-name="P944">164/164 [==============================] - 2s 14ms/step - loss: 0.0034 - acc: 0.5750</text:p>
      <text:p text:style-name="P945">Epoch 473/1000</text:p>
      <text:p text:style-name="P946">164/164 [==============================] - 2s 14ms/step - loss: 0.0034 - acc: 0.5777</text:p>
      <text:p text:style-name="P947">Epoch 474/1000</text:p>
      <text:p text:style-name="P948">164/164 [==============================] - 2s 14ms/step - loss: 0.0034 - acc: 0.5733</text:p>
      <text:p text:style-name="P949">Epoch 475/1000</text:p>
      <text:p text:style-name="P950">164/164 [==============================] - 2s 14ms/step - loss: 0.0034 - acc: 0.5693</text:p>
      <text:p text:style-name="P951">Epoch 476/1000</text:p>
      <text:soft-page-break/>
      <text:p text:style-name="P952">164/164 [==============================] - 2s 14ms/step - loss: 0.0034 - acc: 0.5712</text:p>
      <text:p text:style-name="P953">Epoch 477/1000</text:p>
      <text:p text:style-name="P954">164/164 [==============================] - 2s 14ms/step - loss: 0.0034 - acc: 0.5712</text:p>
      <text:p text:style-name="P955">Epoch 478/1000</text:p>
      <text:p text:style-name="P956">164/164 [==============================] - 2s 14ms/step - loss: 0.0034 - acc: 0.5733</text:p>
      <text:p text:style-name="P957">Epoch 479/1000</text:p>
      <text:p text:style-name="P958">164/164 [==============================] - 2s 14ms/step - loss: 0.0034 - acc: 0.5794</text:p>
      <text:p text:style-name="P959">Epoch 480/1000</text:p>
      <text:p text:style-name="P960">164/164 [==============================] - 2s 14ms/step - loss: 0.0034 - acc: 0.5805</text:p>
      <text:p text:style-name="P961">Epoch 481/1000</text:p>
      <text:p text:style-name="P962">164/164 [==============================] - 2s 14ms/step - loss: 0.0034 - acc: 0.5760</text:p>
      <text:p text:style-name="P963">Epoch 482/1000</text:p>
      <text:p text:style-name="P964">164/164 [==============================] - 2s 14ms/step - loss: 0.0034 - acc: 0.5733</text:p>
      <text:p text:style-name="P965">Epoch 483/1000</text:p>
      <text:p text:style-name="P966">164/164 [==============================] - 2s 14ms/step - loss: 0.0034 - acc: 0.5773</text:p>
      <text:p text:style-name="P967">Epoch 484/1000</text:p>
      <text:p text:style-name="P968">164/164 [==============================] - 2s 14ms/step - loss: 0.0034 - acc: 0.5760</text:p>
      <text:p text:style-name="P969">Epoch 485/1000</text:p>
      <text:p text:style-name="P970">164/164 [==============================] - 2s 14ms/step - loss: 0.0034 - acc: 0.5710</text:p>
      <text:p text:style-name="P971">Epoch 486/1000</text:p>
      <text:p text:style-name="P972">164/164 [==============================] - 2s 14ms/step - loss: 0.0034 - acc: 0.5784</text:p>
      <text:p text:style-name="P973">Epoch 487/1000</text:p>
      <text:p text:style-name="P974">164/164 [==============================] - 2s 14ms/step - loss: 0.0034 - acc: 0.5666</text:p>
      <text:p text:style-name="P975">Epoch 488/1000</text:p>
      <text:p text:style-name="P976">164/164 [==============================] - 2s 14ms/step - loss: 0.0034 - acc: 0.5784</text:p>
      <text:p text:style-name="P977">Epoch 489/1000</text:p>
      <text:p text:style-name="P978">164/164 [==============================] - 2s 14ms/step - loss: 0.0034 - acc: 0.5748</text:p>
      <text:p text:style-name="P979">Epoch 490/1000</text:p>
      <text:p text:style-name="P980">164/164 [==============================] - 2s 14ms/step - loss: 0.0034 - acc: 0.5731</text:p>
      <text:p text:style-name="P981">Epoch 491/1000</text:p>
      <text:p text:style-name="P982">164/164 [==============================] - 2s 14ms/step - loss: 0.0034 - acc: 0.5756</text:p>
      <text:p text:style-name="P983">Epoch 492/1000</text:p>
      <text:p text:style-name="P984">164/164 [==============================] - 2s 14ms/step - loss: 0.0034 - acc: 0.5712</text:p>
      <text:p text:style-name="P985">Epoch 493/1000</text:p>
      <text:p text:style-name="P986">164/164 [==============================] - 2s 14ms/step - loss: 0.0034 - acc: 0.5813</text:p>
      <text:p text:style-name="P987">Epoch 494/1000</text:p>
      <text:p text:style-name="P988">164/164 [==============================] - 2s 14ms/step - loss: 0.0034 - acc: 0.5851</text:p>
      <text:p text:style-name="P989">Epoch 495/1000</text:p>
      <text:soft-page-break/>
      <text:p text:style-name="P990">164/164 [==============================] - 2s 14ms/step - loss: 0.0034 - acc: 0.5794</text:p>
      <text:p text:style-name="P991">Epoch 496/1000</text:p>
      <text:p text:style-name="P992">164/164 [==============================] - 2s 14ms/step - loss: 0.0034 - acc: 0.5718</text:p>
      <text:p text:style-name="P993">Epoch 497/1000</text:p>
      <text:p text:style-name="P994">164/164 [==============================] - 2s 14ms/step - loss: 0.0034 - acc: 0.5742</text:p>
      <text:p text:style-name="P995">Epoch 498/1000</text:p>
      <text:p text:style-name="P996">164/164 [==============================] - 2s 14ms/step - loss: 0.0034 - acc: 0.5718</text:p>
      <text:p text:style-name="P997">Epoch 499/1000</text:p>
      <text:p text:style-name="P998">164/164 [==============================] - 2s 14ms/step - loss: 0.0034 - acc: 0.5740</text:p>
      <text:p text:style-name="P999">Epoch 500/1000</text:p>
      <text:p text:style-name="P1000">164/164 [==============================] - 2s 14ms/step - loss: 0.0033 - acc: 0.5849</text:p>
      <text:p text:style-name="P1001">Epoch 501/1000</text:p>
      <text:p text:style-name="P1002">164/164 [==============================] - 2s 14ms/step - loss: 0.0034 - acc: 0.5794</text:p>
      <text:p text:style-name="P1003">Epoch 502/1000</text:p>
      <text:p text:style-name="P1004">164/164 [==============================] - 2s 14ms/step - loss: 0.0034 - acc: 0.5849</text:p>
      <text:p text:style-name="P1005">Epoch 503/1000</text:p>
      <text:p text:style-name="P1006">164/164 [==============================] - 2s 14ms/step - loss: 0.0034 - acc: 0.5819</text:p>
      <text:p text:style-name="P1007">Epoch 504/1000</text:p>
      <text:p text:style-name="P1008">164/164 [==============================] - 2s 14ms/step - loss: 0.0033 - acc: 0.5704</text:p>
      <text:p text:style-name="P1009">Epoch 505/1000</text:p>
      <text:p text:style-name="P1010">164/164 [==============================] - 2s 14ms/step - loss: 0.0034 - acc: 0.5765</text:p>
      <text:p text:style-name="P1011">Epoch 506/1000</text:p>
      <text:p text:style-name="P1012">164/164 [==============================] - 2s 14ms/step - loss: 0.0034 - acc: 0.5847</text:p>
      <text:p text:style-name="P1013">Epoch 507/1000</text:p>
      <text:p text:style-name="P1014">164/164 [==============================] - 2s 14ms/step - loss: 0.0034 - acc: 0.5849</text:p>
      <text:p text:style-name="P1015">Epoch 508/1000</text:p>
      <text:p text:style-name="P1016">164/164 [==============================] - 2s 14ms/step - loss: 0.0033 - acc: 0.5784</text:p>
      <text:p text:style-name="P1017">Epoch 509/1000</text:p>
      <text:p text:style-name="P1018">164/164 [==============================] - 2s 14ms/step - loss: 0.0033 - acc: 0.5729</text:p>
      <text:p text:style-name="P1019">Epoch 510/1000</text:p>
      <text:p text:style-name="P1020">164/164 [==============================] - 2s 14ms/step - loss: 0.0033 - acc: 0.5838</text:p>
      <text:p text:style-name="P1021">Epoch 511/1000</text:p>
      <text:p text:style-name="P1022">164/164 [==============================] - 2s 14ms/step - loss: 0.0033 - acc: 0.5815</text:p>
      <text:p text:style-name="P1023">Epoch 512/1000</text:p>
      <text:p text:style-name="P1024">164/164 [==============================] - 2s 14ms/step - loss: 0.0033 - acc: 0.5769</text:p>
      <text:p text:style-name="P1025">Epoch 513/1000</text:p>
      <text:p text:style-name="P1026">164/164 [==============================] - 2s 14ms/step - loss: 0.0034 - acc: 0.5784</text:p>
      <text:p text:style-name="P1027">Epoch 514/1000</text:p>
      <text:soft-page-break/>
      <text:p text:style-name="P1028">164/164 [==============================] - 2s 14ms/step - loss: 0.0033 - acc: 0.5849</text:p>
      <text:p text:style-name="P1029">Epoch 515/1000</text:p>
      <text:p text:style-name="P1030">164/164 [==============================] - 2s 14ms/step - loss: 0.0033 - acc: 0.5855</text:p>
      <text:p text:style-name="P1031">Epoch 516/1000</text:p>
      <text:p text:style-name="P1032">164/164 [==============================] - 2s 14ms/step - loss: 0.0033 - acc: 0.5792</text:p>
      <text:p text:style-name="P1033">Epoch 517/1000</text:p>
      <text:p text:style-name="P1034">164/164 [==============================] - 2s 14ms/step - loss: 0.0033 - acc: 0.5840</text:p>
      <text:p text:style-name="P1035">Epoch 518/1000</text:p>
      <text:p text:style-name="P1036">164/164 [==============================] - 2s 14ms/step - loss: 0.0034 - acc: 0.5796</text:p>
      <text:p text:style-name="P1037">Epoch 519/1000</text:p>
      <text:p text:style-name="P1038">164/164 [==============================] - 2s 14ms/step - loss: 0.0033 - acc: 0.5838</text:p>
      <text:p text:style-name="P1039">Epoch 520/1000</text:p>
      <text:p text:style-name="P1040">164/164 [==============================] - 2s 14ms/step - loss: 0.0033 - acc: 0.5861</text:p>
      <text:p text:style-name="P1041">Epoch 521/1000</text:p>
      <text:p text:style-name="P1042">164/164 [==============================] - 2s 14ms/step - loss: 0.0033 - acc: 0.5842</text:p>
      <text:p text:style-name="P1043">Epoch 522/1000</text:p>
      <text:p text:style-name="P1044">164/164 [==============================] - 2s 14ms/step - loss: 0.0033 - acc: 0.5838</text:p>
      <text:p text:style-name="P1045">Epoch 523/1000</text:p>
      <text:p text:style-name="P1046">164/164 [==============================] - 2s 14ms/step - loss: 0.0033 - acc: 0.5792</text:p>
      <text:p text:style-name="P1047">Epoch 524/1000</text:p>
      <text:p text:style-name="P1048">164/164 [==============================] - 2s 14ms/step - loss: 0.0033 - acc: 0.5868</text:p>
      <text:p text:style-name="P1049">Epoch 525/1000</text:p>
      <text:p text:style-name="P1050">164/164 [==============================] - 2s 14ms/step - loss: 0.0033 - acc: 0.5866</text:p>
      <text:p text:style-name="P1051">Epoch 526/1000</text:p>
      <text:p text:style-name="P1052">164/164 [==============================] - 2s 14ms/step - loss: 0.0033 - acc: 0.5832</text:p>
      <text:p text:style-name="P1053">Epoch 527/1000</text:p>
      <text:p text:style-name="P1054">164/164 [==============================] - 2s 14ms/step - loss: 0.0033 - acc: 0.5868</text:p>
      <text:p text:style-name="P1055">Epoch 528/1000</text:p>
      <text:p text:style-name="P1056">164/164 [==============================] - 2s 14ms/step - loss: 0.0033 - acc: 0.5735</text:p>
      <text:p text:style-name="P1057">Epoch 529/1000</text:p>
      <text:p text:style-name="P1058">164/164 [==============================] - 2s 14ms/step - loss: 0.0033 - acc: 0.5765</text:p>
      <text:p text:style-name="P1059">Epoch 530/1000</text:p>
      <text:p text:style-name="P1060">164/164 [==============================] - 2s 14ms/step - loss: 0.0033 - acc: 0.5872</text:p>
      <text:p text:style-name="P1061">Epoch 531/1000</text:p>
      <text:p text:style-name="P1062">164/164 [==============================] - 2s 14ms/step - loss: 0.0033 - acc: 0.5746</text:p>
      <text:p text:style-name="P1063">Epoch 532/1000</text:p>
      <text:p text:style-name="P1064">164/164 [==============================] - 2s 14ms/step - loss: 0.0033 - acc: 0.5878</text:p>
      <text:p text:style-name="P1065">Epoch 533/1000</text:p>
      <text:soft-page-break/>
      <text:p text:style-name="P1066">164/164 [==============================] - 2s 14ms/step - loss: 0.0033 - acc: 0.5677</text:p>
      <text:p text:style-name="P1067">Epoch 534/1000</text:p>
      <text:p text:style-name="P1068">164/164 [==============================] - 2s 14ms/step - loss: 0.0033 - acc: 0.5790</text:p>
      <text:p text:style-name="P1069">Epoch 535/1000</text:p>
      <text:p text:style-name="P1070">164/164 [==============================] - 2s 14ms/step - loss: 0.0033 - acc: 0.5908</text:p>
      <text:p text:style-name="P1071">Epoch 536/1000</text:p>
      <text:p text:style-name="P1072">164/164 [==============================] - 2s 14ms/step - loss: 0.0033 - acc: 0.5857</text:p>
      <text:p text:style-name="P1073">Epoch 537/1000</text:p>
      <text:p text:style-name="P1074">164/164 [==============================] - 2s 14ms/step - loss: 0.0033 - acc: 0.5796</text:p>
      <text:p text:style-name="P1075">Epoch 538/1000</text:p>
      <text:p text:style-name="P1076">164/164 [==============================] - 2s 14ms/step - loss: 0.0033 - acc: 0.5800</text:p>
      <text:p text:style-name="P1077">Epoch 539/1000</text:p>
      <text:p text:style-name="P1078">164/164 [==============================] - 2s 14ms/step - loss: 0.0033 - acc: 0.5809</text:p>
      <text:p text:style-name="P1079">Epoch 540/1000</text:p>
      <text:p text:style-name="P1080">164/164 [==============================] - 2s 14ms/step - loss: 0.0033 - acc: 0.5805</text:p>
      <text:p text:style-name="P1081">Epoch 541/1000</text:p>
      <text:p text:style-name="P1082">164/164 [==============================] - 2s 14ms/step - loss: 0.0033 - acc: 0.5767</text:p>
      <text:p text:style-name="P1083">Epoch 542/1000</text:p>
      <text:p text:style-name="P1084">164/164 [==============================] - 2s 14ms/step - loss: 0.0033 - acc: 0.5882</text:p>
      <text:p text:style-name="P1085">Epoch 543/1000</text:p>
      <text:p text:style-name="P1086">164/164 [==============================] - 2s 14ms/step - loss: 0.0033 - acc: 0.5853</text:p>
      <text:p text:style-name="P1087">Epoch 544/1000</text:p>
      <text:p text:style-name="P1088">164/164 [==============================] - 2s 14ms/step - loss: 0.0033 - acc: 0.5807</text:p>
      <text:p text:style-name="P1089">Epoch 545/1000</text:p>
      <text:p text:style-name="P1090">164/164 [==============================] - 2s 14ms/step - loss: 0.0033 - acc: 0.5929</text:p>
      <text:p text:style-name="P1091">Epoch 546/1000</text:p>
      <text:p text:style-name="P1092">164/164 [==============================] - 2s 14ms/step - loss: 0.0033 - acc: 0.5866</text:p>
      <text:p text:style-name="P1093">Epoch 547/1000</text:p>
      <text:p text:style-name="P1094">164/164 [==============================] - 2s 14ms/step - loss: 0.0033 - acc: 0.5920</text:p>
      <text:p text:style-name="P1095">Epoch 548/1000</text:p>
      <text:p text:style-name="P1096">164/164 [==============================] - 2s 14ms/step - loss: 0.0032 - acc: 0.5897</text:p>
      <text:p text:style-name="P1097">Epoch 549/1000</text:p>
      <text:p text:style-name="P1098">164/164 [==============================] - 2s 14ms/step - loss: 0.0032 - acc: 0.5968</text:p>
      <text:p text:style-name="P1099">Epoch 550/1000</text:p>
      <text:p text:style-name="P1100">164/164 [==============================] - 2s 14ms/step - loss: 0.0033 - acc: 0.5945</text:p>
      <text:p text:style-name="P1101">Epoch 551/1000</text:p>
      <text:p text:style-name="P1102">164/164 [==============================] - 2s 14ms/step - loss: 0.0033 - acc: 0.5844</text:p>
      <text:p text:style-name="P1103">Epoch 552/1000</text:p>
      <text:soft-page-break/>
      <text:p text:style-name="P1104">164/164 [==============================] - 2s 14ms/step - loss: 0.0033 - acc: 0.5792</text:p>
      <text:p text:style-name="P1105">Epoch 553/1000</text:p>
      <text:p text:style-name="P1106">164/164 [==============================] - 2s 14ms/step - loss: 0.0033 - acc: 0.5952</text:p>
      <text:p text:style-name="P1107">Epoch 554/1000</text:p>
      <text:p text:style-name="P1108">164/164 [==============================] - 2s 14ms/step - loss: 0.0033 - acc: 0.5872</text:p>
      <text:p text:style-name="P1109">Epoch 555/1000</text:p>
      <text:p text:style-name="P1110">164/164 [==============================] - 2s 14ms/step - loss: 0.0033 - acc: 0.5903</text:p>
      <text:p text:style-name="P1111">Epoch 556/1000</text:p>
      <text:p text:style-name="P1112">164/164 [==============================] - 2s 15ms/step - loss: 0.0033 - acc: 0.5849</text:p>
      <text:p text:style-name="P1113">Epoch 557/1000</text:p>
      <text:p text:style-name="P1114">164/164 [==============================] - 2s 14ms/step - loss: 0.0033 - acc: 0.5973</text:p>
      <text:p text:style-name="P1115">Epoch 558/1000</text:p>
      <text:p text:style-name="P1116">164/164 [==============================] - 2s 14ms/step - loss: 0.0033 - acc: 0.5903</text:p>
      <text:p text:style-name="P1117">Epoch 559/1000</text:p>
      <text:p text:style-name="P1118">164/164 [==============================] - 2s 14ms/step - loss: 0.0034 - acc: 0.5908</text:p>
      <text:p text:style-name="P1119">Epoch 560/1000</text:p>
      <text:p text:style-name="P1120">164/164 [==============================] - 2s 14ms/step - loss: 0.0033 - acc: 0.5819</text:p>
      <text:p text:style-name="P1121">Epoch 561/1000</text:p>
      <text:p text:style-name="P1122">164/164 [==============================] - 2s 14ms/step - loss: 0.0032 - acc: 0.5908</text:p>
      <text:p text:style-name="P1123">Epoch 562/1000</text:p>
      <text:p text:style-name="P1124">164/164 [==============================] - 2s 14ms/step - loss: 0.0033 - acc: 0.5968</text:p>
      <text:p text:style-name="P1125">Epoch 563/1000</text:p>
      <text:p text:style-name="P1126">164/164 [==============================] - 2s 14ms/step - loss: 0.0032 - acc: 0.5884</text:p>
      <text:p text:style-name="P1127">Epoch 564/1000</text:p>
      <text:p text:style-name="P1128">164/164 [==============================] - 2s 14ms/step - loss: 0.0033 - acc: 0.5882</text:p>
      <text:p text:style-name="P1129">Epoch 565/1000</text:p>
      <text:p text:style-name="P1130">164/164 [==============================] - 2s 14ms/step - loss: 0.0033 - acc: 0.5885</text:p>
      <text:p text:style-name="P1131">Epoch 566/1000</text:p>
      <text:p text:style-name="P1132">164/164 [==============================] - 2s 14ms/step - loss: 0.0032 - acc: 0.5977</text:p>
      <text:p text:style-name="P1133">Epoch 567/1000</text:p>
      <text:p text:style-name="P1134">164/164 [==============================] - 2s 14ms/step - loss: 0.0033 - acc: 0.5832</text:p>
      <text:p text:style-name="P1135">Epoch 568/1000</text:p>
      <text:p text:style-name="P1136">164/164 [==============================] - 2s 14ms/step - loss: 0.0032 - acc: 0.5866</text:p>
      <text:p text:style-name="P1137">Epoch 569/1000</text:p>
      <text:p text:style-name="P1138">164/164 [==============================] - 2s 14ms/step - loss: 0.0032 - acc: 0.5945</text:p>
      <text:p text:style-name="P1139">Epoch 570/1000</text:p>
      <text:p text:style-name="P1140">164/164 [==============================] - 2s 14ms/step - loss: 0.0033 - acc: 0.5922</text:p>
      <text:p text:style-name="P1141">Epoch 571/1000</text:p>
      <text:soft-page-break/>
      <text:p text:style-name="P1142">164/164 [==============================] - 2s 14ms/step - loss: 0.0032 - acc: 0.5863</text:p>
      <text:p text:style-name="P1143">Epoch 572/1000</text:p>
      <text:p text:style-name="P1144">164/164 [==============================] - 2s 14ms/step - loss: 0.0032 - acc: 0.5948</text:p>
      <text:p text:style-name="P1145">Epoch 573/1000</text:p>
      <text:p text:style-name="P1146">164/164 [==============================] - 2s 14ms/step - loss: 0.0032 - acc: 0.5926</text:p>
      <text:p text:style-name="P1147">Epoch 574/1000</text:p>
      <text:p text:style-name="P1148">164/164 [==============================] - 2s 14ms/step - loss: 0.0033 - acc: 0.5943</text:p>
      <text:p text:style-name="P1149">Epoch 575/1000</text:p>
      <text:p text:style-name="P1150">164/164 [==============================] - 2s 14ms/step - loss: 0.0032 - acc: 0.5884</text:p>
      <text:p text:style-name="P1151">Epoch 576/1000</text:p>
      <text:p text:style-name="P1152">164/164 [==============================] - 2s 14ms/step - loss: 0.0033 - acc: 0.5929</text:p>
      <text:p text:style-name="P1153">Epoch 577/1000</text:p>
      <text:p text:style-name="P1154">164/164 [==============================] - 2s 14ms/step - loss: 0.0033 - acc: 0.5823</text:p>
      <text:p text:style-name="P1155">Epoch 578/1000</text:p>
      <text:p text:style-name="P1156">164/164 [==============================] - 2s 14ms/step - loss: 0.0033 - acc: 0.5802</text:p>
      <text:p text:style-name="P1157">Epoch 579/1000</text:p>
      <text:p text:style-name="P1158">164/164 [==============================] - 2s 14ms/step - loss: 0.0033 - acc: 0.5865</text:p>
      <text:p text:style-name="P1159">Epoch 580/1000</text:p>
      <text:p text:style-name="P1160">164/164 [==============================] - 2s 14ms/step - loss: 0.0032 - acc: 0.5914</text:p>
      <text:p text:style-name="P1161">Epoch 581/1000</text:p>
      <text:p text:style-name="P1162">164/164 [==============================] - 2s 14ms/step - loss: 0.0033 - acc: 0.5910</text:p>
      <text:p text:style-name="P1163">Epoch 582/1000</text:p>
      <text:p text:style-name="P1164">164/164 [==============================] - 2s 14ms/step - loss: 0.0032 - acc: 0.5876</text:p>
      <text:p text:style-name="P1165">Epoch 583/1000</text:p>
      <text:p text:style-name="P1166">164/164 [==============================] - 2s 14ms/step - loss: 0.0032 - acc: 0.5971</text:p>
      <text:p text:style-name="P1167">Epoch 584/1000</text:p>
      <text:p text:style-name="P1168">164/164 [==============================] - 2s 14ms/step - loss: 0.0032 - acc: 0.5924</text:p>
      <text:p text:style-name="P1169">Epoch 585/1000</text:p>
      <text:p text:style-name="P1170">164/164 [==============================] - 2s 14ms/step - loss: 0.0032 - acc: 0.5891</text:p>
      <text:p text:style-name="P1171">Epoch 586/1000</text:p>
      <text:p text:style-name="P1172">164/164 [==============================] - 2s 14ms/step - loss: 0.0032 - acc: 0.5935</text:p>
      <text:p text:style-name="P1173">Epoch 587/1000</text:p>
      <text:p text:style-name="P1174">164/164 [==============================] - 2s 14ms/step - loss: 0.0032 - acc: 0.5958</text:p>
      <text:p text:style-name="P1175">Epoch 588/1000</text:p>
      <text:p text:style-name="P1176">164/164 [==============================] - 2s 14ms/step - loss: 0.0032 - acc: 0.5874</text:p>
      <text:p text:style-name="P1177">Epoch 589/1000</text:p>
      <text:p text:style-name="P1178">164/164 [==============================] - 2s 14ms/step - loss: 0.0032 - acc: 0.5933</text:p>
      <text:p text:style-name="P1179">Epoch 590/1000</text:p>
      <text:soft-page-break/>
      <text:p text:style-name="P1180">164/164 [==============================] - 2s 14ms/step - loss: 0.0032 - acc: 0.6063</text:p>
      <text:p text:style-name="P1181">Epoch 591/1000</text:p>
      <text:p text:style-name="P1182">164/164 [==============================] - 2s 14ms/step - loss: 0.0032 - acc: 0.5969</text:p>
      <text:p text:style-name="P1183">Epoch 592/1000</text:p>
      <text:p text:style-name="P1184">164/164 [==============================] - 2s 14ms/step - loss: 0.0032 - acc: 0.5889</text:p>
      <text:p text:style-name="P1185">Epoch 593/1000</text:p>
      <text:p text:style-name="P1186">164/164 [==============================] - 2s 14ms/step - loss: 0.0032 - acc: 0.5962</text:p>
      <text:p text:style-name="P1187">Epoch 594/1000</text:p>
      <text:p text:style-name="P1188">164/164 [==============================] - 2s 14ms/step - loss: 0.0032 - acc: 0.5966</text:p>
      <text:p text:style-name="P1189">Epoch 595/1000</text:p>
      <text:p text:style-name="P1190">164/164 [==============================] - 2s 14ms/step - loss: 0.0032 - acc: 0.5983</text:p>
      <text:p text:style-name="P1191">Epoch 596/1000</text:p>
      <text:p text:style-name="P1192">164/164 [==============================] - 2s 14ms/step - loss: 0.0032 - acc: 0.6025</text:p>
      <text:p text:style-name="P1193">Epoch 597/1000</text:p>
      <text:p text:style-name="P1194">164/164 [==============================] - 2s 14ms/step - loss: 0.0032 - acc: 0.5973</text:p>
      <text:p text:style-name="P1195">Epoch 598/1000</text:p>
      <text:p text:style-name="P1196">164/164 [==============================] - 2s 14ms/step - loss: 0.0032 - acc: 0.6027</text:p>
      <text:p text:style-name="P1197">Epoch 599/1000</text:p>
      <text:p text:style-name="P1198">164/164 [==============================] - 2s 14ms/step - loss: 0.0032 - acc: 0.6027</text:p>
      <text:p text:style-name="P1199">Epoch 600/1000</text:p>
      <text:p text:style-name="P1200">164/164 [==============================] - 2s 14ms/step - loss: 0.0032 - acc: 0.5849</text:p>
      <text:p text:style-name="P1201">Epoch 601/1000</text:p>
      <text:p text:style-name="P1202">164/164 [==============================] - 2s 14ms/step - loss: 0.0032 - acc: 0.5985</text:p>
      <text:p text:style-name="P1203">Epoch 602/1000</text:p>
      <text:p text:style-name="P1204">164/164 [==============================] - 2s 14ms/step - loss: 0.0032 - acc: 0.5952</text:p>
      <text:p text:style-name="P1205">Epoch 603/1000</text:p>
      <text:p text:style-name="P1206">164/164 [==============================] - 2s 14ms/step - loss: 0.0032 - acc: 0.6080</text:p>
      <text:p text:style-name="P1207">Epoch 604/1000</text:p>
      <text:p text:style-name="P1208">164/164 [==============================] - 2s 14ms/step - loss: 0.0032 - acc: 0.6025</text:p>
      <text:p text:style-name="P1209">Epoch 605/1000</text:p>
      <text:p text:style-name="P1210">164/164 [==============================] - 2s 14ms/step - loss: 0.0032 - acc: 0.5975</text:p>
      <text:p text:style-name="P1211">Epoch 606/1000</text:p>
      <text:p text:style-name="P1212">164/164 [==============================] - 2s 14ms/step - loss: 0.0032 - acc: 0.5979</text:p>
      <text:p text:style-name="P1213">Epoch 607/1000</text:p>
      <text:p text:style-name="P1214">164/164 [==============================] - 2s 14ms/step - loss: 0.0032 - acc: 0.6006</text:p>
      <text:p text:style-name="P1215">Epoch 608/1000</text:p>
      <text:p text:style-name="P1216">164/164 [==============================] - 2s 14ms/step - loss: 0.0032 - acc: 0.6046</text:p>
      <text:p text:style-name="P1217">Epoch 609/1000</text:p>
      <text:soft-page-break/>
      <text:p text:style-name="P1218">164/164 [==============================] - 2s 14ms/step - loss: 0.0032 - acc: 0.5935</text:p>
      <text:p text:style-name="P1219">Epoch 610/1000</text:p>
      <text:p text:style-name="P1220">164/164 [==============================] - 2s 14ms/step - loss: 0.0032 - acc: 0.5983</text:p>
      <text:p text:style-name="P1221">Epoch 611/1000</text:p>
      <text:p text:style-name="P1222">164/164 [==============================] - 2s 14ms/step - loss: 0.0032 - acc: 0.6040</text:p>
      <text:p text:style-name="P1223">Epoch 612/1000</text:p>
      <text:p text:style-name="P1224">164/164 [==============================] - 2s 14ms/step - loss: 0.0032 - acc: 0.6032</text:p>
      <text:p text:style-name="P1225">Epoch 613/1000</text:p>
      <text:p text:style-name="P1226">164/164 [==============================] - 2s 14ms/step - loss: 0.0032 - acc: 0.5989</text:p>
      <text:p text:style-name="P1227">Epoch 614/1000</text:p>
      <text:p text:style-name="P1228">164/164 [==============================] - 2s 14ms/step - loss: 0.0032 - acc: 0.5939</text:p>
      <text:p text:style-name="P1229">Epoch 615/1000</text:p>
      <text:p text:style-name="P1230">164/164 [==============================] - 2s 14ms/step - loss: 0.0032 - acc: 0.5983</text:p>
      <text:p text:style-name="P1231">Epoch 616/1000</text:p>
      <text:p text:style-name="P1232">164/164 [==============================] - 2s 14ms/step - loss: 0.0032 - acc: 0.6019</text:p>
      <text:p text:style-name="P1233">Epoch 617/1000</text:p>
      <text:p text:style-name="P1234">164/164 [==============================] - 2s 14ms/step - loss: 0.0032 - acc: 0.5880</text:p>
      <text:p text:style-name="P1235">Epoch 618/1000</text:p>
      <text:p text:style-name="P1236">164/164 [==============================] - 2s 14ms/step - loss: 0.0032 - acc: 0.5987</text:p>
      <text:p text:style-name="P1237">Epoch 619/1000</text:p>
      <text:p text:style-name="P1238">164/164 [==============================] - 2s 14ms/step - loss: 0.0032 - acc: 0.5948</text:p>
      <text:p text:style-name="P1239">Epoch 620/1000</text:p>
      <text:p text:style-name="P1240">164/164 [==============================] - 2s 14ms/step - loss: 0.0032 - acc: 0.6059</text:p>
      <text:p text:style-name="P1241">Epoch 621/1000</text:p>
      <text:p text:style-name="P1242">164/164 [==============================] - 2s 14ms/step - loss: 0.0032 - acc: 0.5989</text:p>
      <text:p text:style-name="P1243">Epoch 622/1000</text:p>
      <text:p text:style-name="P1244">164/164 [==============================] - 2s 14ms/step - loss: 0.0032 - acc: 0.5983</text:p>
      <text:p text:style-name="P1245">Epoch 623/1000</text:p>
      <text:p text:style-name="P1246">164/164 [==============================] - 2s 14ms/step - loss: 0.0032 - acc: 0.6082</text:p>
      <text:p text:style-name="P1247">Epoch 624/1000</text:p>
      <text:p text:style-name="P1248">164/164 [==============================] - 2s 14ms/step - loss: 0.0032 - acc: 0.5968</text:p>
      <text:p text:style-name="P1249">Epoch 625/1000</text:p>
      <text:p text:style-name="P1250">164/164 [==============================] - 2s 14ms/step - loss: 0.0032 - acc: 0.6006</text:p>
      <text:p text:style-name="P1251">Epoch 626/1000</text:p>
      <text:p text:style-name="P1252">164/164 [==============================] - 2s 14ms/step - loss: 0.0032 - acc: 0.5998</text:p>
      <text:p text:style-name="P1253">Epoch 627/1000</text:p>
      <text:p text:style-name="P1254">164/164 [==============================] - 2s 14ms/step - loss: 0.0032 - acc: 0.5960</text:p>
      <text:p text:style-name="P1255">Epoch 628/1000</text:p>
      <text:soft-page-break/>
      <text:p text:style-name="P1256">164/164 [==============================] - 2s 14ms/step - loss: 0.0032 - acc: 0.6015</text:p>
      <text:p text:style-name="P1257">Epoch 629/1000</text:p>
      <text:p text:style-name="P1258">164/164 [==============================] - 2s 14ms/step - loss: 0.0032 - acc: 0.6010</text:p>
      <text:p text:style-name="P1259">Epoch 630/1000</text:p>
      <text:p text:style-name="P1260">164/164 [==============================] - 2s 14ms/step - loss: 0.0032 - acc: 0.6094</text:p>
      <text:p text:style-name="P1261">Epoch 631/1000</text:p>
      <text:p text:style-name="P1262">164/164 [==============================] - 2s 14ms/step - loss: 0.0032 - acc: 0.5958</text:p>
      <text:p text:style-name="P1263">Epoch 632/1000</text:p>
      <text:p text:style-name="P1264">164/164 [==============================] - 2s 14ms/step - loss: 0.0031 - acc: 0.6015</text:p>
      <text:p text:style-name="P1265">Epoch 633/1000</text:p>
      <text:p text:style-name="P1266">164/164 [==============================] - 2s 14ms/step - loss: 0.0031 - acc: 0.6090</text:p>
      <text:p text:style-name="P1267">Epoch 634/1000</text:p>
      <text:p text:style-name="P1268">164/164 [==============================] - 2s 14ms/step - loss: 0.0032 - acc: 0.5918</text:p>
      <text:p text:style-name="P1269">Epoch 635/1000</text:p>
      <text:p text:style-name="P1270">164/164 [==============================] - 2s 14ms/step - loss: 0.0031 - acc: 0.5987</text:p>
      <text:p text:style-name="P1271">Epoch 636/1000</text:p>
      <text:p text:style-name="P1272">164/164 [==============================] - 2s 14ms/step - loss: 0.0032 - acc: 0.6002</text:p>
      <text:p text:style-name="P1273">Epoch 637/1000</text:p>
      <text:p text:style-name="P1274">164/164 [==============================] - 2s 14ms/step - loss: 0.0032 - acc: 0.5966</text:p>
      <text:p text:style-name="P1275">Epoch 638/1000</text:p>
      <text:p text:style-name="P1276">164/164 [==============================] - 2s 14ms/step - loss: 0.0032 - acc: 0.5990</text:p>
      <text:p text:style-name="P1277">Epoch 639/1000</text:p>
      <text:p text:style-name="P1278">164/164 [==============================] - 2s 14ms/step - loss: 0.0032 - acc: 0.6059</text:p>
      <text:p text:style-name="P1279">Epoch 640/1000</text:p>
      <text:p text:style-name="P1280">164/164 [==============================] - 2s 14ms/step - loss: 0.0032 - acc: 0.5943</text:p>
      <text:p text:style-name="P1281">Epoch 641/1000</text:p>
      <text:p text:style-name="P1282">164/164 [==============================] - 2s 14ms/step - loss: 0.0031 - acc: 0.6013</text:p>
      <text:p text:style-name="P1283">Epoch 642/1000</text:p>
      <text:p text:style-name="P1284">164/164 [==============================] - 2s 14ms/step - loss: 0.0032 - acc: 0.6063</text:p>
      <text:p text:style-name="P1285">Epoch 643/1000</text:p>
      <text:p text:style-name="P1286">164/164 [==============================] - 2s 14ms/step - loss: 0.0031 - acc: 0.6021</text:p>
      <text:p text:style-name="P1287">Epoch 644/1000</text:p>
      <text:p text:style-name="P1288">164/164 [==============================] - 2s 14ms/step - loss: 0.0032 - acc: 0.5998</text:p>
      <text:p text:style-name="P1289">Epoch 645/1000</text:p>
      <text:p text:style-name="P1290">164/164 [==============================] - 2s 14ms/step - loss: 0.0031 - acc: 0.6063</text:p>
      <text:p text:style-name="P1291">Epoch 646/1000</text:p>
      <text:p text:style-name="P1292">164/164 [==============================] - 2s 14ms/step - loss: 0.0031 - acc: 0.6063</text:p>
      <text:p text:style-name="P1293">Epoch 647/1000</text:p>
      <text:soft-page-break/>
      <text:p text:style-name="P1294">164/164 [==============================] - 2s 14ms/step - loss: 0.0032 - acc: 0.6006</text:p>
      <text:p text:style-name="P1295">Epoch 648/1000</text:p>
      <text:p text:style-name="P1296">164/164 [==============================] - 2s 14ms/step - loss: 0.0032 - acc: 0.5989</text:p>
      <text:p text:style-name="P1297">Epoch 649/1000</text:p>
      <text:p text:style-name="P1298">164/164 [==============================] - 2s 14ms/step - loss: 0.0031 - acc: 0.6059</text:p>
      <text:p text:style-name="P1299">Epoch 650/1000</text:p>
      <text:p text:style-name="P1300">164/164 [==============================] - 2s 14ms/step - loss: 0.0031 - acc: 0.6040</text:p>
      <text:p text:style-name="P1301">Epoch 651/1000</text:p>
      <text:p text:style-name="P1302">164/164 [==============================] - 2s 14ms/step - loss: 0.0032 - acc: 0.6025</text:p>
      <text:p text:style-name="P1303">Epoch 652/1000</text:p>
      <text:p text:style-name="P1304">164/164 [==============================] - 2s 14ms/step - loss: 0.0032 - acc: 0.6048</text:p>
      <text:p text:style-name="P1305">Epoch 653/1000</text:p>
      <text:p text:style-name="P1306">164/164 [==============================] - 2s 14ms/step - loss: 0.0031 - acc: 0.6088</text:p>
      <text:p text:style-name="P1307">Epoch 654/1000</text:p>
      <text:p text:style-name="P1308">164/164 [==============================] - 2s 14ms/step - loss: 0.0031 - acc: 0.6086</text:p>
      <text:p text:style-name="P1309">Epoch 655/1000</text:p>
      <text:p text:style-name="P1310">164/164 [==============================] - 2s 14ms/step - loss: 0.0031 - acc: 0.6078</text:p>
      <text:p text:style-name="P1311">Epoch 656/1000</text:p>
      <text:p text:style-name="P1312">164/164 [==============================] - 2s 14ms/step - loss: 0.0031 - acc: 0.6002</text:p>
      <text:p text:style-name="P1313">Epoch 657/1000</text:p>
      <text:p text:style-name="P1314">164/164 [==============================] - 2s 14ms/step - loss: 0.0031 - acc: 0.5994</text:p>
      <text:p text:style-name="P1315">Epoch 658/1000</text:p>
      <text:p text:style-name="P1316">164/164 [==============================] - 2s 14ms/step - loss: 0.0031 - acc: 0.6057</text:p>
      <text:p text:style-name="P1317">Epoch 659/1000</text:p>
      <text:p text:style-name="P1318">164/164 [==============================] - 2s 14ms/step - loss: 0.0031 - acc: 0.6139</text:p>
      <text:p text:style-name="P1319">Epoch 660/1000</text:p>
      <text:p text:style-name="P1320">164/164 [==============================] - 2s 14ms/step - loss: 0.0032 - acc: 0.6052</text:p>
      <text:p text:style-name="P1321">Epoch 661/1000</text:p>
      <text:p text:style-name="P1322">164/164 [==============================] - 2s 14ms/step - loss: 0.0031 - acc: 0.6107</text:p>
      <text:p text:style-name="P1323">Epoch 662/1000</text:p>
      <text:p text:style-name="P1324">164/164 [==============================] - 2s 14ms/step - loss: 0.0031 - acc: 0.6109</text:p>
      <text:p text:style-name="P1325">Epoch 663/1000</text:p>
      <text:p text:style-name="P1326">164/164 [==============================] - 2s 14ms/step - loss: 0.0031 - acc: 0.6038</text:p>
      <text:p text:style-name="P1327">Epoch 664/1000</text:p>
      <text:p text:style-name="P1328">164/164 [==============================] - 2s 14ms/step - loss: 0.0031 - acc: 0.6036</text:p>
      <text:p text:style-name="P1329">Epoch 665/1000</text:p>
      <text:p text:style-name="P1330">164/164 [==============================] - 2s 14ms/step - loss: 0.0031 - acc: 0.6025</text:p>
      <text:p text:style-name="P1331">Epoch 666/1000</text:p>
      <text:soft-page-break/>
      <text:p text:style-name="P1332">164/164 [==============================] - 2s 14ms/step - loss: 0.0031 - acc: 0.6124</text:p>
      <text:p text:style-name="P1333">Epoch 667/1000</text:p>
      <text:p text:style-name="P1334">164/164 [==============================] - 2s 14ms/step - loss: 0.0031 - acc: 0.6126</text:p>
      <text:p text:style-name="P1335">Epoch 668/1000</text:p>
      <text:p text:style-name="P1336">164/164 [==============================] - 2s 14ms/step - loss: 0.0031 - acc: 0.6057</text:p>
      <text:p text:style-name="P1337">Epoch 669/1000</text:p>
      <text:p text:style-name="P1338">164/164 [==============================] - 2s 14ms/step - loss: 0.0032 - acc: 0.5969</text:p>
      <text:p text:style-name="P1339">Epoch 670/1000</text:p>
      <text:p text:style-name="P1340">164/164 [==============================] - 2s 14ms/step - loss: 0.0031 - acc: 0.6135</text:p>
      <text:p text:style-name="P1341">Epoch 671/1000</text:p>
      <text:p text:style-name="P1342">164/164 [==============================] - 2s 14ms/step - loss: 0.0032 - acc: 0.6019</text:p>
      <text:p text:style-name="P1343">Epoch 672/1000</text:p>
      <text:p text:style-name="P1344">164/164 [==============================] - 2s 14ms/step - loss: 0.0031 - acc: 0.6176</text:p>
      <text:p text:style-name="P1345">Epoch 673/1000</text:p>
      <text:p text:style-name="P1346">164/164 [==============================] - 2s 14ms/step - loss: 0.0031 - acc: 0.6090</text:p>
      <text:p text:style-name="P1347">Epoch 674/1000</text:p>
      <text:p text:style-name="P1348">164/164 [==============================] - 2s 14ms/step - loss: 0.0031 - acc: 0.6139</text:p>
      <text:p text:style-name="P1349">Epoch 675/1000</text:p>
      <text:p text:style-name="P1350">164/164 [==============================] - 2s 14ms/step - loss: 0.0031 - acc: 0.6151</text:p>
      <text:p text:style-name="P1351">Epoch 676/1000</text:p>
      <text:p text:style-name="P1352">164/164 [==============================] - 2s 14ms/step - loss: 0.0031 - acc: 0.6052</text:p>
      <text:p text:style-name="P1353">Epoch 677/1000</text:p>
      <text:p text:style-name="P1354">164/164 [==============================] - 2s 14ms/step - loss: 0.0031 - acc: 0.6069</text:p>
      <text:p text:style-name="P1355">Epoch 678/1000</text:p>
      <text:p text:style-name="P1356">164/164 [==============================] - 2s 14ms/step - loss: 0.0031 - acc: 0.6168</text:p>
      <text:p text:style-name="P1357">Epoch 679/1000</text:p>
      <text:p text:style-name="P1358">164/164 [==============================] - 2s 14ms/step - loss: 0.0031 - acc: 0.6038</text:p>
      <text:p text:style-name="P1359">Epoch 680/1000</text:p>
      <text:p text:style-name="P1360">164/164 [==============================] - 2s 14ms/step - loss: 0.0031 - acc: 0.5996</text:p>
      <text:p text:style-name="P1361">Epoch 681/1000</text:p>
      <text:p text:style-name="P1362">164/164 [==============================] - 2s 14ms/step - loss: 0.0031 - acc: 0.6065</text:p>
      <text:p text:style-name="P1363">Epoch 682/1000</text:p>
      <text:p text:style-name="P1364">164/164 [==============================] - 2s 14ms/step - loss: 0.0031 - acc: 0.6088</text:p>
      <text:p text:style-name="P1365">Epoch 683/1000</text:p>
      <text:p text:style-name="P1366">164/164 [==============================] - 2s 14ms/step - loss: 0.0031 - acc: 0.6011</text:p>
      <text:p text:style-name="P1367">Epoch 684/1000</text:p>
      <text:p text:style-name="P1368">164/164 [==============================] - 2s 14ms/step - loss: 0.0031 - acc: 0.6170</text:p>
      <text:p text:style-name="P1369">Epoch 685/1000</text:p>
      <text:soft-page-break/>
      <text:p text:style-name="P1370">164/164 [==============================] - 2s 14ms/step - loss: 0.0031 - acc: 0.5987</text:p>
      <text:p text:style-name="P1371">Epoch 686/1000</text:p>
      <text:p text:style-name="P1372">164/164 [==============================] - 2s 14ms/step - loss: 0.0031 - acc: 0.6103</text:p>
      <text:p text:style-name="P1373">Epoch 687/1000</text:p>
      <text:p text:style-name="P1374">164/164 [==============================] - 2s 14ms/step - loss: 0.0031 - acc: 0.5948</text:p>
      <text:p text:style-name="P1375">Epoch 688/1000</text:p>
      <text:p text:style-name="P1376">164/164 [==============================] - 2s 14ms/step - loss: 0.0031 - acc: 0.6059</text:p>
      <text:p text:style-name="P1377">Epoch 689/1000</text:p>
      <text:p text:style-name="P1378">164/164 [==============================] - 2s 14ms/step - loss: 0.0031 - acc: 0.6008</text:p>
      <text:p text:style-name="P1379">Epoch 690/1000</text:p>
      <text:p text:style-name="P1380">164/164 [==============================] - 2s 14ms/step - loss: 0.0031 - acc: 0.6128</text:p>
      <text:p text:style-name="P1381">Epoch 691/1000</text:p>
      <text:p text:style-name="P1382">164/164 [==============================] - 2s 14ms/step - loss: 0.0031 - acc: 0.6145</text:p>
      <text:p text:style-name="P1383">Epoch 692/1000</text:p>
      <text:p text:style-name="P1384">164/164 [==============================] - 2s 14ms/step - loss: 0.0031 - acc: 0.6053</text:p>
      <text:p text:style-name="P1385">Epoch 693/1000</text:p>
      <text:p text:style-name="P1386">164/164 [==============================] - 2s 14ms/step - loss: 0.0031 - acc: 0.6181</text:p>
      <text:p text:style-name="P1387">Epoch 694/1000</text:p>
      <text:p text:style-name="P1388">164/164 [==============================] - 2s 14ms/step - loss: 0.0031 - acc: 0.6084</text:p>
      <text:p text:style-name="P1389">Epoch 695/1000</text:p>
      <text:p text:style-name="P1390">164/164 [==============================] - 2s 14ms/step - loss: 0.0031 - acc: 0.6130</text:p>
      <text:p text:style-name="P1391">Epoch 696/1000</text:p>
      <text:p text:style-name="P1392">164/164 [==============================] - 2s 14ms/step - loss: 0.0031 - acc: 0.6111</text:p>
      <text:p text:style-name="P1393">Epoch 697/1000</text:p>
      <text:p text:style-name="P1394">164/164 [==============================] - 2s 14ms/step - loss: 0.0031 - acc: 0.6195</text:p>
      <text:p text:style-name="P1395">Epoch 698/1000</text:p>
      <text:p text:style-name="P1396">164/164 [==============================] - 2s 14ms/step - loss: 0.0031 - acc: 0.6057</text:p>
      <text:p text:style-name="P1397">Epoch 699/1000</text:p>
      <text:p text:style-name="P1398">164/164 [==============================] - 2s 14ms/step - loss: 0.0031 - acc: 0.6156</text:p>
      <text:p text:style-name="P1399">Epoch 700/1000</text:p>
      <text:p text:style-name="P1400">164/164 [==============================] - 2s 14ms/step - loss: 0.0031 - acc: 0.6113</text:p>
      <text:p text:style-name="P1401">Epoch 701/1000</text:p>
      <text:p text:style-name="P1402">164/164 [==============================] - 2s 14ms/step - loss: 0.0031 - acc: 0.6069</text:p>
      <text:p text:style-name="P1403">Epoch 702/1000</text:p>
      <text:p text:style-name="P1404">164/164 [==============================] - 2s 14ms/step - loss: 0.0031 - acc: 0.6219</text:p>
      <text:p text:style-name="P1405">Epoch 703/1000</text:p>
      <text:p text:style-name="P1406">164/164 [==============================] - 2s 14ms/step - loss: 0.0031 - acc: 0.6065</text:p>
      <text:p text:style-name="P1407">Epoch 704/1000</text:p>
      <text:soft-page-break/>
      <text:p text:style-name="P1408">164/164 [==============================] - 2s 14ms/step - loss: 0.0031 - acc: 0.6197</text:p>
      <text:p text:style-name="P1409">Epoch 705/1000</text:p>
      <text:p text:style-name="P1410">164/164 [==============================] - 2s 14ms/step - loss: 0.0031 - acc: 0.6187</text:p>
      <text:p text:style-name="P1411">Epoch 706/1000</text:p>
      <text:p text:style-name="P1412">164/164 [==============================] - 2s 14ms/step - loss: 0.0031 - acc: 0.6155</text:p>
      <text:p text:style-name="P1413">Epoch 707/1000</text:p>
      <text:p text:style-name="P1414">164/164 [==============================] - 2s 14ms/step - loss: 0.0031 - acc: 0.6027</text:p>
      <text:p text:style-name="P1415">Epoch 708/1000</text:p>
      <text:p text:style-name="P1416">164/164 [==============================] - 2s 14ms/step - loss: 0.0030 - acc: 0.6172</text:p>
      <text:p text:style-name="P1417">Epoch 709/1000</text:p>
      <text:p text:style-name="P1418">164/164 [==============================] - 2s 14ms/step - loss: 0.0031 - acc: 0.6162</text:p>
      <text:p text:style-name="P1419">Epoch 710/1000</text:p>
      <text:p text:style-name="P1420">164/164 [==============================] - 2s 14ms/step - loss: 0.0031 - acc: 0.6172</text:p>
      <text:p text:style-name="P1421">Epoch 711/1000</text:p>
      <text:p text:style-name="P1422">164/164 [==============================] - 2s 14ms/step - loss: 0.0031 - acc: 0.6149</text:p>
      <text:p text:style-name="P1423">Epoch 712/1000</text:p>
      <text:p text:style-name="P1424">164/164 [==============================] - 2s 14ms/step - loss: 0.0031 - acc: 0.6158</text:p>
      <text:p text:style-name="P1425">Epoch 713/1000</text:p>
      <text:p text:style-name="P1426">164/164 [==============================] - 2s 14ms/step - loss: 0.0030 - acc: 0.6145</text:p>
      <text:p text:style-name="P1427">Epoch 714/1000</text:p>
      <text:p text:style-name="P1428">164/164 [==============================] - 2s 14ms/step - loss: 0.0031 - acc: 0.6094</text:p>
      <text:p text:style-name="P1429">Epoch 715/1000</text:p>
      <text:p text:style-name="P1430">164/164 [==============================] - 2s 14ms/step - loss: 0.0031 - acc: 0.6097</text:p>
      <text:p text:style-name="P1431">Epoch 716/1000</text:p>
      <text:p text:style-name="P1432">164/164 [==============================] - 2s 14ms/step - loss: 0.0030 - acc: 0.6200</text:p>
      <text:p text:style-name="P1433">Epoch 717/1000</text:p>
      <text:p text:style-name="P1434">164/164 [==============================] - 2s 14ms/step - loss: 0.0031 - acc: 0.6185</text:p>
      <text:p text:style-name="P1435">Epoch 718/1000</text:p>
      <text:p text:style-name="P1436">164/164 [==============================] - 2s 14ms/step - loss: 0.0030 - acc: 0.6155</text:p>
      <text:p text:style-name="P1437">Epoch 719/1000</text:p>
      <text:p text:style-name="P1438">164/164 [==============================] - 2s 14ms/step - loss: 0.0030 - acc: 0.6218</text:p>
      <text:p text:style-name="P1439">Epoch 720/1000</text:p>
      <text:p text:style-name="P1440">164/164 [==============================] - 2s 14ms/step - loss: 0.0031 - acc: 0.6132</text:p>
      <text:p text:style-name="P1441">Epoch 721/1000</text:p>
      <text:p text:style-name="P1442">164/164 [==============================] - 2s 14ms/step - loss: 0.0030 - acc: 0.6137</text:p>
      <text:p text:style-name="P1443">Epoch 722/1000</text:p>
      <text:p text:style-name="P1444">164/164 [==============================] - 2s 14ms/step - loss: 0.0030 - acc: 0.6135</text:p>
      <text:p text:style-name="P1445">Epoch 723/1000</text:p>
      <text:soft-page-break/>
      <text:p text:style-name="P1446">164/164 [==============================] - 2s 14ms/step - loss: 0.0031 - acc: 0.6118</text:p>
      <text:p text:style-name="P1447">Epoch 724/1000</text:p>
      <text:p text:style-name="P1448">164/164 [==============================] - 2s 14ms/step - loss: 0.0031 - acc: 0.6135</text:p>
      <text:p text:style-name="P1449">Epoch 725/1000</text:p>
      <text:p text:style-name="P1450">164/164 [==============================] - 2s 14ms/step - loss: 0.0031 - acc: 0.6198</text:p>
      <text:p text:style-name="P1451">Epoch 726/1000</text:p>
      <text:p text:style-name="P1452">164/164 [==============================] - 2s 14ms/step - loss: 0.0030 - acc: 0.6181</text:p>
      <text:p text:style-name="P1453">Epoch 727/1000</text:p>
      <text:p text:style-name="P1454">164/164 [==============================] - 2s 14ms/step - loss: 0.0031 - acc: 0.6135</text:p>
      <text:p text:style-name="P1455">Epoch 728/1000</text:p>
      <text:p text:style-name="P1456">164/164 [==============================] - 2s 14ms/step - loss: 0.0030 - acc: 0.6168</text:p>
      <text:p text:style-name="P1457">Epoch 729/1000</text:p>
      <text:p text:style-name="P1458">164/164 [==============================] - 2s 14ms/step - loss: 0.0030 - acc: 0.6168</text:p>
      <text:p text:style-name="P1459">Epoch 730/1000</text:p>
      <text:p text:style-name="P1460">164/164 [==============================] - 2s 14ms/step - loss: 0.0030 - acc: 0.6063</text:p>
      <text:p text:style-name="P1461">Epoch 731/1000</text:p>
      <text:p text:style-name="P1462">164/164 [==============================] - 2s 14ms/step - loss: 0.0030 - acc: 0.6147</text:p>
      <text:p text:style-name="P1463">Epoch 732/1000</text:p>
      <text:p text:style-name="P1464">164/164 [==============================] - 2s 14ms/step - loss: 0.0030 - acc: 0.6231</text:p>
      <text:p text:style-name="P1465">Epoch 733/1000</text:p>
      <text:p text:style-name="P1466">164/164 [==============================] - 2s 14ms/step - loss: 0.0030 - acc: 0.6071</text:p>
      <text:p text:style-name="P1467">Epoch 734/1000</text:p>
      <text:p text:style-name="P1468">164/164 [==============================] - 2s 14ms/step - loss: 0.0030 - acc: 0.6193</text:p>
      <text:p text:style-name="P1469">Epoch 735/1000</text:p>
      <text:p text:style-name="P1470">164/164 [==============================] - 2s 14ms/step - loss: 0.0030 - acc: 0.6162</text:p>
      <text:p text:style-name="P1471">Epoch 736/1000</text:p>
      <text:p text:style-name="P1472">164/164 [==============================] - 2s 14ms/step - loss: 0.0030 - acc: 0.6298</text:p>
      <text:p text:style-name="P1473">Epoch 737/1000</text:p>
      <text:p text:style-name="P1474">164/164 [==============================] - 2s 14ms/step - loss: 0.0030 - acc: 0.6227</text:p>
      <text:p text:style-name="P1475">Epoch 738/1000</text:p>
      <text:p text:style-name="P1476">164/164 [==============================] - 2s 14ms/step - loss: 0.0030 - acc: 0.6187</text:p>
      <text:p text:style-name="P1477">Epoch 739/1000</text:p>
      <text:p text:style-name="P1478">164/164 [==============================] - 2s 14ms/step - loss: 0.0030 - acc: 0.6263</text:p>
      <text:p text:style-name="P1479">Epoch 740/1000</text:p>
      <text:p text:style-name="P1480">164/164 [==============================] - 2s 14ms/step - loss: 0.0030 - acc: 0.6080</text:p>
      <text:p text:style-name="P1481">Epoch 741/1000</text:p>
      <text:p text:style-name="P1482">164/164 [==============================] - 2s 14ms/step - loss: 0.0030 - acc: 0.6174</text:p>
      <text:p text:style-name="P1483">Epoch 742/1000</text:p>
      <text:soft-page-break/>
      <text:p text:style-name="P1484">164/164 [==============================] - 2s 14ms/step - loss: 0.0030 - acc: 0.6275</text:p>
      <text:p text:style-name="P1485">Epoch 743/1000</text:p>
      <text:p text:style-name="P1486">164/164 [==============================] - 2s 14ms/step - loss: 0.0032 - acc: 0.6113</text:p>
      <text:p text:style-name="P1487">Epoch 744/1000</text:p>
      <text:p text:style-name="P1488">164/164 [==============================] - 2s 14ms/step - loss: 0.0031 - acc: 0.6105</text:p>
      <text:p text:style-name="P1489">Epoch 745/1000</text:p>
      <text:p text:style-name="P1490">164/164 [==============================] - 2s 14ms/step - loss: 0.0030 - acc: 0.6025</text:p>
      <text:p text:style-name="P1491">Epoch 746/1000</text:p>
      <text:p text:style-name="P1492">164/164 [==============================] - 2s 14ms/step - loss: 0.0030 - acc: 0.6176</text:p>
      <text:p text:style-name="P1493">Epoch 747/1000</text:p>
      <text:p text:style-name="P1494">164/164 [==============================] - 2s 14ms/step - loss: 0.0030 - acc: 0.6149</text:p>
      <text:p text:style-name="P1495">Epoch 748/1000</text:p>
      <text:p text:style-name="P1496">164/164 [==============================] - 2s 14ms/step - loss: 0.0030 - acc: 0.6240</text:p>
      <text:p text:style-name="P1497">Epoch 749/1000</text:p>
      <text:p text:style-name="P1498">164/164 [==============================] - 2s 14ms/step - loss: 0.0030 - acc: 0.6177</text:p>
      <text:p text:style-name="P1499">Epoch 750/1000</text:p>
      <text:p text:style-name="P1500">164/164 [==============================] - 2s 14ms/step - loss: 0.0030 - acc: 0.6183</text:p>
      <text:p text:style-name="P1501">Epoch 751/1000</text:p>
      <text:p text:style-name="P1502">164/164 [==============================] - 2s 14ms/step - loss: 0.0030 - acc: 0.6204</text:p>
      <text:p text:style-name="P1503">Epoch 752/1000</text:p>
      <text:p text:style-name="P1504">164/164 [==============================] - 2s 14ms/step - loss: 0.0030 - acc: 0.6124</text:p>
      <text:p text:style-name="P1505">Epoch 753/1000</text:p>
      <text:p text:style-name="P1506">164/164 [==============================] - 2s 14ms/step - loss: 0.0030 - acc: 0.6200</text:p>
      <text:p text:style-name="P1507">Epoch 754/1000</text:p>
      <text:p text:style-name="P1508">164/164 [==============================] - 2s 14ms/step - loss: 0.0030 - acc: 0.6319</text:p>
      <text:p text:style-name="P1509">Epoch 755/1000</text:p>
      <text:p text:style-name="P1510">164/164 [==============================] - 2s 14ms/step - loss: 0.0030 - acc: 0.6073</text:p>
      <text:p text:style-name="P1511">Epoch 756/1000</text:p>
      <text:p text:style-name="P1512">164/164 [==============================] - 2s 14ms/step - loss: 0.0030 - acc: 0.6160</text:p>
      <text:p text:style-name="P1513">Epoch 757/1000</text:p>
      <text:p text:style-name="P1514">164/164 [==============================] - 2s 14ms/step - loss: 0.0030 - acc: 0.6225</text:p>
      <text:p text:style-name="P1515">Epoch 758/1000</text:p>
      <text:p text:style-name="P1516">164/164 [==============================] - 2s 14ms/step - loss: 0.0030 - acc: 0.6181</text:p>
      <text:p text:style-name="P1517">Epoch 759/1000</text:p>
      <text:p text:style-name="P1518">164/164 [==============================] - 2s 14ms/step - loss: 0.0030 - acc: 0.6282</text:p>
      <text:p text:style-name="P1519">Epoch 760/1000</text:p>
      <text:p text:style-name="P1520">164/164 [==============================] - 2s 14ms/step - loss: 0.0030 - acc: 0.6166</text:p>
      <text:p text:style-name="P1521">Epoch 761/1000</text:p>
      <text:soft-page-break/>
      <text:p text:style-name="P1522">164/164 [==============================] - 2s 14ms/step - loss: 0.0030 - acc: 0.6147</text:p>
      <text:p text:style-name="P1523">Epoch 762/1000</text:p>
      <text:p text:style-name="P1524">164/164 [==============================] - 2s 14ms/step - loss: 0.0030 - acc: 0.6227</text:p>
      <text:p text:style-name="P1525">Epoch 763/1000</text:p>
      <text:p text:style-name="P1526">164/164 [==============================] - 2s 14ms/step - loss: 0.0030 - acc: 0.6263</text:p>
      <text:p text:style-name="P1527">Epoch 764/1000</text:p>
      <text:p text:style-name="P1528">164/164 [==============================] - 2s 14ms/step - loss: 0.0030 - acc: 0.6202</text:p>
      <text:p text:style-name="P1529">Epoch 765/1000</text:p>
      <text:p text:style-name="P1530">164/164 [==============================] - 2s 14ms/step - loss: 0.0030 - acc: 0.6214</text:p>
      <text:p text:style-name="P1531">Epoch 766/1000</text:p>
      <text:p text:style-name="P1532">164/164 [==============================] - 2s 14ms/step - loss: 0.0030 - acc: 0.6227</text:p>
      <text:p text:style-name="P1533">Epoch 767/1000</text:p>
      <text:p text:style-name="P1534">164/164 [==============================] - 2s 14ms/step - loss: 0.0030 - acc: 0.6275</text:p>
      <text:p text:style-name="P1535">Epoch 768/1000</text:p>
      <text:p text:style-name="P1536">164/164 [==============================] - 2s 14ms/step - loss: 0.0030 - acc: 0.6191</text:p>
      <text:p text:style-name="P1537">Epoch 769/1000</text:p>
      <text:p text:style-name="P1538">164/164 [==============================] - 2s 14ms/step - loss: 0.0030 - acc: 0.6135</text:p>
      <text:p text:style-name="P1539">Epoch 770/1000</text:p>
      <text:p text:style-name="P1540">164/164 [==============================] - 2s 14ms/step - loss: 0.0030 - acc: 0.6244</text:p>
      <text:p text:style-name="P1541">Epoch 771/1000</text:p>
      <text:p text:style-name="P1542">164/164 [==============================] - 2s 14ms/step - loss: 0.0030 - acc: 0.6172</text:p>
      <text:p text:style-name="P1543">Epoch 772/1000</text:p>
      <text:p text:style-name="P1544">164/164 [==============================] - 2s 14ms/step - loss: 0.0030 - acc: 0.6302</text:p>
      <text:p text:style-name="P1545">Epoch 773/1000</text:p>
      <text:p text:style-name="P1546">164/164 [==============================] - 2s 14ms/step - loss: 0.0030 - acc: 0.6166</text:p>
      <text:p text:style-name="P1547">Epoch 774/1000</text:p>
      <text:p text:style-name="P1548">164/164 [==============================] - 2s 14ms/step - loss: 0.0030 - acc: 0.6193</text:p>
      <text:p text:style-name="P1549">Epoch 775/1000</text:p>
      <text:p text:style-name="P1550">164/164 [==============================] - 2s 14ms/step - loss: 0.0030 - acc: 0.6177</text:p>
      <text:p text:style-name="P1551">Epoch 776/1000</text:p>
      <text:p text:style-name="P1552">164/164 [==============================] - 2s 14ms/step - loss: 0.0030 - acc: 0.6237</text:p>
      <text:p text:style-name="P1553">Epoch 777/1000</text:p>
      <text:p text:style-name="P1554">164/164 [==============================] - 2s 14ms/step - loss: 0.0029 - acc: 0.6391</text:p>
      <text:p text:style-name="P1555">Epoch 778/1000</text:p>
      <text:p text:style-name="P1556">164/164 [==============================] - 2s 14ms/step - loss: 0.0030 - acc: 0.6185</text:p>
      <text:p text:style-name="P1557">Epoch 779/1000</text:p>
      <text:p text:style-name="P1558">164/164 [==============================] - 2s 14ms/step - loss: 0.0030 - acc: 0.6231</text:p>
      <text:p text:style-name="P1559">Epoch 780/1000</text:p>
      <text:soft-page-break/>
      <text:p text:style-name="P1560">164/164 [==============================] - 2s 14ms/step - loss: 0.0030 - acc: 0.6273</text:p>
      <text:p text:style-name="P1561">Epoch 781/1000</text:p>
      <text:p text:style-name="P1562">164/164 [==============================] - 2s 14ms/step - loss: 0.0029 - acc: 0.6235</text:p>
      <text:p text:style-name="P1563">Epoch 782/1000</text:p>
      <text:p text:style-name="P1564">164/164 [==============================] - 2s 14ms/step - loss: 0.0030 - acc: 0.6176</text:p>
      <text:p text:style-name="P1565">Epoch 783/1000</text:p>
      <text:p text:style-name="P1566">164/164 [==============================] - 2s 14ms/step - loss: 0.0030 - acc: 0.6269</text:p>
      <text:p text:style-name="P1567">Epoch 784/1000</text:p>
      <text:p text:style-name="P1568">164/164 [==============================] - 2s 14ms/step - loss: 0.0030 - acc: 0.6177</text:p>
      <text:p text:style-name="P1569">Epoch 785/1000</text:p>
      <text:p text:style-name="P1570">164/164 [==============================] - 2s 14ms/step - loss: 0.0030 - acc: 0.6233</text:p>
      <text:p text:style-name="P1571">Epoch 786/1000</text:p>
      <text:p text:style-name="P1572">164/164 [==============================] - 2s 14ms/step - loss: 0.0030 - acc: 0.6219</text:p>
      <text:p text:style-name="P1573">Epoch 787/1000</text:p>
      <text:p text:style-name="P1574">164/164 [==============================] - 2s 14ms/step - loss: 0.0030 - acc: 0.6345</text:p>
      <text:p text:style-name="P1575">Epoch 788/1000</text:p>
      <text:p text:style-name="P1576">164/164 [==============================] - 2s 14ms/step - loss: 0.0030 - acc: 0.6134</text:p>
      <text:p text:style-name="P1577">Epoch 789/1000</text:p>
      <text:p text:style-name="P1578">164/164 [==============================] - 2s 14ms/step - loss: 0.0029 - acc: 0.6412</text:p>
      <text:p text:style-name="P1579">Epoch 790/1000</text:p>
      <text:p text:style-name="P1580">164/164 [==============================] - 2s 14ms/step - loss: 0.0030 - acc: 0.6244</text:p>
      <text:p text:style-name="P1581">Epoch 791/1000</text:p>
      <text:p text:style-name="P1582">164/164 [==============================] - 2s 14ms/step - loss: 0.0030 - acc: 0.6248</text:p>
      <text:p text:style-name="P1583">Epoch 792/1000</text:p>
      <text:p text:style-name="P1584">164/164 [==============================] - 2s 14ms/step - loss: 0.0030 - acc: 0.6303</text:p>
      <text:p text:style-name="P1585">Epoch 793/1000</text:p>
      <text:p text:style-name="P1586">164/164 [==============================] - 2s 14ms/step - loss: 0.0030 - acc: 0.6292</text:p>
      <text:p text:style-name="P1587">Epoch 794/1000</text:p>
      <text:p text:style-name="P1588">164/164 [==============================] - 2s 14ms/step - loss: 0.0030 - acc: 0.6315</text:p>
      <text:p text:style-name="P1589">Epoch 795/1000</text:p>
      <text:p text:style-name="P1590">164/164 [==============================] - 2s 14ms/step - loss: 0.0030 - acc: 0.6221</text:p>
      <text:p text:style-name="P1591">Epoch 796/1000</text:p>
      <text:p text:style-name="P1592">164/164 [==============================] - 2s 14ms/step - loss: 0.0030 - acc: 0.6206</text:p>
      <text:p text:style-name="P1593">Epoch 797/1000</text:p>
      <text:p text:style-name="P1594">164/164 [==============================] - 2s 14ms/step - loss: 0.0030 - acc: 0.6281</text:p>
      <text:p text:style-name="P1595">Epoch 798/1000</text:p>
      <text:p text:style-name="P1596">164/164 [==============================] - 2s 14ms/step - loss: 0.0030 - acc: 0.6216</text:p>
      <text:p text:style-name="P1597">Epoch 799/1000</text:p>
      <text:soft-page-break/>
      <text:p text:style-name="P1598">164/164 [==============================] - 2s 14ms/step - loss: 0.0030 - acc: 0.6258</text:p>
      <text:p text:style-name="P1599">Epoch 800/1000</text:p>
      <text:p text:style-name="P1600">164/164 [==============================] - 2s 14ms/step - loss: 0.0030 - acc: 0.6344</text:p>
      <text:p text:style-name="P1601">Epoch 801/1000</text:p>
      <text:p text:style-name="P1602">164/164 [==============================] - 2s 14ms/step - loss: 0.0030 - acc: 0.6267</text:p>
      <text:p text:style-name="P1603">Epoch 802/1000</text:p>
      <text:p text:style-name="P1604">164/164 [==============================] - 2s 14ms/step - loss: 0.0030 - acc: 0.6248</text:p>
      <text:p text:style-name="P1605">Epoch 803/1000</text:p>
      <text:p text:style-name="P1606">164/164 [==============================] - 2s 14ms/step - loss: 0.0030 - acc: 0.6183</text:p>
      <text:p text:style-name="P1607">Epoch 804/1000</text:p>
      <text:p text:style-name="P1608">164/164 [==============================] - 2s 14ms/step - loss: 0.0029 - acc: 0.6288</text:p>
      <text:p text:style-name="P1609">Epoch 805/1000</text:p>
      <text:p text:style-name="P1610">164/164 [==============================] - 2s 14ms/step - loss: 0.0029 - acc: 0.6336</text:p>
      <text:p text:style-name="P1611">Epoch 806/1000</text:p>
      <text:p text:style-name="P1612">164/164 [==============================] - 2s 14ms/step - loss: 0.0030 - acc: 0.6311</text:p>
      <text:p text:style-name="P1613">Epoch 807/1000</text:p>
      <text:p text:style-name="P1614">164/164 [==============================] - 2s 14ms/step - loss: 0.0029 - acc: 0.6319</text:p>
      <text:p text:style-name="P1615">Epoch 808/1000</text:p>
      <text:p text:style-name="P1616">164/164 [==============================] - 2s 14ms/step - loss: 0.0029 - acc: 0.6256</text:p>
      <text:p text:style-name="P1617">Epoch 809/1000</text:p>
      <text:p text:style-name="P1618">164/164 [==============================] - 2s 14ms/step - loss: 0.0029 - acc: 0.6351</text:p>
      <text:p text:style-name="P1619">Epoch 810/1000</text:p>
      <text:p text:style-name="P1620">164/164 [==============================] - 2s 14ms/step - loss: 0.0030 - acc: 0.6195</text:p>
      <text:p text:style-name="P1621">Epoch 811/1000</text:p>
      <text:p text:style-name="P1622">164/164 [==============================] - 2s 14ms/step - loss: 0.0030 - acc: 0.6384</text:p>
      <text:p text:style-name="P1623">Epoch 812/1000</text:p>
      <text:p text:style-name="P1624">164/164 [==============================] - 2s 14ms/step - loss: 0.0029 - acc: 0.6281</text:p>
      <text:p text:style-name="P1625">Epoch 813/1000</text:p>
      <text:p text:style-name="P1626">164/164 [==============================] - 2s 14ms/step - loss: 0.0029 - acc: 0.6471</text:p>
      <text:p text:style-name="P1627">Epoch 814/1000</text:p>
      <text:p text:style-name="P1628">164/164 [==============================] - 2s 14ms/step - loss: 0.0030 - acc: 0.6218</text:p>
      <text:p text:style-name="P1629">Epoch 815/1000</text:p>
      <text:p text:style-name="P1630">164/164 [==============================] - 2s 14ms/step - loss: 0.0029 - acc: 0.6176</text:p>
      <text:p text:style-name="P1631">Epoch 816/1000</text:p>
      <text:p text:style-name="P1632">164/164 [==============================] - 2s 14ms/step - loss: 0.0030 - acc: 0.6248</text:p>
      <text:p text:style-name="P1633">Epoch 817/1000</text:p>
      <text:p text:style-name="P1634">164/164 [==============================] - 2s 14ms/step - loss: 0.0029 - acc: 0.6328</text:p>
      <text:p text:style-name="P1635">Epoch 818/1000</text:p>
      <text:soft-page-break/>
      <text:p text:style-name="P1636">164/164 [==============================] - 2s 14ms/step - loss: 0.0030 - acc: 0.6302</text:p>
      <text:p text:style-name="P1637">Epoch 819/1000</text:p>
      <text:p text:style-name="P1638">164/164 [==============================] - 2s 14ms/step - loss: 0.0029 - acc: 0.6365</text:p>
      <text:p text:style-name="P1639">Epoch 820/1000</text:p>
      <text:p text:style-name="P1640">164/164 [==============================] - 2s 14ms/step - loss: 0.0029 - acc: 0.6317</text:p>
      <text:p text:style-name="P1641">Epoch 821/1000</text:p>
      <text:p text:style-name="P1642">164/164 [==============================] - 2s 15ms/step - loss: 0.0029 - acc: 0.6296</text:p>
      <text:p text:style-name="P1643">Epoch 822/1000</text:p>
      <text:p text:style-name="P1644">164/164 [==============================] - 2s 14ms/step - loss: 0.0030 - acc: 0.6239</text:p>
      <text:p text:style-name="P1645">Epoch 823/1000</text:p>
      <text:p text:style-name="P1646">164/164 [==============================] - 2s 15ms/step - loss: 0.0029 - acc: 0.6365</text:p>
      <text:p text:style-name="P1647">Epoch 824/1000</text:p>
      <text:p text:style-name="P1648">164/164 [==============================] - 2s 15ms/step - loss: 0.0029 - acc: 0.6315</text:p>
      <text:p text:style-name="P1649">Epoch 825/1000</text:p>
      <text:p text:style-name="P1650">164/164 [==============================] - 2s 14ms/step - loss: 0.0029 - acc: 0.6334</text:p>
      <text:p text:style-name="P1651">Epoch 826/1000</text:p>
      <text:p text:style-name="P1652">164/164 [==============================] - 2s 14ms/step - loss: 0.0029 - acc: 0.6298</text:p>
      <text:p text:style-name="P1653">Epoch 827/1000</text:p>
      <text:p text:style-name="P1654">164/164 [==============================] - 2s 14ms/step - loss: 0.0029 - acc: 0.6357</text:p>
      <text:p text:style-name="P1655">Epoch 828/1000</text:p>
      <text:p text:style-name="P1656">164/164 [==============================] - 2s 15ms/step - loss: 0.0029 - acc: 0.6374</text:p>
      <text:p text:style-name="P1657">Epoch 829/1000</text:p>
      <text:p text:style-name="P1658">164/164 [==============================] - 2s 14ms/step - loss: 0.0029 - acc: 0.6294</text:p>
      <text:p text:style-name="P1659">Epoch 830/1000</text:p>
      <text:p text:style-name="P1660">164/164 [==============================] - 2s 14ms/step - loss: 0.0029 - acc: 0.6363</text:p>
      <text:p text:style-name="P1661">Epoch 831/1000</text:p>
      <text:p text:style-name="P1662">164/164 [==============================] - 2s 14ms/step - loss: 0.0029 - acc: 0.6208</text:p>
      <text:p text:style-name="P1663">Epoch 832/1000</text:p>
      <text:p text:style-name="P1664">164/164 [==============================] - 2s 14ms/step - loss: 0.0029 - acc: 0.6313</text:p>
      <text:p text:style-name="P1665">Epoch 833/1000</text:p>
      <text:p text:style-name="P1666">164/164 [==============================] - 2s 14ms/step - loss: 0.0029 - acc: 0.6277</text:p>
      <text:p text:style-name="P1667">Epoch 834/1000</text:p>
      <text:p text:style-name="P1668">164/164 [==============================] - 2s 15ms/step - loss: 0.0029 - acc: 0.6420</text:p>
      <text:p text:style-name="P1669">Epoch 835/1000</text:p>
      <text:p text:style-name="P1670">164/164 [==============================] - 2s 14ms/step - loss: 0.0029 - acc: 0.6344</text:p>
      <text:p text:style-name="P1671">Epoch 836/1000</text:p>
      <text:p text:style-name="P1672">164/164 [==============================] - 2s 15ms/step - loss: 0.0029 - acc: 0.6330</text:p>
      <text:p text:style-name="P1673">Epoch 837/1000</text:p>
      <text:soft-page-break/>
      <text:p text:style-name="P1674">164/164 [==============================] - 2s 14ms/step - loss: 0.0029 - acc: 0.6372</text:p>
      <text:p text:style-name="P1675">Epoch 838/1000</text:p>
      <text:p text:style-name="P1676">164/164 [==============================] - 2s 14ms/step - loss: 0.0029 - acc: 0.6298</text:p>
      <text:p text:style-name="P1677">Epoch 839/1000</text:p>
      <text:p text:style-name="P1678">164/164 [==============================] - 2s 14ms/step - loss: 0.0029 - acc: 0.6250</text:p>
      <text:p text:style-name="P1679">Epoch 840/1000</text:p>
      <text:p text:style-name="P1680">164/164 [==============================] - 2s 14ms/step - loss: 0.0029 - acc: 0.6372</text:p>
      <text:p text:style-name="P1681">Epoch 841/1000</text:p>
      <text:p text:style-name="P1682">164/164 [==============================] - 2s 14ms/step - loss: 0.0029 - acc: 0.6324</text:p>
      <text:p text:style-name="P1683">Epoch 842/1000</text:p>
      <text:p text:style-name="P1684">164/164 [==============================] - 2s 14ms/step - loss: 0.0029 - acc: 0.6332</text:p>
      <text:p text:style-name="P1685">Epoch 843/1000</text:p>
      <text:p text:style-name="P1686">164/164 [==============================] - 2s 14ms/step - loss: 0.0029 - acc: 0.6374</text:p>
      <text:p text:style-name="P1687">Epoch 844/1000</text:p>
      <text:p text:style-name="P1688">164/164 [==============================] - 2s 14ms/step - loss: 0.0029 - acc: 0.6363</text:p>
      <text:p text:style-name="P1689">Epoch 845/1000</text:p>
      <text:p text:style-name="P1690">164/164 [==============================] - 2s 14ms/step - loss: 0.0029 - acc: 0.6344</text:p>
      <text:p text:style-name="P1691">Epoch 846/1000</text:p>
      <text:p text:style-name="P1692">164/164 [==============================] - 2s 14ms/step - loss: 0.0029 - acc: 0.6332</text:p>
      <text:p text:style-name="P1693">Epoch 847/1000</text:p>
      <text:p text:style-name="P1694">164/164 [==============================] - 2s 14ms/step - loss: 0.0029 - acc: 0.6408</text:p>
      <text:p text:style-name="P1695">Epoch 848/1000</text:p>
      <text:p text:style-name="P1696">164/164 [==============================] - 2s 14ms/step - loss: 0.0029 - acc: 0.6353</text:p>
      <text:p text:style-name="P1697">Epoch 849/1000</text:p>
      <text:p text:style-name="P1698">164/164 [==============================] - 2s 14ms/step - loss: 0.0029 - acc: 0.6328</text:p>
      <text:p text:style-name="P1699">Epoch 850/1000</text:p>
      <text:p text:style-name="P1700">164/164 [==============================] - 2s 14ms/step - loss: 0.0029 - acc: 0.6290</text:p>
      <text:p text:style-name="P1701">Epoch 851/1000</text:p>
      <text:p text:style-name="P1702">164/164 [==============================] - 2s 14ms/step - loss: 0.0029 - acc: 0.6294</text:p>
      <text:p text:style-name="P1703">Epoch 852/1000</text:p>
      <text:p text:style-name="P1704">164/164 [==============================] - 2s 14ms/step - loss: 0.0029 - acc: 0.6363</text:p>
      <text:p text:style-name="P1705">Epoch 853/1000</text:p>
      <text:p text:style-name="P1706">164/164 [==============================] - 2s 14ms/step - loss: 0.0029 - acc: 0.6405</text:p>
      <text:p text:style-name="P1707">Epoch 854/1000</text:p>
      <text:p text:style-name="P1708">164/164 [==============================] - 2s 14ms/step - loss: 0.0029 - acc: 0.6328</text:p>
      <text:p text:style-name="P1709">Epoch 855/1000</text:p>
      <text:p text:style-name="P1710">164/164 [==============================] - 2s 14ms/step - loss: 0.0029 - acc: 0.6391</text:p>
      <text:p text:style-name="P1711">Epoch 856/1000</text:p>
      <text:soft-page-break/>
      <text:p text:style-name="P1712">164/164 [==============================] - 2s 14ms/step - loss: 0.0029 - acc: 0.6305</text:p>
      <text:p text:style-name="P1713">Epoch 857/1000</text:p>
      <text:p text:style-name="P1714">164/164 [==============================] - 2s 14ms/step - loss: 0.0029 - acc: 0.6401</text:p>
      <text:p text:style-name="P1715">Epoch 858/1000</text:p>
      <text:p text:style-name="P1716">164/164 [==============================] - 2s 14ms/step - loss: 0.0028 - acc: 0.6456</text:p>
      <text:p text:style-name="P1717">Epoch 859/1000</text:p>
      <text:p text:style-name="P1718">164/164 [==============================] - 2s 14ms/step - loss: 0.0029 - acc: 0.6353</text:p>
      <text:p text:style-name="P1719">Epoch 860/1000</text:p>
      <text:p text:style-name="P1720">164/164 [==============================] - 2s 14ms/step - loss: 0.0029 - acc: 0.6483</text:p>
      <text:p text:style-name="P1721">Epoch 861/1000</text:p>
      <text:p text:style-name="P1722">164/164 [==============================] - 2s 14ms/step - loss: 0.0029 - acc: 0.6345</text:p>
      <text:p text:style-name="P1723">Epoch 862/1000</text:p>
      <text:p text:style-name="P1724">164/164 [==============================] - 2s 14ms/step - loss: 0.0029 - acc: 0.6363</text:p>
      <text:p text:style-name="P1725">Epoch 863/1000</text:p>
      <text:p text:style-name="P1726">164/164 [==============================] - 2s 14ms/step - loss: 0.0029 - acc: 0.6384</text:p>
      <text:p text:style-name="P1727">Epoch 864/1000</text:p>
      <text:p text:style-name="P1728">164/164 [==============================] - 2s 14ms/step - loss: 0.0029 - acc: 0.6345</text:p>
      <text:p text:style-name="P1729">Epoch 865/1000</text:p>
      <text:p text:style-name="P1730">164/164 [==============================] - 2s 14ms/step - loss: 0.0028 - acc: 0.6494</text:p>
      <text:p text:style-name="P1731">Epoch 866/1000</text:p>
      <text:p text:style-name="P1732">164/164 [==============================] - 2s 14ms/step - loss: 0.0029 - acc: 0.6410</text:p>
      <text:p text:style-name="P1733">Epoch 867/1000</text:p>
      <text:p text:style-name="P1734">164/164 [==============================] - 2s 14ms/step - loss: 0.0029 - acc: 0.6445</text:p>
      <text:p text:style-name="P1735">Epoch 868/1000</text:p>
      <text:p text:style-name="P1736">164/164 [==============================] - 2s 14ms/step - loss: 0.0029 - acc: 0.6447</text:p>
      <text:p text:style-name="P1737">Epoch 869/1000</text:p>
      <text:p text:style-name="P1738">164/164 [==============================] - 2s 14ms/step - loss: 0.0028 - acc: 0.6412</text:p>
      <text:p text:style-name="P1739">Epoch 870/1000</text:p>
      <text:p text:style-name="P1740">164/164 [==============================] - 2s 14ms/step - loss: 0.0028 - acc: 0.6429</text:p>
      <text:p text:style-name="P1741">Epoch 871/1000</text:p>
      <text:p text:style-name="P1742">164/164 [==============================] - 2s 14ms/step - loss: 0.0028 - acc: 0.6447</text:p>
      <text:p text:style-name="P1743">Epoch 872/1000</text:p>
      <text:p text:style-name="P1744">164/164 [==============================] - 2s 14ms/step - loss: 0.0029 - acc: 0.6323</text:p>
      <text:p text:style-name="P1745">Epoch 873/1000</text:p>
      <text:p text:style-name="P1746">164/164 [==============================] - 2s 14ms/step - loss: 0.0029 - acc: 0.6422</text:p>
      <text:p text:style-name="P1747">Epoch 874/1000</text:p>
      <text:p text:style-name="P1748">164/164 [==============================] - 2s 14ms/step - loss: 0.0029 - acc: 0.6384</text:p>
      <text:p text:style-name="P1749">Epoch 875/1000</text:p>
      <text:soft-page-break/>
      <text:p text:style-name="P1750">164/164 [==============================] - 2s 14ms/step - loss: 0.0029 - acc: 0.6389</text:p>
      <text:p text:style-name="P1751">Epoch 876/1000</text:p>
      <text:p text:style-name="P1752">164/164 [==============================] - 2s 14ms/step - loss: 0.0029 - acc: 0.6441</text:p>
      <text:p text:style-name="P1753">Epoch 877/1000</text:p>
      <text:p text:style-name="P1754">164/164 [==============================] - 2s 14ms/step - loss: 0.0029 - acc: 0.6500</text:p>
      <text:p text:style-name="P1755">Epoch 878/1000</text:p>
      <text:p text:style-name="P1756">164/164 [==============================] - 2s 14ms/step - loss: 0.0029 - acc: 0.6359</text:p>
      <text:p text:style-name="P1757">Epoch 879/1000</text:p>
      <text:p text:style-name="P1758">164/164 [==============================] - 2s 14ms/step - loss: 0.0029 - acc: 0.6365</text:p>
      <text:p text:style-name="P1759">Epoch 880/1000</text:p>
      <text:p text:style-name="P1760">164/164 [==============================] - 2s 14ms/step - loss: 0.0029 - acc: 0.6401</text:p>
      <text:p text:style-name="P1761">Epoch 881/1000</text:p>
      <text:p text:style-name="P1762">164/164 [==============================] - 2s 14ms/step - loss: 0.0029 - acc: 0.6405</text:p>
      <text:p text:style-name="P1763">Epoch 882/1000</text:p>
      <text:p text:style-name="P1764">164/164 [==============================] - 2s 14ms/step - loss: 0.0028 - acc: 0.6387</text:p>
      <text:p text:style-name="P1765">Epoch 883/1000</text:p>
      <text:p text:style-name="P1766">164/164 [==============================] - 2s 14ms/step - loss: 0.0029 - acc: 0.6307</text:p>
      <text:p text:style-name="P1767">Epoch 884/1000</text:p>
      <text:p text:style-name="P1768">164/164 [==============================] - 2s 14ms/step - loss: 0.0028 - acc: 0.6437</text:p>
      <text:p text:style-name="P1769">Epoch 885/1000</text:p>
      <text:p text:style-name="P1770">164/164 [==============================] - 2s 14ms/step - loss: 0.0028 - acc: 0.6458</text:p>
      <text:p text:style-name="P1771">Epoch 886/1000</text:p>
      <text:p text:style-name="P1772">164/164 [==============================] - 2s 14ms/step - loss: 0.0028 - acc: 0.6466</text:p>
      <text:p text:style-name="P1773">Epoch 887/1000</text:p>
      <text:p text:style-name="P1774">164/164 [==============================] - 2s 14ms/step - loss: 0.0028 - acc: 0.6496</text:p>
      <text:p text:style-name="P1775">Epoch 888/1000</text:p>
      <text:p text:style-name="P1776">164/164 [==============================] - 2s 14ms/step - loss: 0.0028 - acc: 0.6437</text:p>
      <text:p text:style-name="P1777">Epoch 889/1000</text:p>
      <text:p text:style-name="P1778">164/164 [==============================] - 2s 14ms/step - loss: 0.0029 - acc: 0.6450</text:p>
      <text:p text:style-name="P1779">Epoch 890/1000</text:p>
      <text:p text:style-name="P1780">164/164 [==============================] - 2s 14ms/step - loss: 0.0029 - acc: 0.6399</text:p>
      <text:p text:style-name="P1781">Epoch 891/1000</text:p>
      <text:p text:style-name="P1782">164/164 [==============================] - 2s 14ms/step - loss: 0.0028 - acc: 0.6544</text:p>
      <text:p text:style-name="P1783">Epoch 892/1000</text:p>
      <text:p text:style-name="P1784">164/164 [==============================] - 2s 14ms/step - loss: 0.0028 - acc: 0.6437</text:p>
      <text:p text:style-name="P1785">Epoch 893/1000</text:p>
      <text:p text:style-name="P1786">164/164 [==============================] - 2s 14ms/step - loss: 0.0028 - acc: 0.6508</text:p>
      <text:p text:style-name="P1787">Epoch 894/1000</text:p>
      <text:soft-page-break/>
      <text:p text:style-name="P1788">164/164 [==============================] - 2s 14ms/step - loss: 0.0028 - acc: 0.6401</text:p>
      <text:p text:style-name="P1789">Epoch 895/1000</text:p>
      <text:p text:style-name="P1790">164/164 [==============================] - 2s 14ms/step - loss: 0.0028 - acc: 0.6389</text:p>
      <text:p text:style-name="P1791">Epoch 896/1000</text:p>
      <text:p text:style-name="P1792">164/164 [==============================] - 2s 14ms/step - loss: 0.0028 - acc: 0.6498</text:p>
      <text:p text:style-name="P1793">Epoch 897/1000</text:p>
      <text:p text:style-name="P1794">164/164 [==============================] - 2s 14ms/step - loss: 0.0028 - acc: 0.6517</text:p>
      <text:p text:style-name="P1795">Epoch 898/1000</text:p>
      <text:p text:style-name="P1796">164/164 [==============================] - 2s 14ms/step - loss: 0.0028 - acc: 0.6489</text:p>
      <text:p text:style-name="P1797">Epoch 899/1000</text:p>
      <text:p text:style-name="P1798">164/164 [==============================] - 2s 14ms/step - loss: 0.0029 - acc: 0.6496</text:p>
      <text:p text:style-name="P1799">Epoch 900/1000</text:p>
      <text:p text:style-name="P1800">164/164 [==============================] - 2s 14ms/step - loss: 0.0029 - acc: 0.6494</text:p>
      <text:p text:style-name="P1801">Epoch 901/1000</text:p>
      <text:p text:style-name="P1802">164/164 [==============================] - 2s 14ms/step - loss: 0.0028 - acc: 0.6513</text:p>
      <text:p text:style-name="P1803">Epoch 902/1000</text:p>
      <text:p text:style-name="P1804">164/164 [==============================] - 2s 14ms/step - loss: 0.0028 - acc: 0.6414</text:p>
      <text:p text:style-name="P1805">Epoch 903/1000</text:p>
      <text:p text:style-name="P1806">164/164 [==============================] - 2s 14ms/step - loss: 0.0028 - acc: 0.6447</text:p>
      <text:p text:style-name="P1807">Epoch 904/1000</text:p>
      <text:p text:style-name="P1808">164/164 [==============================] - 2s 14ms/step - loss: 0.0028 - acc: 0.6511</text:p>
      <text:p text:style-name="P1809">Epoch 905/1000</text:p>
      <text:p text:style-name="P1810">164/164 [==============================] - 2s 14ms/step - loss: 0.0028 - acc: 0.6584</text:p>
      <text:p text:style-name="P1811">Epoch 906/1000</text:p>
      <text:p text:style-name="P1812">164/164 [==============================] - 2s 14ms/step - loss: 0.0028 - acc: 0.6532</text:p>
      <text:p text:style-name="P1813">Epoch 907/1000</text:p>
      <text:p text:style-name="P1814">164/164 [==============================] - 2s 14ms/step - loss: 0.0028 - acc: 0.6515</text:p>
      <text:p text:style-name="P1815">Epoch 908/1000</text:p>
      <text:p text:style-name="P1816">164/164 [==============================] - 2s 14ms/step - loss: 0.0028 - acc: 0.6494</text:p>
      <text:p text:style-name="P1817">Epoch 909/1000</text:p>
      <text:p text:style-name="P1818">164/164 [==============================] - 2s 14ms/step - loss: 0.0028 - acc: 0.6550</text:p>
      <text:p text:style-name="P1819">Epoch 910/1000</text:p>
      <text:p text:style-name="P1820">164/164 [==============================] - 2s 14ms/step - loss: 0.0028 - acc: 0.6485</text:p>
      <text:p text:style-name="P1821">Epoch 911/1000</text:p>
      <text:p text:style-name="P1822">164/164 [==============================] - 2s 14ms/step - loss: 0.0028 - acc: 0.6416</text:p>
      <text:p text:style-name="P1823">Epoch 912/1000</text:p>
      <text:p text:style-name="P1824">164/164 [==============================] - 2s 14ms/step - loss: 0.0028 - acc: 0.6506</text:p>
      <text:p text:style-name="P1825">Epoch 913/1000</text:p>
      <text:soft-page-break/>
      <text:p text:style-name="P1826">164/164 [==============================] - 2s 14ms/step - loss: 0.0028 - acc: 0.6468</text:p>
      <text:p text:style-name="P1827">Epoch 914/1000</text:p>
      <text:p text:style-name="P1828">164/164 [==============================] - 2s 14ms/step - loss: 0.0028 - acc: 0.6511</text:p>
      <text:p text:style-name="P1829">Epoch 915/1000</text:p>
      <text:p text:style-name="P1830">164/164 [==============================] - 2s 14ms/step - loss: 0.0028 - acc: 0.6580</text:p>
      <text:p text:style-name="P1831">Epoch 916/1000</text:p>
      <text:p text:style-name="P1832">164/164 [==============================] - 2s 14ms/step - loss: 0.0028 - acc: 0.6502</text:p>
      <text:p text:style-name="P1833">Epoch 917/1000</text:p>
      <text:p text:style-name="P1834">164/164 [==============================] - 2s 14ms/step - loss: 0.0028 - acc: 0.6532</text:p>
      <text:p text:style-name="P1835">Epoch 918/1000</text:p>
      <text:p text:style-name="P1836">164/164 [==============================] - 2s 14ms/step - loss: 0.0028 - acc: 0.6546</text:p>
      <text:p text:style-name="P1837">Epoch 919/1000</text:p>
      <text:p text:style-name="P1838">164/164 [==============================] - 2s 14ms/step - loss: 0.0029 - acc: 0.6483</text:p>
      <text:p text:style-name="P1839">Epoch 920/1000</text:p>
      <text:p text:style-name="P1840">164/164 [==============================] - 2s 14ms/step - loss: 0.0029 - acc: 0.6452</text:p>
      <text:p text:style-name="P1841">Epoch 921/1000</text:p>
      <text:p text:style-name="P1842">164/164 [==============================] - 2s 14ms/step - loss: 0.0028 - acc: 0.6511</text:p>
      <text:p text:style-name="P1843">Epoch 922/1000</text:p>
      <text:p text:style-name="P1844">164/164 [==============================] - 2s 14ms/step - loss: 0.0028 - acc: 0.6490</text:p>
      <text:p text:style-name="P1845">Epoch 923/1000</text:p>
      <text:p text:style-name="P1846">164/164 [==============================] - 2s 14ms/step - loss: 0.0028 - acc: 0.6531</text:p>
      <text:p text:style-name="P1847">Epoch 924/1000</text:p>
      <text:p text:style-name="P1848">164/164 [==============================] - 2s 14ms/step - loss: 0.0028 - acc: 0.6603</text:p>
      <text:p text:style-name="P1849">Epoch 925/1000</text:p>
      <text:p text:style-name="P1850">164/164 [==============================] - 2s 14ms/step - loss: 0.0028 - acc: 0.6573</text:p>
      <text:p text:style-name="P1851">Epoch 926/1000</text:p>
      <text:p text:style-name="P1852">164/164 [==============================] - 2s 14ms/step - loss: 0.0028 - acc: 0.6637</text:p>
      <text:p text:style-name="P1853">Epoch 927/1000</text:p>
      <text:p text:style-name="P1854">164/164 [==============================] - 2s 14ms/step - loss: 0.0029 - acc: 0.6435</text:p>
      <text:p text:style-name="P1855">Epoch 928/1000</text:p>
      <text:p text:style-name="P1856">164/164 [==============================] - 2s 14ms/step - loss: 0.0028 - acc: 0.6523</text:p>
      <text:p text:style-name="P1857">Epoch 929/1000</text:p>
      <text:p text:style-name="P1858">164/164 [==============================] - 2s 14ms/step - loss: 0.0028 - acc: 0.6555</text:p>
      <text:p text:style-name="P1859">Epoch 930/1000</text:p>
      <text:p text:style-name="P1860">164/164 [==============================] - 2s 14ms/step - loss: 0.0028 - acc: 0.6532</text:p>
      <text:p text:style-name="P1861">Epoch 931/1000</text:p>
      <text:p text:style-name="P1862">164/164 [==============================] - 2s 14ms/step - loss: 0.0028 - acc: 0.6693</text:p>
      <text:p text:style-name="P1863">Epoch 932/1000</text:p>
      <text:soft-page-break/>
      <text:p text:style-name="P1864">164/164 [==============================] - 2s 14ms/step - loss: 0.0028 - acc: 0.6504</text:p>
      <text:p text:style-name="P1865">Epoch 933/1000</text:p>
      <text:p text:style-name="P1866">164/164 [==============================] - 2s 14ms/step - loss: 0.0028 - acc: 0.6595</text:p>
      <text:p text:style-name="P1867">Epoch 934/1000</text:p>
      <text:p text:style-name="P1868">164/164 [==============================] - 2s 14ms/step - loss: 0.0028 - acc: 0.6521</text:p>
      <text:p text:style-name="P1869">Epoch 935/1000</text:p>
      <text:p text:style-name="P1870">164/164 [==============================] - 2s 14ms/step - loss: 0.0028 - acc: 0.6439</text:p>
      <text:p text:style-name="P1871">Epoch 936/1000</text:p>
      <text:p text:style-name="P1872">164/164 [==============================] - 2s 14ms/step - loss: 0.0028 - acc: 0.6508</text:p>
      <text:p text:style-name="P1873">Epoch 937/1000</text:p>
      <text:p text:style-name="P1874">164/164 [==============================] - 2s 14ms/step - loss: 0.0028 - acc: 0.6517</text:p>
      <text:p text:style-name="P1875">Epoch 938/1000</text:p>
      <text:p text:style-name="P1876">164/164 [==============================] - 2s 14ms/step - loss: 0.0028 - acc: 0.6546</text:p>
      <text:p text:style-name="P1877">Epoch 939/1000</text:p>
      <text:p text:style-name="P1878">164/164 [==============================] - 2s 14ms/step - loss: 0.0028 - acc: 0.6517</text:p>
      <text:p text:style-name="P1879">Epoch 940/1000</text:p>
      <text:p text:style-name="P1880">164/164 [==============================] - 2s 14ms/step - loss: 0.0028 - acc: 0.6565</text:p>
      <text:p text:style-name="P1881">Epoch 941/1000</text:p>
      <text:p text:style-name="P1882">164/164 [==============================] - 2s 14ms/step - loss: 0.0028 - acc: 0.6563</text:p>
      <text:p text:style-name="P1883">Epoch 942/1000</text:p>
      <text:p text:style-name="P1884">164/164 [==============================] - 2s 14ms/step - loss: 0.0028 - acc: 0.6555</text:p>
      <text:p text:style-name="P1885">Epoch 943/1000</text:p>
      <text:p text:style-name="P1886">164/164 [==============================] - 2s 14ms/step - loss: 0.0028 - acc: 0.6462</text:p>
      <text:p text:style-name="P1887">Epoch 944/1000</text:p>
      <text:p text:style-name="P1888">164/164 [==============================] - 2s 14ms/step - loss: 0.0028 - acc: 0.6462</text:p>
      <text:p text:style-name="P1889">Epoch 945/1000</text:p>
      <text:p text:style-name="P1890">164/164 [==============================] - 2s 14ms/step - loss: 0.0028 - acc: 0.6563</text:p>
      <text:p text:style-name="P1891">Epoch 946/1000</text:p>
      <text:p text:style-name="P1892">164/164 [==============================] - 2s 14ms/step - loss: 0.0028 - acc: 0.6679</text:p>
      <text:p text:style-name="P1893">Epoch 947/1000</text:p>
      <text:p text:style-name="P1894">164/164 [==============================] - 2s 14ms/step - loss: 0.0027 - acc: 0.6540</text:p>
      <text:p text:style-name="P1895">Epoch 948/1000</text:p>
      <text:p text:style-name="P1896">164/164 [==============================] - 2s 14ms/step - loss: 0.0027 - acc: 0.6594</text:p>
      <text:p text:style-name="P1897">Epoch 949/1000</text:p>
      <text:p text:style-name="P1898">164/164 [==============================] - 2s 14ms/step - loss: 0.0027 - acc: 0.6523</text:p>
      <text:p text:style-name="P1899">Epoch 950/1000</text:p>
      <text:p text:style-name="P1900">164/164 [==============================] - 2s 14ms/step - loss: 0.0028 - acc: 0.6590</text:p>
      <text:p text:style-name="P1901">Epoch 951/1000</text:p>
      <text:soft-page-break/>
      <text:p text:style-name="P1902">164/164 [==============================] - 2s 14ms/step - loss: 0.0028 - acc: 0.6605</text:p>
      <text:p text:style-name="P1903">Epoch 952/1000</text:p>
      <text:p text:style-name="P1904">164/164 [==============================] - 2s 14ms/step - loss: 0.0027 - acc: 0.6639</text:p>
      <text:p text:style-name="P1905">Epoch 953/1000</text:p>
      <text:p text:style-name="P1906">164/164 [==============================] - 2s 14ms/step - loss: 0.0028 - acc: 0.6565</text:p>
      <text:p text:style-name="P1907">Epoch 954/1000</text:p>
      <text:p text:style-name="P1908">164/164 [==============================] - 2s 15ms/step - loss: 0.0028 - acc: 0.6548</text:p>
      <text:p text:style-name="P1909">Epoch 955/1000</text:p>
      <text:p text:style-name="P1910">164/164 [==============================] - 2s 14ms/step - loss: 0.0028 - acc: 0.6553</text:p>
      <text:p text:style-name="P1911">Epoch 956/1000</text:p>
      <text:p text:style-name="P1912">164/164 [==============================] - 2s 14ms/step - loss: 0.0027 - acc: 0.6599</text:p>
      <text:p text:style-name="P1913">Epoch 957/1000</text:p>
      <text:p text:style-name="P1914">164/164 [==============================] - 2s 14ms/step - loss: 0.0027 - acc: 0.6670</text:p>
      <text:p text:style-name="P1915">Epoch 958/1000</text:p>
      <text:p text:style-name="P1916">164/164 [==============================] - 2s 14ms/step - loss: 0.0028 - acc: 0.6576</text:p>
      <text:p text:style-name="P1917">Epoch 959/1000</text:p>
      <text:p text:style-name="P1918">164/164 [==============================] - 2s 14ms/step - loss: 0.0027 - acc: 0.6761</text:p>
      <text:p text:style-name="P1919">Epoch 960/1000</text:p>
      <text:p text:style-name="P1920">164/164 [==============================] - 2s 14ms/step - loss: 0.0027 - acc: 0.6679</text:p>
      <text:p text:style-name="P1921">Epoch 961/1000</text:p>
      <text:p text:style-name="P1922">164/164 [==============================] - 2s 14ms/step - loss: 0.0027 - acc: 0.6574</text:p>
      <text:p text:style-name="P1923">Epoch 962/1000</text:p>
      <text:p text:style-name="P1924">164/164 [==============================] - 2s 14ms/step - loss: 0.0027 - acc: 0.6626</text:p>
      <text:p text:style-name="P1925">Epoch 963/1000</text:p>
      <text:p text:style-name="P1926">164/164 [==============================] - 2s 14ms/step - loss: 0.0027 - acc: 0.6532</text:p>
      <text:p text:style-name="P1927">Epoch 964/1000</text:p>
      <text:p text:style-name="P1928">164/164 [==============================] - 2s 14ms/step - loss: 0.0027 - acc: 0.6655</text:p>
      <text:p text:style-name="P1929">Epoch 965/1000</text:p>
      <text:p text:style-name="P1930">164/164 [==============================] - 2s 14ms/step - loss: 0.0027 - acc: 0.6635</text:p>
      <text:p text:style-name="P1931">Epoch 966/1000</text:p>
      <text:p text:style-name="P1932">164/164 [==============================] - 2s 14ms/step - loss: 0.0027 - acc: 0.6540</text:p>
      <text:p text:style-name="P1933">Epoch 967/1000</text:p>
      <text:p text:style-name="P1934">164/164 [==============================] - 2s 14ms/step - loss: 0.0027 - acc: 0.6655</text:p>
      <text:p text:style-name="P1935">Epoch 968/1000</text:p>
      <text:p text:style-name="P1936">164/164 [==============================] - 2s 14ms/step - loss: 0.0027 - acc: 0.6609</text:p>
      <text:p text:style-name="P1937">Epoch 969/1000</text:p>
      <text:p text:style-name="P1938">164/164 [==============================] - 2s 14ms/step - loss: 0.0027 - acc: 0.6592</text:p>
      <text:p text:style-name="P1939">Epoch 970/1000</text:p>
      <text:soft-page-break/>
      <text:p text:style-name="P1940">164/164 [==============================] - 2s 14ms/step - loss: 0.0027 - acc: 0.6611</text:p>
      <text:p text:style-name="P1941">Epoch 971/1000</text:p>
      <text:p text:style-name="P1942">164/164 [==============================] - 2s 14ms/step - loss: 0.0027 - acc: 0.6508</text:p>
      <text:p text:style-name="P1943">Epoch 972/1000</text:p>
      <text:p text:style-name="P1944">164/164 [==============================] - 2s 14ms/step - loss: 0.0027 - acc: 0.6592</text:p>
      <text:p text:style-name="P1945">Epoch 973/1000</text:p>
      <text:p text:style-name="P1946">164/164 [==============================] - 2s 14ms/step - loss: 0.0027 - acc: 0.6588</text:p>
      <text:p text:style-name="P1947">Epoch 974/1000</text:p>
      <text:p text:style-name="P1948">164/164 [==============================] - 2s 14ms/step - loss: 0.0027 - acc: 0.6477</text:p>
      <text:p text:style-name="P1949">Epoch 975/1000</text:p>
      <text:p text:style-name="P1950">164/164 [==============================] - 2s 14ms/step - loss: 0.0027 - acc: 0.6647</text:p>
      <text:p text:style-name="P1951">Epoch 976/1000</text:p>
      <text:p text:style-name="P1952">164/164 [==============================] - 2s 14ms/step - loss: 0.0027 - acc: 0.6588</text:p>
      <text:p text:style-name="P1953">Epoch 977/1000</text:p>
      <text:p text:style-name="P1954">164/164 [==============================] - 2s 14ms/step - loss: 0.0027 - acc: 0.6616</text:p>
      <text:p text:style-name="P1955">Epoch 978/1000</text:p>
      <text:p text:style-name="P1956">164/164 [==============================] - 2s 14ms/step - loss: 0.0027 - acc: 0.6573</text:p>
      <text:p text:style-name="P1957">Epoch 979/1000</text:p>
      <text:p text:style-name="P1958">164/164 [==============================] - 2s 14ms/step - loss: 0.0027 - acc: 0.6611</text:p>
      <text:p text:style-name="P1959">Epoch 980/1000</text:p>
      <text:p text:style-name="P1960">164/164 [==============================] - 2s 14ms/step - loss: 0.0027 - acc: 0.6565</text:p>
      <text:p text:style-name="P1961">Epoch 981/1000</text:p>
      <text:p text:style-name="P1962">164/164 [==============================] - 2s 14ms/step - loss: 0.0027 - acc: 0.6597</text:p>
      <text:p text:style-name="P1963">Epoch 982/1000</text:p>
      <text:p text:style-name="P1964">164/164 [==============================] - 2s 14ms/step - loss: 0.0027 - acc: 0.6653</text:p>
      <text:p text:style-name="P1965">Epoch 983/1000</text:p>
      <text:p text:style-name="P1966">164/164 [==============================] - 2s 14ms/step - loss: 0.0027 - acc: 0.6561</text:p>
      <text:p text:style-name="P1967">Epoch 984/1000</text:p>
      <text:p text:style-name="P1968">164/164 [==============================] - 2s 14ms/step - loss: 0.0027 - acc: 0.6750</text:p>
      <text:p text:style-name="P1969">Epoch 985/1000</text:p>
      <text:p text:style-name="P1970">164/164 [==============================] - 2s 14ms/step - loss: 0.0027 - acc: 0.6595</text:p>
      <text:p text:style-name="P1971">Epoch 986/1000</text:p>
      <text:p text:style-name="P1972">164/164 [==============================] - 2s 14ms/step - loss: 0.0027 - acc: 0.6725</text:p>
      <text:p text:style-name="P1973">Epoch 987/1000</text:p>
      <text:p text:style-name="P1974">164/164 [==============================] - 2s 14ms/step - loss: 0.0027 - acc: 0.6639</text:p>
      <text:p text:style-name="P1975">Epoch 988/1000</text:p>
      <text:p text:style-name="P1976">164/164 [==============================] - 2s 14ms/step - loss: 0.0027 - acc: 0.6630</text:p>
      <text:p text:style-name="P1977">Epoch 989/1000</text:p>
      <text:soft-page-break/>
      <text:p text:style-name="P1978">164/164 [==============================] - 2s 14ms/step - loss: 0.0027 - acc: 0.6685</text:p>
      <text:p text:style-name="P1979">Epoch 990/1000</text:p>
      <text:p text:style-name="P1980">164/164 [==============================] - 2s 14ms/step - loss: 0.0027 - acc: 0.6714</text:p>
      <text:p text:style-name="P1981">Epoch 991/1000</text:p>
      <text:p text:style-name="P1982">164/164 [==============================] - 2s 14ms/step - loss: 0.0027 - acc: 0.6584</text:p>
      <text:p text:style-name="P1983">Epoch 992/1000</text:p>
      <text:p text:style-name="P1984">164/164 [==============================] - 2s 14ms/step - loss: 0.0027 - acc: 0.6658</text:p>
      <text:p text:style-name="P1985">Epoch 993/1000</text:p>
      <text:p text:style-name="P1986">164/164 [==============================] - 2s 14ms/step - loss: 0.0027 - acc: 0.6620</text:p>
      <text:p text:style-name="P1987">Epoch 994/1000</text:p>
      <text:p text:style-name="P1988">164/164 [==============================] - 2s 14ms/step - loss: 0.0027 - acc: 0.6651</text:p>
      <text:p text:style-name="P1989">Epoch 995/1000</text:p>
      <text:p text:style-name="P1990">164/164 [==============================] - 2s 14ms/step - loss: 0.0027 - acc: 0.6634</text:p>
      <text:p text:style-name="P1991">Epoch 996/1000</text:p>
      <text:p text:style-name="P1992">164/164 [==============================] - 2s 14ms/step - loss: 0.0027 - acc: 0.6574</text:p>
      <text:p text:style-name="P1993">Epoch 997/1000</text:p>
      <text:p text:style-name="P1994">164/164 [==============================] - 2s 14ms/step - loss: 0.0027 - acc: 0.6658</text:p>
      <text:p text:style-name="P1995">Epoch 998/1000</text:p>
      <text:p text:style-name="P1996">164/164 [==============================] - 2s 14ms/step - loss: 0.0027 - acc: 0.6698</text:p>
      <text:p text:style-name="P1997">Epoch 999/1000</text:p>
      <text:p text:style-name="P1998">164/164 [==============================] - 2s 14ms/step - loss: 0.0027 - acc: 0.6613</text:p>
      <text:p text:style-name="P1999">Epoch 1000/1000</text:p>
      <text:p text:style-name="P2000">164/164 [==============================] - 2s 14ms/step - loss: 0.0027 - acc: 0.6607</text:p>
      <text:p text:style-name="P2001">############################</text:p>
      <text:p text:style-name="P2002">PREVISÃO DO DIA 0</text:p>
      <text:p text:style-name="P2003">Valor real na hora: <text:s/>0 5.999999999999999 Valor previsto: <text:s/>6.598607</text:p>
      <text:p text:style-name="P2004">Valor real na hora: <text:s/>1 5.0 Valor previsto: <text:s/>5.5574765</text:p>
      <text:p text:style-name="P2005">Valor real na hora: <text:s/>2 7.333333333333332 Valor previsto: <text:s/>6.931289</text:p>
      <text:p text:style-name="P2006">Valor real na hora: <text:s/>3 5.999999999999999 Valor previsto: <text:s/>5.8023663</text:p>
      <text:p text:style-name="P2007">Valor real na hora: <text:s/>4 3.0 Valor previsto: <text:s/>2.7992864</text:p>
      <text:p text:style-name="P2008">Valor real na hora: <text:s/>5 6.0 Valor previsto: <text:s/>6.356478</text:p>
      <text:p text:style-name="P2009">Valor real na hora: <text:s/>6 12.0 Valor previsto: <text:s/>11.456856</text:p>
      <text:p text:style-name="P2010">Valor real na hora: <text:s/>7 10.333333333333332 Valor previsto: <text:s/>10.858162</text:p>
      <text:p text:style-name="P2011">Valor real na hora: <text:s/>8 12.333333333333332 Valor previsto: <text:s/>12.334521</text:p>
      <text:p text:style-name="P2012">Valor real na hora: <text:s/>9 13.333333333333332 Valor previsto: <text:s/>12.102544</text:p>
      <text:p text:style-name="P2013">Valor real na hora: <text:s/>10 7.999999999999999 Valor previsto: <text:s/>8.9187975</text:p>
      <text:p text:style-name="P2014">Valor real na hora: <text:s/>11 4.333333333333333 Valor previsto: <text:s/>3.6092038</text:p>
      <text:p text:style-name="P2015">Valor real na hora: <text:s/>12 0.0 Valor previsto: <text:s/>0.35774127</text:p>
      <text:p text:style-name="P2016">Valor real na hora: <text:s/>13 0.0 Valor previsto: <text:s/>0.013379453</text:p>
      <text:p text:style-name="P2017">Valor real na hora: <text:s/>14 0.0 Valor previsto: <text:s/>0.00018975888</text:p>
      <text:p text:style-name="P2018">Valor real na hora: <text:s/>15 0.0 Valor previsto: <text:s/>0.00015423192</text:p>
      <text:soft-page-break/>
      <text:p text:style-name="P2019">Valor real na hora: <text:s/>16 0.0 Valor previsto: <text:s/>1.7416926e-07</text:p>
      <text:p text:style-name="P2020">Valor real na hora: <text:s/>17 0.0 Valor previsto: <text:s/>1.8405962e-09</text:p>
      <text:p text:style-name="P2021">Valor real na hora: <text:s/>18 0.0 Valor previsto: <text:s/>2.936959e-11</text:p>
      <text:p text:style-name="P2022">Valor real na hora: <text:s/>19 0.0 Valor previsto: <text:s/>9.383803e-06</text:p>
      <text:p text:style-name="P2023">Valor real na hora: <text:s/>20 0.0 Valor previsto: <text:s/>1.3006446e-06</text:p>
      <text:p text:style-name="P2024">Valor real na hora: <text:s/>21 0.0 Valor previsto: <text:s/>0.00012071869</text:p>
      <text:p text:style-name="P2025">Valor real na hora: <text:s/>22 0.0 Valor previsto: <text:s/>0.049814615</text:p>
      <text:p text:style-name="P2026">Valor real na hora: <text:s/>23 0.0 Valor previsto: <text:s/>0.47819972</text:p>
      <text:p text:style-name="P2027">-------------------------------------------------</text:p>
      <text:p text:style-name="P2028">-------------------------------------------------</text:p>
      <text:p text:style-name="P2029">-------------------------------------------------</text:p>
      <text:p text:style-name="P2030">PREVISÃO DO DIA 1</text:p>
      <text:p text:style-name="P2031">Valor real na hora: <text:s/>0 5.0 Valor previsto: <text:s/>4.7244835</text:p>
      <text:p text:style-name="P2032">Valor real na hora: <text:s/>1 4.333333333333333 Valor previsto: <text:s/>3.9790325</text:p>
      <text:p text:style-name="P2033">Valor real na hora: <text:s/>2 5.999999999999999 Valor previsto: <text:s/>5.5387554</text:p>
      <text:p text:style-name="P2034">Valor real na hora: <text:s/>3 6.0 Valor previsto: <text:s/>5.6549377</text:p>
      <text:p text:style-name="P2035">Valor real na hora: <text:s/>4 4.0 Valor previsto: <text:s/>2.8681781</text:p>
      <text:p text:style-name="P2036">Valor real na hora: <text:s/>5 0.0 Valor previsto: <text:s/>0.8037327</text:p>
      <text:p text:style-name="P2037">Valor real na hora: <text:s/>6 3.6666666666666665 Valor previsto: <text:s/>2.4603093</text:p>
      <text:p text:style-name="P2038">Valor real na hora: <text:s/>7 6.0 Valor previsto: <text:s/>6.4058805</text:p>
      <text:p text:style-name="P2039">Valor real na hora: <text:s/>8 3.6666666666666665 Valor previsto: <text:s/>2.8126655</text:p>
      <text:p text:style-name="P2040">Valor real na hora: <text:s/>9 0.0 Valor previsto: <text:s/>1.7419702</text:p>
      <text:p text:style-name="P2041">Valor real na hora: <text:s/>10 3.0 Valor previsto: <text:s/>2.1711087</text:p>
      <text:p text:style-name="P2042">Valor real na hora: <text:s/>11 0.0 Valor previsto: <text:s/>0.3801397</text:p>
      <text:p text:style-name="P2043">Valor real na hora: <text:s/>12 0.0 Valor previsto: <text:s/>0.0026998252</text:p>
      <text:p text:style-name="P2044">Valor real na hora: <text:s/>13 0.0 Valor previsto: <text:s/>0.0029342948</text:p>
      <text:p text:style-name="P2045">Valor real na hora: <text:s/>14 0.0 Valor previsto: <text:s/>8.4425765e-06</text:p>
      <text:p text:style-name="P2046">Valor real na hora: <text:s/>15 0.0 Valor previsto: <text:s/>0.00013947004</text:p>
      <text:p text:style-name="P2047">Valor real na hora: <text:s/>16 0.0 Valor previsto: <text:s/>0.00017744898</text:p>
      <text:p text:style-name="P2048">Valor real na hora: <text:s/>17 0.0 Valor previsto: <text:s/>0.000701105</text:p>
      <text:p text:style-name="P2049">Valor real na hora: <text:s/>18 0.0 Valor previsto: <text:s/>0.12512824</text:p>
      <text:p text:style-name="P2050">Valor real na hora: <text:s/>19 2.333333333333333 Valor previsto: <text:s/>1.3471802</text:p>
      <text:p text:style-name="P2051">Valor real na hora: <text:s/>20 3.0 Valor previsto: <text:s/>3.0052586</text:p>
      <text:p text:style-name="P2052">Valor real na hora: <text:s/>21 2.0 Valor previsto: <text:s/>1.9594643</text:p>
      <text:p text:style-name="P2053">Valor real na hora: <text:s/>22 0.0 Valor previsto: <text:s/>1.0965967</text:p>
      <text:p text:style-name="P2054">Valor real na hora: <text:s/>23 3.6666666666666665 Valor previsto: <text:s/>2.7391932</text:p>
      <text:p text:style-name="P2055">-------------------------------------------------</text:p>
      <text:p text:style-name="P2056">-------------------------------------------------</text:p>
      <text:p text:style-name="P2057">-------------------------------------------------</text:p>
      <text:p text:style-name="P2058">PREVISÃO DO DIA 2</text:p>
      <text:p text:style-name="P2059">Valor real na hora: <text:s/>0 0.0 Valor previsto: <text:s/>0.19935831</text:p>
      <text:p text:style-name="P2060">Valor real na hora: <text:s/>1 2.0 Valor previsto: <text:s/>1.6991856</text:p>
      <text:p text:style-name="P2061">Valor real na hora: <text:s/>2 3.333333333333333 Valor previsto: <text:s/>3.046061</text:p>
      <text:p text:style-name="P2062">Valor real na hora: <text:s/>3 0.5 Valor previsto: <text:s/>0.38275802</text:p>
      <text:p text:style-name="P2063">Valor real na hora: <text:s/>4 0.0 Valor previsto: <text:s/>0.013658108</text:p>
      <text:p text:style-name="P2064">Valor real na hora: <text:s/>5 0.6666666666666666 Valor previsto: <text:s/>0.0016021741</text:p>
      <text:p text:style-name="P2065">Valor real na hora: <text:s/>6 0.0 Valor previsto: <text:s/>0.0012667805</text:p>
      <text:p text:style-name="P2066">Valor real na hora: <text:s/>7 0.0 Valor previsto: <text:s/>0.0043263515</text:p>
      <text:p text:style-name="P2067">Valor real na hora: <text:s/>8 0.0 Valor previsto: <text:s/>0.00028387562</text:p>
      <text:p text:style-name="P2068">Valor real na hora: <text:s/>9 0.0 Valor previsto: <text:s/>0.00020938242</text:p>
      <text:p text:style-name="P2069">Valor real na hora: <text:s/>10 0.0 Valor previsto: <text:s/>5.47189e-05</text:p>
      <text:p text:style-name="P2070">Valor real na hora: <text:s/>11 0.0 Valor previsto: <text:s/>4.4170165e-06</text:p>
      <text:p text:style-name="P2071">Valor real na hora: <text:s/>12 0.0 Valor previsto: <text:s/>9.77647e-10</text:p>
      <text:soft-page-break/>
      <text:p text:style-name="P2072">Valor real na hora: <text:s/>13 0.0 Valor previsto: <text:s/>0.00013418913</text:p>
      <text:p text:style-name="P2073">Valor real na hora: <text:s/>14 0.0 Valor previsto: <text:s/>0.00072379335</text:p>
      <text:p text:style-name="P2074">Valor real na hora: <text:s/>15 0.6666666666666666 Valor previsto: <text:s/>0.10354222</text:p>
      <text:p text:style-name="P2075">Valor real na hora: <text:s/>16 1.6666666666666663 Valor previsto: <text:s/>1.2311897</text:p>
      <text:p text:style-name="P2076">Valor real na hora: <text:s/>17 2.333333333333333 Valor previsto: <text:s/>2.387979</text:p>
      <text:p text:style-name="P2077">Valor real na hora: <text:s/>18 2.6666666666666665 Valor previsto: <text:s/>2.6285226</text:p>
      <text:p text:style-name="P2078">Valor real na hora: <text:s/>19 3.333333333333333 Valor previsto: <text:s/>3.342675</text:p>
      <text:p text:style-name="P2079">Valor real na hora: <text:s/>20 4.666666666666666 Valor previsto: <text:s/>4.2593627</text:p>
      <text:p text:style-name="P2080">Valor real na hora: <text:s/>21 3.333333333333333 Valor previsto: <text:s/>3.1574652</text:p>
      <text:p text:style-name="P2081">Valor real na hora: <text:s/>22 1.0 Valor previsto: <text:s/>1.2647363</text:p>
      <text:p text:style-name="P2082">Valor real na hora: <text:s/>23 2.0 Valor previsto: <text:s/>1.931926</text:p>
      <text:p text:style-name="P2083">-------------------------------------------------</text:p>
      <text:p text:style-name="P2084">-------------------------------------------------</text:p>
      <text:p text:style-name="P2085">-------------------------------------------------</text:p>
      <text:p text:style-name="P2086">PREVISÃO DO DIA 3</text:p>
      <text:p text:style-name="P2087">Valor real na hora: <text:s/>0 9.0 Valor previsto: <text:s/>8.099763</text:p>
      <text:p text:style-name="P2088">Valor real na hora: <text:s/>1 7.999999999999999 Valor previsto: <text:s/>8.088789</text:p>
      <text:p text:style-name="P2089">Valor real na hora: <text:s/>2 6.999999999999999 Valor previsto: <text:s/>7.1034336</text:p>
      <text:p text:style-name="P2090">Valor real na hora: <text:s/>3 6.333333333333332 Valor previsto: <text:s/>6.1618266</text:p>
      <text:p text:style-name="P2091">Valor real na hora: <text:s/>4 3.0 Valor previsto: <text:s/>2.853682</text:p>
      <text:p text:style-name="P2092">Valor real na hora: <text:s/>5 0.0 Valor previsto: <text:s/>0.09355246</text:p>
      <text:p text:style-name="P2093">Valor real na hora: <text:s/>6 0.0 Valor previsto: <text:s/>0.0030681675</text:p>
      <text:p text:style-name="P2094">Valor real na hora: <text:s/>7 0.0 Valor previsto: <text:s/>1.4766625e-06</text:p>
      <text:p text:style-name="P2095">Valor real na hora: <text:s/>8 0.0 Valor previsto: <text:s/>5.7177083e-08</text:p>
      <text:p text:style-name="P2096">Valor real na hora: <text:s/>9 0.0 Valor previsto: <text:s/>2.8271186e-06</text:p>
      <text:p text:style-name="P2097">Valor real na hora: <text:s/>10 0.0 Valor previsto: <text:s/>3.629564e-05</text:p>
      <text:p text:style-name="P2098">Valor real na hora: <text:s/>11 0.0 Valor previsto: <text:s/>0.00014136283</text:p>
      <text:p text:style-name="P2099">Valor real na hora: <text:s/>12 0.0 Valor previsto: <text:s/>6.102999e-08</text:p>
      <text:p text:style-name="P2100">Valor real na hora: <text:s/>13 0.0 Valor previsto: <text:s/>0.0016322706</text:p>
      <text:p text:style-name="P2101">Valor real na hora: <text:s/>14 0.0 Valor previsto: <text:s/>0.08435512</text:p>
      <text:p text:style-name="P2102">Valor real na hora: <text:s/>15 2.6666666666666665 Valor previsto: <text:s/>2.6487265</text:p>
      <text:p text:style-name="P2103">Valor real na hora: <text:s/>16 3.333333333333333 Valor previsto: <text:s/>2.9886713</text:p>
      <text:p text:style-name="P2104">Valor real na hora: <text:s/>17 2.25 Valor previsto: <text:s/>2.6783726</text:p>
      <text:p text:style-name="P2105">Valor real na hora: <text:s/>18 5.333333333333333 Valor previsto: <text:s/>4.6988816</text:p>
      <text:p text:style-name="P2106">Valor real na hora: <text:s/>19 6.333333333333332 Valor previsto: <text:s/>6.2152395</text:p>
      <text:p text:style-name="P2107">Valor real na hora: <text:s/>20 6.0 Valor previsto: <text:s/>5.499433</text:p>
      <text:p text:style-name="P2108">Valor real na hora: <text:s/>21 3.333333333333333 Valor previsto: <text:s/>3.6826522</text:p>
      <text:p text:style-name="P2109">Valor real na hora: <text:s/>22 4.666666666666666 Valor previsto: <text:s/>4.412071</text:p>
      <text:p text:style-name="P2110">Valor real na hora: <text:s/>23 6.333333333333332 Valor previsto: <text:s/>6.682929</text:p>
      <text:p text:style-name="P2111">-------------------------------------------------</text:p>
      <text:p text:style-name="P2112">-------------------------------------------------</text:p>
      <text:p text:style-name="P2113">-------------------------------------------------</text:p>
      <text:p text:style-name="P2114">PREVISÃO DO DIA 4</text:p>
      <text:p text:style-name="P2115">Valor real na hora: <text:s/>0 0.0 Valor previsto: <text:s/>0.0036771658</text:p>
      <text:p text:style-name="P2116">Valor real na hora: <text:s/>1 0.0 Valor previsto: <text:s/>0.0006236067</text:p>
      <text:p text:style-name="P2117">Valor real na hora: <text:s/>2 0.0 Valor previsto: <text:s/>4.812011e-05</text:p>
      <text:p text:style-name="P2118">Valor real na hora: <text:s/>3 0.0 Valor previsto: <text:s/>4.76443e-08</text:p>
      <text:p text:style-name="P2119">Valor real na hora: <text:s/>4 0.0 Valor previsto: <text:s/>3.2544753e-07</text:p>
      <text:soft-page-break/>
      <text:p text:style-name="P2120">Valor real na hora: <text:s/>5 0.0 Valor previsto: <text:s/>5.063235e-07</text:p>
      <text:p text:style-name="P2121">Valor real na hora: <text:s/>6 0.0 Valor previsto: <text:s/>0.00023243549</text:p>
      <text:p text:style-name="P2122">Valor real na hora: <text:s/>7 0.0 Valor previsto: <text:s/>0.04082665</text:p>
      <text:p text:style-name="P2123">Valor real na hora: <text:s/>8 0.6666666666666666 Valor previsto: <text:s/>0.5241154</text:p>
      <text:p text:style-name="P2124">Valor real na hora: <text:s/>9 2.333333333333333 Valor previsto: <text:s/>2.108506</text:p>
      <text:p text:style-name="P2125">Valor real na hora: <text:s/>10 2.0 Valor previsto: <text:s/>2.6397252</text:p>
      <text:p text:style-name="P2126">Valor real na hora: <text:s/>11 3.333333333333333 Valor previsto: <text:s/>2.554759</text:p>
      <text:p text:style-name="P2127">Valor real na hora: <text:s/>12 4.0 Valor previsto: <text:s/>4.525622</text:p>
      <text:p text:style-name="P2128">Valor real na hora: <text:s/>13 7.666666666666666 Valor previsto: <text:s/>6.4621186</text:p>
      <text:p text:style-name="P2129">Valor real na hora: <text:s/>14 5.333333333333333 Valor previsto: <text:s/>6.1582675</text:p>
      <text:p text:style-name="P2130">Valor real na hora: <text:s/>15 3.6666666666666665 Valor previsto: <text:s/>2.741864</text:p>
      <text:p text:style-name="P2131">Valor real na hora: <text:s/>16 2.0 Valor previsto: <text:s/>2.8612432</text:p>
      <text:p text:style-name="P2132">Valor real na hora: <text:s/>17 6.999999999999999 Valor previsto: <text:s/>6.412185</text:p>
      <text:p text:style-name="P2133">Valor real na hora: <text:s/>18 7.333333333333332 Valor previsto: <text:s/>7.5843744</text:p>
      <text:p text:style-name="P2134">Valor real na hora: <text:s/>19 6.333333333333332 Valor previsto: <text:s/>6.1651716</text:p>
      <text:p text:style-name="P2135">Valor real na hora: <text:s/>20 7.0 Valor previsto: <text:s/>6.7794833</text:p>
      <text:p text:style-name="P2136">Valor real na hora: <text:s/>21 4.333333333333333 Valor previsto: <text:s/>5.2205524</text:p>
      <text:p text:style-name="P2137">Valor real na hora: <text:s/>22 1.3333333333333333 Valor previsto: <text:s/>1.6903952</text:p>
      <text:p text:style-name="P2138">Valor real na hora: <text:s/>23 3.333333333333333 Valor previsto: <text:s/>0.3879062</text:p>
      <text:p text:style-name="P2139">-------------------------------------------------</text:p>
      <text:p text:style-name="P2140">-------------------------------------------------</text:p>
      <text:p text:style-name="Normal"><text:span text:style-name="T2141">-------------------------------------------------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ui Teixeira</meta:initial-creator>
    <dc:creator>Rui Teixeira</dc:creator>
    <meta:creation-date>2020-05-11T12:31:00Z</meta:creation-date>
    <dc:date>2020-05-11T12:32:00Z</dc:date>
    <meta:template xlink:href="Normal.dotm" xlink:type="simple"/>
    <meta:editing-cycles>1</meta:editing-cycles>
    <meta:editing-duration>PT60S</meta:editing-duration>
    <meta:document-statistic meta:page-count="56" meta:paragraph-count="215" meta:word-count="16888" meta:character-count="107873" meta:row-count="760" meta:non-whitespace-character-count="91200"/>
  </office:meta>
</office:document-meta>
</file>